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27cm"/>
    </style:style>
    <style:style style:name="co2" style:family="table-column">
      <style:table-column-properties fo:break-before="auto" style:column-width="11.3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40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Dostępne</text:p>
          </table:table-cell>
          <table:table-cell office:value-type="string" calcext:value-type="string">
            <text:p>Detaliczna brutto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 office:value-type="string" calcext:value-type="string">
            <text:p>1Y4D0AAR#ABB</text:p>
          </table:table-cell>
          <table:table-cell office:value-type="string" calcext:value-type="string">
            <text:p>HP 235 WL MOUSE AND KB COMBO 1Y4D0AAR#ABB RENEW</text:p>
          </table:table-cell>
          <table:table-cell office:value-type="float" office:value="594" calcext:value-type="float">
            <text:p>594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H4B81AAR</text:p>
          </table:table-cell>
          <table:table-cell office:value-type="string" calcext:value-type="string">
            <text:p>MYSZ HP LASEROWA 3-PRZYCISKOWA USB H4B81AAR RENEW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6H9H7E8R#A2Q</text:p>
          </table:table-cell>
          <table:table-cell office:value-type="string" calcext:value-type="string">
            <text:p>HP PROBOOK 455 G8 6H9H7E8R#A2Q RENEW</text:p>
          </table:table-cell>
          <table:table-cell office:value-type="float" office:value="62" calcext:value-type="float">
            <text:p>6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RYZEN 7-5800U (1.9GHz), 15.6 FHD AG LED, 16GB, SSD 1TB PCIe NVMe, WIFI, Bluetooth, Webcam, Fingerprint, Backlit Kbd, ACA 45W, BATT 3C 45 WHr, Warranty 1/1/0 EURO - Freedos</text:p>
          </table:table-cell>
        </table:table-row>
        <table:table-row table:style-name="ro1">
          <table:table-cell office:value-type="string" calcext:value-type="string">
            <text:p>4N8T3EAR#ABU</text:p>
          </table:table-cell>
          <table:table-cell office:value-type="string" calcext:value-type="string">
            <text:p>HP CHROMEBOOK X360 14A-CA0009NA 4N8T3EAR#ABU RENEW</text:p>
          </table:table-cell>
          <table:table-cell office:value-type="float" office:value="52" calcext:value-type="float">
            <text:p>52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Notebook, Intel CEL N4020 (1.1GHz), 4GB, 64GB, 14.0" FHD LED, TS, WIFI, Bluetooth, Webcam, Std Kbd, ACA 45W - CHROME </text:p>
          </table:table-cell>
        </table:table-row>
        <table:table-row table:style-name="ro1">
          <table:table-cell office:value-type="string" calcext:value-type="string">
            <text:p>1HE07AAR#ABB</text:p>
          </table:table-cell>
          <table:table-cell office:value-type="string" calcext:value-type="string">
            <text:p>HP 45W USB-C G2 POWER ADAPTER 1HE07AAR#ABB RENEW 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3S8S2EAR#ABZ</text:p>
          </table:table-cell>
          <table:table-cell office:value-type="string" calcext:value-type="string">
            <text:p>HP PROBOOK 470 G8 3S8S2EAR#ABZ RENEW</text:p>
          </table:table-cell>
          <table:table-cell office:value-type="float" office:value="45" calcext:value-type="float">
            <text:p>45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Notebook, Intel i5-1135G7 (2.4GHz), 17.3 FHD AGLED, 8GB, 256GB PCIe NVMe, WIFI, Bluetooth, Backlit Kbd, ACA 45W, BATT 3C 41 WHr, Warranty 1/1/0 EURO - Win10 Pro64</text:p>
          </table:table-cell>
        </table:table-row>
        <table:table-row table:style-name="ro1">
          <table:table-cell office:value-type="string" calcext:value-type="string">
            <text:p>6G8V4E8R#ABD</text:p>
          </table:table-cell>
          <table:table-cell office:value-type="string" calcext:value-type="string">
            <text:p>HP PROBOOK 455 G8 6G8V4E8R#ABD RENEW</text:p>
          </table:table-cell>
          <table:table-cell office:value-type="float" office:value="39" calcext:value-type="float">
            <text:p>39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Notebook, RYZEN 3-5400U (2.6GHz), 15.6 FHD AG LED, 8GB, 256GB PCIe NVMe, WIFI, Bluetooth, Webcam, Std Kbd, ACA 45W, BATT 3C 45 WHr, Warranty 1/1/0 EURO - Win10 Pro64</text:p>
          </table:table-cell>
        </table:table-row>
        <table:table-row table:style-name="ro1">
          <table:table-cell office:value-type="string" calcext:value-type="string">
            <text:p>7B860E8R#ACB</text:p>
          </table:table-cell>
          <table:table-cell office:value-type="string" calcext:value-type="string">
            <text:p>HP ELITEBOOK 845 G8 7B860E8R#ACB RENEW</text:p>
          </table:table-cell>
          <table:table-cell office:value-type="float" office:value="38" calcext:value-type="float">
            <text:p>38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RYZEN 5 PRO 5650U (2.3GHz), 14.0" FHD AG LED, 16GB, SSD 256GB PCIe NVMe, WIFI, Bluetooth, Webcam, Fingerprint, Backlit Kbd, ACA 65W, BATT 3C 53 WHr, Warranty 3/3/0 EURO - Win10 Pro64</text:p>
          </table:table-cell>
        </table:table-row>
        <table:table-row table:style-name="ro1">
          <table:table-cell office:value-type="string" calcext:value-type="string">
            <text:p>6Y7Q1E8R#A2Q</text:p>
          </table:table-cell>
          <table:table-cell office:value-type="string" calcext:value-type="string">
            <text:p>HP ZBOOK FIREFLY 15 G8 6Y7Q1E8R#A2Q RENEW</text:p>
          </table:table-cell>
          <table:table-cell office:value-type="float" office:value="34" calcext:value-type="float">
            <text:p>34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Notebook, i7-1165G7 (2.8GHz), 15.6 FHD AG LED, 16GB, 256GB PCIe NVMe, WIFI, Bluetooth, Webcam, Fingerprint, Backlit Kbd, ACA 65W, BATT 3C 56 WHr, Warranty 3/3/0EURO - Freedos</text:p>
          </table:table-cell>
        </table:table-row>
        <table:table-row table:style-name="ro1">
          <table:table-cell office:value-type="string" calcext:value-type="string">
            <text:p>4K7E1EAR#B1R</text:p>
          </table:table-cell>
          <table:table-cell office:value-type="string" calcext:value-type="string">
            <text:p>HP 445 G8 4K7E1EAR#B1R RENEW</text:p>
          </table:table-cell>
          <table:table-cell office:value-type="float" office:value="29" calcext:value-type="float">
            <text:p>29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Notebook, RYZEN 3-5400U (2.6GHz), 14.0" FHD AG LED, 8GB, 256GB PCIe NVMe, WIFI, Bluetooth, Webcam, Fingerprint, Std Kbd, ACA 45W, BATT 3C 45 WHr, Warranty 1/1/0 EURO - Win10 Pro64</text:p>
          </table:table-cell>
        </table:table-row>
        <table:table-row table:style-name="ro1">
          <table:table-cell office:value-type="string" calcext:value-type="string">
            <text:p>F2B56AAR</text:p>
          </table:table-cell>
          <table:table-cell office:value-type="string" calcext:value-type="string">
            <text:p>HP USB EXTERNAL DVDRW DRIVE F2B56AAR RENEW</text:p>
          </table:table-cell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USB External DVDRW Drive - NO SOFT</text:p>
          </table:table-cell>
        </table:table-row>
        <table:table-row table:style-name="ro1">
          <table:table-cell office:value-type="string" calcext:value-type="string">
            <text:p>40Z29AAR#ABB</text:p>
          </table:table-cell>
          <table:table-cell office:value-type="string" calcext:value-type="string">
            <text:p>HP E27M G4 USB-C QHD MONITOR 40Z29AAR#ABB RENEW</text:p>
          </table:table-cell>
          <table:table-cell office:value-type="float" office:value="24" calcext:value-type="float">
            <text:p>24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Display, USB-C, QHD, AC power cord, 27 Inch QHD(2560x1440) - NO SOFT</text:p>
          </table:table-cell>
        </table:table-row>
        <table:table-row table:style-name="ro1">
          <table:table-cell office:value-type="string" calcext:value-type="string">
            <text:p>5B1Z0EAR#A2Q</text:p>
          </table:table-cell>
          <table:table-cell office:value-type="string" calcext:value-type="string">
            <text:p>HP VICTUS LAPTOP 16-D0039UA 5B1Z0EAR#A2Q RENEW</text:p>
          </table:table-cell>
          <table:table-cell office:value-type="float" office:value="22" calcext:value-type="float">
            <text:p>22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Notebook, i5-11400H (2.7GHz), Nvidia GeForce RTX 3060 6GB, 16.1 FHD LED, 16GB (2x8GB), SSD 512GB PCIe NVME, NO ODD, WIFI, Bluetooth, Backlit Kbd, ACA 200W, BATT 4C 70 WHr - FreeDOS</text:p>
          </table:table-cell>
        </table:table-row>
        <table:table-row table:style-name="ro1">
          <table:table-cell office:value-type="string" calcext:value-type="string">
            <text:p>4K1E0UCR#AKD</text:p>
          </table:table-cell>
          <table:table-cell office:value-type="string" calcext:value-type="string">
            <text:p>HP ZBOOK FIREFLY 14 G8 4K1E0UCR#AKD RENEW</text:p>
          </table:table-cell>
          <table:table-cell office:value-type="float" office:value="22" calcext:value-type="float">
            <text:p>22</text:p>
          </table:table-cell>
          <table:table-cell office:value-type="float" office:value="6799" calcext:value-type="float">
            <text:p>6799</text:p>
          </table:table-cell>
          <table:table-cell office:value-type="string" calcext:value-type="string">
            <text:p>Notebook, Intel i7-1185G7 (3.0GHz),32GB,14.0" FHD AG LED,TS,512GB PCIe NVMe,WIFI,Bluetooth,Webcam,Fingerprint,Backlit Kbd,ACA 65W,BATT 3C 53 WHr,Warranty 3/3/0 EURO- Win11 Pro64</text:p>
          </table:table-cell>
        </table:table-row>
        <table:table-row table:style-name="ro1">
          <table:table-cell office:value-type="string" calcext:value-type="string">
            <text:p>6L2W3EAR#ABU</text:p>
          </table:table-cell>
          <table:table-cell office:value-type="string" calcext:value-type="string">
            <text:p>HP PAVILION 24-CA1000NA AIO 6L2W3EAR#ABU RENEW</text:p>
          </table:table-cell>
          <table:table-cell office:value-type="float" office:value="21" calcext:value-type="float">
            <text:p>21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AiO, i5-12400T (1.80GHz), 8GB (2x4GB), SSD 512GB PCIE, Wireless, WIFI, Bluetooth, Webcam, 23.8 FHD UWVA LED, ACA 150W - WIN11 64</text:p>
          </table:table-cell>
        </table:table-row>
        <table:table-row table:style-name="ro1">
          <table:table-cell office:value-type="string" calcext:value-type="string">
            <text:p>633U9EAR#ABV</text:p>
          </table:table-cell>
          <table:table-cell office:value-type="string" calcext:value-type="string">
            <text:p>HP SPECTRE X360 16-F0003NE 633U9EAR#ABV RENEW</text:p>
          </table:table-cell>
          <table:table-cell office:value-type="float" office:value="21" calcext:value-type="float">
            <text:p>21</text:p>
          </table:table-cell>
          <table:table-cell office:value-type="float" office:value="7599" calcext:value-type="float">
            <text:p>7599</text:p>
          </table:table-cell>
          <table:table-cell office:value-type="string" calcext:value-type="string">
            <text:p>Notebook, i7-11390H (3.0GHz), NVIDIA GeForce RTX 3050 MQ 4GB, 16GB, 16.0" WQUXGA BV+ OLED, SSD 1TB PCIe NVMe, NO ODD, WIFI, Bluetooth, Webcam, Backlit Kbd, ACA 135W, BATT 6C 83Whr - WIN11 64</text:p>
          </table:table-cell>
        </table:table-row>
        <table:table-row table:style-name="ro1">
          <table:table-cell office:value-type="string" calcext:value-type="string">
            <text:p>6L2X7EAR#ABU</text:p>
          </table:table-cell>
          <table:table-cell office:value-type="string" calcext:value-type="string">
            <text:p>HP 27-CB1001NA AIO 6L2X7EAR#ABU RENEW</text:p>
          </table:table-cell>
          <table:table-cell office:value-type="float" office:value="18" calcext:value-type="float">
            <text:p>18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AiO, RYZEN 7 5825U (2.0GHz), 8GB (2x4GB), SSD 512GB PCIe NVMe, Wired, WIFI, Bluetooth, Webcam, 27" FHD UWVA LED, ACA 90W - WIN11 64</text:p>
          </table:table-cell>
        </table:table-row>
        <table:table-row table:style-name="ro1">
          <table:table-cell office:value-type="string" calcext:value-type="string">
            <text:p>6M666EAR#ABD</text:p>
          </table:table-cell>
          <table:table-cell office:value-type="string" calcext:value-type="string">
            <text:p>HP LAPTOP 17-CP1775NG 6M666EAR#ABD RENEW</text:p>
          </table:table-cell>
          <table:table-cell office:value-type="float" office:value="18" calcext:value-type="float">
            <text:p>18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Notebook, RYZEN 7 5825U (2.0GHz), 17.3" FHD LED, 16GB (2x8GB), SSD 1T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7D285E8R#ACB</text:p>
          </table:table-cell>
          <table:table-cell office:value-type="string" calcext:value-type="string">
            <text:p>HP ELITEBOOK 855 G8 7D285E8R#ACB RENEW</text:p>
          </table:table-cell>
          <table:table-cell office:value-type="float" office:value="18" calcext:value-type="float">
            <text:p>18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Notebook, RYZEN 7 PRO 5850U (1.9GHz), 15.6 FHD AG LED, 32GB (2x16GB), SSD 512GB PCIe NVMe, WIFI, Bluetooth, Webcam, Fingerprint, Backlit Kbd, ACA 65W, BATT 3C 56 WHr, Warranty 3/3/0 EURO - Win11 Pro64</text:p>
          </table:table-cell>
        </table:table-row>
        <table:table-row table:style-name="ro1">
          <table:table-cell office:value-type="string" calcext:value-type="string">
            <text:p>526T9ECR#ABB</text:p>
          </table:table-cell>
          <table:table-cell office:value-type="string" calcext:value-type="string">
            <text:p>LAPTOP HP ELITEBOOK 850 G8 526T9ECR#ABB RENEW</text:p>
          </table:table-cell>
          <table:table-cell office:value-type="float" office:value="16" calcext:value-type="float">
            <text:p>16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Notebook, i7-1185G7 (3.0GHz), 15.6" FHD AG TS LED, 16GB (2x8GB), 512GB PCIe NVMe, WIFI, Bluetooth, Webcam, Fingerprint, Backlit Kbd, ACA 65W, BATT 3C 56 WHr, Warranty 3/3/0 EURO - Win11 Pro64</text:p>
          </table:table-cell>
        </table:table-row>
        <table:table-row table:style-name="ro1">
          <table:table-cell office:value-type="string" calcext:value-type="string">
            <text:p>593M2EAR#ABV</text:p>
          </table:table-cell>
          <table:table-cell office:value-type="string" calcext:value-type="string">
            <text:p>HP ENVY X360 13-AY1000NE 593M2EAR#ABV RENEW</text:p>
          </table:table-cell>
          <table:table-cell office:value-type="float" office:value="15" calcext:value-type="float">
            <text:p>15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Notebook, RYZEN 7 5800U (1.9GHz), 16GB, 13.3" FHD BV LED, TS, SSD 1T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3V2V1EAR#ABU</text:p>
          </table:table-cell>
          <table:table-cell office:value-type="string" calcext:value-type="string">
            <text:p>HP PAVILION X360 14-DY0008NA 3V2V1EAR#ABU RENEW</text:p>
          </table:table-cell>
          <table:table-cell office:value-type="float" office:value="14" calcext:value-type="float">
            <text:p>14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Notebook, i3-1125G4 (2.0GHz), 14.0" FHD LED, TS, 8GB, SSD 128GB PCIe NVME, NO ODD, WIFI, Bluetooth, Webcam, Touchscreen, Std Kbd, ACA 45W, BATT 3C 43 WHr - Win11 S</text:p>
          </table:table-cell>
        </table:table-row>
        <table:table-row table:style-name="ro1">
          <table:table-cell office:value-type="string" calcext:value-type="string">
            <text:p>6W2G9EAR#A2N</text:p>
          </table:table-cell>
          <table:table-cell office:value-type="string" calcext:value-type="string">
            <text:p>HP LAPTOP 15S-FQ5000NX 6W2G9EAR#A2N RENEW</text:p>
          </table:table-cell>
          <table:table-cell office:value-type="float" office:value="14" calcext:value-type="float">
            <text:p>14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i7-1255U (1.7GHz), 15.6 FHD LED, 16GB (2x8GB), SSD 512GB PCIe NVME, NO ODD, WIFI, Bluetooth, Webcam, Std Kbd, ACA 45W, BATT 3C 41 WHr - WIN11 64</text:p>
          </table:table-cell>
        </table:table-row>
        <table:table-row table:style-name="ro1">
          <table:table-cell office:value-type="string" calcext:value-type="string">
            <text:p>6J9H0EAR#ABD</text:p>
          </table:table-cell>
          <table:table-cell office:value-type="string" calcext:value-type="string">
            <text:p>HP ENVY X360 LAPTOP 15-EY0777NG 6J9H0EAR#ABD RENEW</text:p>
          </table:table-cell>
          <table:table-cell office:value-type="float" office:value="14" calcext:value-type="float">
            <text:p>14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Notebook, RYZEN 7 5825U (2.0GHz), 15.6" FHD BV OLED, 16GB (2x8GB), SSD 1T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72F24EAR#ABV</text:p>
          </table:table-cell>
          <table:table-cell office:value-type="string" calcext:value-type="string">
            <text:p>HP PAVILION PLUS 14-EH0006NE 72F24EAR#ABV RENEW</text:p>
          </table:table-cell>
          <table:table-cell office:value-type="float" office:value="14" calcext:value-type="float">
            <text:p>14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Notebook, i7-1255U (1.7GHz), Nvidia GeForce RTX 2050 4GB,16GB, 14.0" 2.8K FHD BV OLED, SSD 512GB PCIe NVMe, WIFI, Bluetooth, Webcam, Fingerprint, Backlit Kbd, ACA 90W, BATT 3C 51 WHr - WIN11 64</text:p>
          </table:table-cell>
        </table:table-row>
        <table:table-row table:style-name="ro1">
          <table:table-cell office:value-type="string" calcext:value-type="string">
            <text:p>6H5N0EAR#ABV</text:p>
          </table:table-cell>
          <table:table-cell office:value-type="string" calcext:value-type="string">
            <text:p>HP SPECTRE X360 14-EF0000NE 6H5N0EAR#ABV RENEW</text:p>
          </table:table-cell>
          <table:table-cell office:value-type="float" office:value="14" calcext:value-type="float">
            <text:p>14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Notebook, i7-1255U (1.7GHz), 16GB, 13.5" 3k2k UWVA BV LED, TS, SSD 1TB PCIe NVMe, NO ODD, WIFI, Bluetooth, Webcam, Backlit Kbd, Zenvo Pen Nightfall Black, ACA 65W, BATT 4C 66 WHr - WIN11 64</text:p>
          </table:table-cell>
        </table:table-row>
        <table:table-row table:style-name="ro1">
          <table:table-cell office:value-type="string" calcext:value-type="string">
            <text:p>6J9H4EAR#ABD</text:p>
          </table:table-cell>
          <table:table-cell office:value-type="string" calcext:value-type="string">
            <text:p>HP OMEN LAPTOP 16-K0778NG 6J9H4EAR#ABD RENEW</text:p>
          </table:table-cell>
          <table:table-cell office:value-type="float" office:value="14" calcext:value-type="float">
            <text:p>14</text:p>
          </table:table-cell>
          <table:table-cell office:value-type="float" office:value="8599" calcext:value-type="float">
            <text:p>8599</text:p>
          </table:table-cell>
          <table:table-cell office:value-type="string" calcext:value-type="string">
            <text:p>Notebook, i7-12700H (2.3GHz), NVIDIA GeForce 3070 Ti 8GB, 16.1 QHD LED, 32GB (2x16GB), SSD 1TB PCIe NVMe, NO ODD, WIFI, Bluetooth, Webcam, Backlit Kbd, ACA 280W, BATT 6C 83Whr - WIN11 64</text:p>
          </table:table-cell>
        </table:table-row>
        <table:table-row table:style-name="ro1">
          <table:table-cell office:value-type="string" calcext:value-type="string">
            <text:p>2X7Y1EAR#AKD</text:p>
          </table:table-cell>
          <table:table-cell office:value-type="string" calcext:value-type="string">
            <text:p>HP 250 G8 2X7Y1EAR#AKD RENEW</text:p>
          </table:table-cell>
          <table:table-cell office:value-type="float" office:value="13" calcext:value-type="float">
            <text:p>13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Notebook, Intel i5-1135G7 (2.4GHz), 15.6 FHD AG LED, 8GB, SSD 256GB PCIe NVMe, WIFI, Bluetooth, Std Kbd, ACA 45W, BATT 3C 41 WHr, Warranty 1/1/0 EURO - Win10 Pro64</text:p>
          </table:table-cell>
        </table:table-row>
        <table:table-row table:style-name="ro1">
          <table:table-cell office:value-type="string" calcext:value-type="string">
            <text:p>6M2G5EAR#AKE</text:p>
          </table:table-cell>
          <table:table-cell office:value-type="string" calcext:value-type="string">
            <text:p>HP PAVILION LAPTOP 15-EG2006NQ 6M2G5EAR#AKE RENEW</text:p>
          </table:table-cell>
          <table:table-cell office:value-type="float" office:value="13" calcext:value-type="float">
            <text:p>13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i7-1255U (1.7GHz), Nvidia GeForce MX550 2GB, 15.6 FHD LED, 16GB (2x8GB), SSD 1TB PCIe NVMe, NO ODD, WIFI, Bluetooth, Webcam, Backlit Kbd, ACA 65W, BATT 3C 41 WHr - FreeDOS</text:p>
          </table:table-cell>
        </table:table-row>
        <table:table-row table:style-name="ro1">
          <table:table-cell office:value-type="string" calcext:value-type="string">
            <text:p>40M10EAR#ABV</text:p>
          </table:table-cell>
          <table:table-cell office:value-type="string" calcext:value-type="string">
            <text:p>HP PAVILION X360 14-DY0011NE 40M10EAR#ABV RENEW</text:p>
          </table:table-cell>
          <table:table-cell office:value-type="float" office:value="12" calcext:value-type="float">
            <text:p>12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ntel i5-1135G7(2.4GHz), 14.0" FHD LED, TS, 8GB (2x4GB), SSD 512GB PCIe NVMe, NO ODD, WIFI, Bluetooth, Webcam, Fingerprint, Std Kbd, ACA 65W, BATT 3C 43 WHr - WIN10 64 </text:p>
          </table:table-cell>
        </table:table-row>
        <table:table-row table:style-name="ro1">
          <table:table-cell office:value-type="string" calcext:value-type="string">
            <text:p>53N19EAR#AB7</text:p>
          </table:table-cell>
          <table:table-cell office:value-type="string" calcext:value-type="string">
            <text:p>HP ENVY X360 15-EU0006NV 53N19EAR#AB7 RENEW</text:p>
          </table:table-cell>
          <table:table-cell office:value-type="float" office:value="12" calcext:value-type="float">
            <text:p>12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RYZEN 7 5700U (1.80GHz), 15.6" FHD LED, TS, 16GB (2x8GB), SSD 512GB PCIe NVMe, NO ODD, WIFI, Bluetooth, Webcam, Backlit Kbd, ACA 65W, BATT3C 51 WHr - Win11 Pro64</text:p>
          </table:table-cell>
        </table:table-row>
        <table:table-row table:style-name="ro1">
          <table:table-cell office:value-type="string" calcext:value-type="string">
            <text:p>6Z7N2EAR#ABD</text:p>
          </table:table-cell>
          <table:table-cell office:value-type="string" calcext:value-type="string">
            <text:p>HP LAPTOP 15-DW4777NG 6Z7N2EAR#ABD RENEW</text:p>
          </table:table-cell>
          <table:table-cell office:value-type="float" office:value="12" calcext:value-type="float">
            <text:p>12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i7-1255U (1.7GHz), Nvidia GeForce MX550 2GB, 15.6" FHD LED, 16GB (2x8GB), SSD 1TB PCIe NVME, NO ODD, WIFI, Bluetooth, Webcam, Fingerprint, Std Kbd, ACA 65W, BATT 3C 41 WHr - WIN11 64</text:p>
          </table:table-cell>
        </table:table-row>
        <table:table-row table:style-name="ro1">
          <table:table-cell office:value-type="string" calcext:value-type="string">
            <text:p>5D2E5EAR#ACB</text:p>
          </table:table-cell>
          <table:table-cell office:value-type="string" calcext:value-type="string">
            <text:p>HP PAV GAMING PC TG01-2088UR 5D2E5EAR#ACB RENEW</text:p>
          </table:table-cell>
          <table:table-cell office:value-type="float" office:value="12" calcext:value-type="float">
            <text:p>12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PC, Intel i7- 11700F (2.50GHz), 16GB (2x8GB), SSD 512GB PCIe NVMe, GFX SPL NVIDIA GeF RTX 3060Ti 8GB, NO KEYBOARD, WIFI, Bluetooth - WIN11 64</text:p>
          </table:table-cell>
        </table:table-row>
        <table:table-row table:style-name="ro1">
          <table:table-cell office:value-type="string" calcext:value-type="string">
            <text:p>6M2X2EAR#AKE</text:p>
          </table:table-cell>
          <table:table-cell office:value-type="string" calcext:value-type="string">
            <text:p>HP VICTUS GAMING 15-FA0004NQ 6M2X2EAR#AKE RENEW</text:p>
          </table:table-cell>
          <table:table-cell office:value-type="float" office:value="12" calcext:value-type="float">
            <text:p>12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Notebook, i7-12700H (2.3GHz), Nvidia GeForce RTX 3050 Ti 4GB, 15.6" FHD LED, 16GB (2x8GB), SSD 512GB PCIe NVME, NO ODD, WIFI, Bluetooth, Webcam,Backlit Kbd, ACA 200W, BATT 4C 70 WHr - FreeDOS</text:p>
          </table:table-cell>
        </table:table-row>
        <table:table-row table:style-name="ro1">
          <table:table-cell office:value-type="string" calcext:value-type="string">
            <text:p>5B9N4EAR#A2N</text:p>
          </table:table-cell>
          <table:table-cell office:value-type="string" calcext:value-type="string">
            <text:p>HP ENVY X360 13-AY1001NX 5B9N4EAR#A2N RENEW</text:p>
          </table:table-cell>
          <table:table-cell office:value-type="float" office:value="11" calcext:value-type="float">
            <text:p>1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Notebook, RYZEN 7 5800U (1.9GHz), 16GB, 13.3" FHD BV LED, TS, SSD 1T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6M656EAR#ABD</text:p>
          </table:table-cell>
          <table:table-cell office:value-type="string" calcext:value-type="string">
            <text:p>HP PAVILION LAPTOP 15-EG2775NG 6M656EAR#ABD RENEW</text:p>
          </table:table-cell>
          <table:table-cell office:value-type="float" office:value="11" calcext:value-type="float">
            <text:p>11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Notebook, i7-1255U (1.7GHz), Nvidia GeForce MX550 2GB, 15.6 FHD LED, 16GB (2x8GB), SSD 512GB PCIe NVMe, NO ODD, WIFI, Bluetooth, Webcam, Fingerprint, Backlit Kbd, ACA 65W, BATT 3C 41 WHr - WIN11 64</text:p>
          </table:table-cell>
        </table:table-row>
        <table:table-row table:style-name="ro1">
          <table:table-cell office:value-type="string" calcext:value-type="string">
            <text:p>6Z7J1EAR#ABE</text:p>
          </table:table-cell>
          <table:table-cell office:value-type="string" calcext:value-type="string">
            <text:p>HP PAVILION 27-CA1001NS AIO 6Z7J1EAR#ABE RENEW</text:p>
          </table:table-cell>
          <table:table-cell office:value-type="float" office:value="11" calcext:value-type="float">
            <text:p>11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AiO, i7-12700T (1.40GHz), 16GB (2x8GB), SSD 1TB PCIe NVMe, GFX NVIDIA GeF GTX 1650 4GB, Wireless, WIFI, Bluetooth, Webcam, 27" QHD UWVA LED, ACA 180W - WIN11 64</text:p>
          </table:table-cell>
        </table:table-row>
        <table:table-row table:style-name="ro1">
          <table:table-cell office:value-type="string" calcext:value-type="string">
            <text:p>3V2V0EAR#ABU</text:p>
          </table:table-cell>
          <table:table-cell office:value-type="string" calcext:value-type="string">
            <text:p>HP PAVILION X360 14-DY0002NA 3V2V0EAR#ABU RENEW</text:p>
          </table:table-cell>
          <table:table-cell office:value-type="float" office:value="10" calcext:value-type="float">
            <text:p>1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Notebook, 7505 (2.0GHz), 14.0" FHD LED, TS, 4GB, SSD 128GB PCIe NVME, NO ODD, WIFI, Bluetooth, Webcam, Touchscreen, Std Kbd, ACA 45W, BATT 3C 43 WHr - WIN11 S</text:p>
          </table:table-cell>
        </table:table-row>
        <table:table-row table:style-name="ro1">
          <table:table-cell office:value-type="string" calcext:value-type="string">
            <text:p>7G7N8E8R#AB7</text:p>
          </table:table-cell>
          <table:table-cell office:value-type="string" calcext:value-type="string">
            <text:p>HP ELITEBOOK 850 G8 7G7N8E8R#AB7 RENEW</text:p>
          </table:table-cell>
          <table:table-cell office:value-type="float" office:value="10" calcext:value-type="float">
            <text:p>10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Notebook, i5-1145G7 (2.6GHz), 16GB (2x8GB), 256GB PCIe NVMe, Backlit Kbd, WIFI, Bluetooth, Webcam, 15.6 FHD AG LED, ACA 65W, Warranty 3/3/0 EURO - Win11 Pro64</text:p>
          </table:table-cell>
        </table:table-row>
        <table:table-row table:style-name="ro1">
          <table:table-cell office:value-type="string" calcext:value-type="string">
            <text:p>223R3BR#629</text:p>
          </table:table-cell>
          <table:table-cell office:value-type="string" calcext:value-type="string">
            <text:p>HP ENVY 6432E AIO PRINTER 223R3BR#629 RENEW</text:p>
          </table:table-cell>
          <table:table-cell office:value-type="float" office:value="9" calcext:value-type="float">
            <text:p>9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9VG12AAR#ABB</text:p>
          </table:table-cell>
          <table:table-cell office:value-type="string" calcext:value-type="string">
            <text:p>HP E24Q G4 QHD MONITOR 9VG12AAR#ABB RENEW </text:p>
          </table:table-cell>
          <table:table-cell office:value-type="float" office:value="9" calcext:value-type="float">
            <text:p>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isplay, DisplayPort 1.2 cable, HDMI cable, ACpower cord, 23.8 Inch QHD (2560x1440) - NO SOFT</text:p>
          </table:table-cell>
        </table:table-row>
        <table:table-row table:style-name="ro1">
          <table:table-cell office:value-type="string" calcext:value-type="string">
            <text:p>37J09EAR#AKD</text:p>
          </table:table-cell>
          <table:table-cell office:value-type="string" calcext:value-type="string">
            <text:p>HP LAPTOP 15S-EQ1001NW 37J09EAR#AKD RENEW</text:p>
          </table:table-cell>
          <table:table-cell office:value-type="float" office:value="9" calcext:value-type="float">
            <text:p>9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Notebook, AMD RYZEN 5-4500U (2.375GHz), 15.6" FHD LED, 8GB (2x4GB), SSD 512GB PCIe NVME, NO ODD, WIFI, Bluetooth, Webcam,Std Kbd, ACA 45W, BATT 3C 41 WHr - WIN10 64</text:p>
          </table:table-cell>
        </table:table-row>
        <table:table-row table:style-name="ro1">
          <table:table-cell office:value-type="string" calcext:value-type="string">
            <text:p>5C039EAR#A2N</text:p>
          </table:table-cell>
          <table:table-cell office:value-type="string" calcext:value-type="string">
            <text:p>HP PAV X360 CONVERT 14-DY1006NX 5C039EAR#A2N RENEW</text:p>
          </table:table-cell>
          <table:table-cell office:value-type="float" office:value="9" calcext:value-type="float">
            <text:p>9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5-1155G7 (2.5GHz), 14.0" FHD LED, 8GB RAM, SSD 512GB PCIe NVMe, NO ODD, WIFI, Bluetooth, Webcam, Fingerprint, TS, Backlit Kbd, ACA 45W, BATT 3C 43WHr - WIN11 64</text:p>
          </table:table-cell>
        </table:table-row>
        <table:table-row table:style-name="ro1">
          <table:table-cell office:value-type="string" calcext:value-type="string">
            <text:p>6G7R9EAR#ABV</text:p>
          </table:table-cell>
          <table:table-cell office:value-type="string" calcext:value-type="string">
            <text:p>HP PAVILION X360 14-EK0002NE 6G7R9EAR#ABV RENEW</text:p>
          </table:table-cell>
          <table:table-cell office:value-type="float" office:value="9" calcext:value-type="float">
            <text:p>9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Notebook, i5-1235U (1.3GHz), 8GB, 14.0" FHD LED, SSD 512GB PCIe NVMe, NO ODD, WIFI, Bluetooth, Webcam, Fingerprint, Backlit Kbd, ACA 65W - WIN11 64</text:p>
          </table:table-cell>
        </table:table-row>
        <table:table-row table:style-name="ro1">
          <table:table-cell office:value-type="string" calcext:value-type="string">
            <text:p>5C1T2EAR#A2N</text:p>
          </table:table-cell>
          <table:table-cell office:value-type="string" calcext:value-type="string">
            <text:p>HP OMEN LAPTOP 16-C0012NX 5C1T2EAR#A2N RENEW</text:p>
          </table:table-cell>
          <table:table-cell office:value-type="float" office:value="9" calcext:value-type="float">
            <text:p>9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Notebook, RYZEN 7 5800H (3.0GHz), GFX NVIDIA GeF RTX 3070 MQ 8GB, 16.1 QHD LED, 16GB (2x8GB), SSD 1TB PCIe NVMe, NO ODD, WIFI, Bluetooth, Backlit Kbd, ACA 230W, BATT 6C 83Whr - WIN11 64</text:p>
          </table:table-cell>
        </table:table-row>
        <table:table-row table:style-name="ro1">
          <table:table-cell office:value-type="string" calcext:value-type="string">
            <text:p>4M0V5ECR#ABB</text:p>
          </table:table-cell>
          <table:table-cell office:value-type="string" calcext:value-type="string">
            <text:p>HP ZBOOK FIREFLY 14 G8 4M0V5ECR#ABB RENEW</text:p>
          </table:table-cell>
          <table:table-cell office:value-type="float" office:value="9" calcext:value-type="float">
            <text:p>9</text:p>
          </table:table-cell>
          <table:table-cell office:value-type="float" office:value="6799" calcext:value-type="float">
            <text:p>6799</text:p>
          </table:table-cell>
          <table:table-cell office:value-type="string" calcext:value-type="string">
            <text:p>Notebook, Intel i7-1185G7 (3.0GHz), 16GB, 14.0" FHD AG LED, TS, SSD 512GB PCIe NVMe, WIFI, Bluetooth, NO MOUSE, No Webcam, Fingerprint, Backlit Kbd, ACA 65W, BATT 3C 53 WHr, Warranty 3/3/0 EURO - Win11 Pro64</text:p>
          </table:table-cell>
        </table:table-row>
        <table:table-row table:style-name="ro1">
          <table:table-cell office:value-type="string" calcext:value-type="string">
            <text:p>679U3EAR#ABD</text:p>
          </table:table-cell>
          <table:table-cell office:value-type="string" calcext:value-type="string">
            <text:p>HP OMEN LAPTOP 16-B1778NG 679U3EAR#ABD RENEW</text:p>
          </table:table-cell>
          <table:table-cell office:value-type="float" office:value="9" calcext:value-type="float">
            <text:p>9</text:p>
          </table:table-cell>
          <table:table-cell office:value-type="float" office:value="8599" calcext:value-type="float">
            <text:p>8599</text:p>
          </table:table-cell>
          <table:table-cell office:value-type="string" calcext:value-type="string">
            <text:p>Notebook, i7-12700H (2.3GHz), NVIDIA GeForce 3070 Ti 8GB, 16.1 QHD LED, 32GB (2X16GB), SSD 1TB PCIe NVMe, NO ODD, WIFI, Bluetooth, Webcam, Backlit Kbd, ACA 230W, BATT 6C 83Whr - WIN11 64</text:p>
          </table:table-cell>
        </table:table-row>
        <table:table-row table:style-name="ro1">
          <table:table-cell office:value-type="string" calcext:value-type="string">
            <text:p>6Z0L2EAR#ABD</text:p>
          </table:table-cell>
          <table:table-cell office:value-type="string" calcext:value-type="string">
            <text:p>HP LAPTOP 17-CP1773NG 6Z0L2EAR#ABD RENEW</text:p>
          </table:table-cell>
          <table:table-cell office:value-type="float" office:value="8" calcext:value-type="float">
            <text:p>8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Notebook, RYZEN 7 5825U (2.0GHz), 17.3" FHD LED, 16GB (2x8GB), SSD 512GB PCIe NVMe, NO ODD, WIFI, Bluetooth, Webcam, Std Kbd, ACA 45W, BATT 3C 41 WHr - WIN1164</text:p>
          </table:table-cell>
        </table:table-row>
        <table:table-row table:style-name="ro1">
          <table:table-cell office:value-type="string" calcext:value-type="string">
            <text:p>6F6Z9EAR#ACQ</text:p>
          </table:table-cell>
          <table:table-cell office:value-type="string" calcext:value-type="string">
            <text:p>HP ELITEBOOK 860 G9 6F6Z9EAR#ACQ RENEW</text:p>
          </table:table-cell>
          <table:table-cell office:value-type="float" office:value="8" calcext:value-type="float">
            <text:p>8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Notebook, Intel i5-1235U (1.3GHz), 16.0 WUXGA LED, 8GB, SSD 256GB PCIe NVMe, WIFI, Bluetooth, NO MOUSE, Fingerprint, Backlit Kbd, ACA 65W, BATT 3C 51 WHr, Warranty 1/1/0 EURO - Win11 Pro64</text:p>
          </table:table-cell>
        </table:table-row>
        <table:table-row table:style-name="ro1">
          <table:table-cell office:value-type="string" calcext:value-type="string">
            <text:p>6J9J5EAR#ABD</text:p>
          </table:table-cell>
          <table:table-cell office:value-type="string" calcext:value-type="string">
            <text:p>HP ENVY LAPTOP 17-CR0776NG 6J9J5EAR#ABD RENEW</text:p>
          </table:table-cell>
          <table:table-cell office:value-type="float" office:value="8" calcext:value-type="float">
            <text:p>8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Notebook, i7-1255U (1.7GHz), Nvidia GeForce RTX 2050 4GB, 17.3" FHD LED, 16GB (2x8GB), SSD 1TB PCIe NVMe, NO ODD, WIFI, Bluetooth, Webcam, Backlit Kbd, ACA90W, BATT 4C 55 WHr - WIN11 64</text:p>
          </table:table-cell>
        </table:table-row>
        <table:table-row table:style-name="ro1">
          <table:table-cell office:value-type="string" calcext:value-type="string">
            <text:p>6K135EAR#ABD</text:p>
          </table:table-cell>
          <table:table-cell office:value-type="string" calcext:value-type="string">
            <text:p>HP ENVY X360 LAPTOP 15-EW0777NG 6K135EAR#ABD RENEW</text:p>
          </table:table-cell>
          <table:table-cell office:value-type="float" office:value="8" calcext:value-type="float">
            <text:p>8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Notebook, i7-1255U (1.7GHz), Nvidia GeForce RTX 2050 4GB, 15.6" QHD LED, 16GB (2x8GB), SSD 1TB PCIe NVMe, NO ODD, WIFI, Bluetooth, Webcam, BacklitKbd, ACA 90W, BATT 3C 51 WHr - WIN11 64</text:p>
          </table:table-cell>
        </table:table-row>
        <table:table-row table:style-name="ro1">
          <table:table-cell office:value-type="string" calcext:value-type="string">
            <text:p>2H4B5AAR#ABU</text:p>
          </table:table-cell>
          <table:table-cell office:value-type="string" calcext:value-type="string">
            <text:p>HP M27FQ QHD MONITOR 2H4B5AAR#ABU RENEW</text:p>
          </table:table-cell>
          <table:table-cell office:value-type="float" office:value="7" calcext:value-type="float">
            <text:p>7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Display, HDMI cable, AC power cord, 27 Inch FHD (1920x1080) - NO SOFT</text:p>
          </table:table-cell>
        </table:table-row>
        <table:table-row table:style-name="ro1">
          <table:table-cell office:value-type="string" calcext:value-type="string">
            <text:p>6F214EAR#ABB</text:p>
          </table:table-cell>
          <table:table-cell office:value-type="string" calcext:value-type="string">
            <text:p>HP 250 G9 6F214EAR#ABB RENEW</text:p>
          </table:table-cell>
          <table:table-cell office:value-type="float" office:value="7" calcext:value-type="float">
            <text:p>7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5-1235U (1.3GHz), 15.6 FHD AG LED, 8GB, 512GB PCIe NVMe, WIFI, Bluetooth, Webcam, Std Kbd, ACA 45W, BATT 3C 41 WHr, Warranty 1/1/0 EURO - Win11 Pro64</text:p>
          </table:table-cell>
        </table:table-row>
        <table:table-row table:style-name="ro1">
          <table:table-cell office:value-type="string" calcext:value-type="string">
            <text:p>3Y6B7EAR#ABZ</text:p>
          </table:table-cell>
          <table:table-cell office:value-type="string" calcext:value-type="string">
            <text:p>HP ENVY LAPTOP 14-EB0021NL 3Y6B7EAR#ABZ RENEW</text:p>
          </table:table-cell>
          <table:table-cell office:value-type="float" office:value="7" calcext:value-type="float">
            <text:p>7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otebook, Intel i5-1135G7 (2.4GHz), 8GB, 14.0" WUXGA LED, SSD 512GB PCIe NVMe, NO ODD, WIFI, Bluetooth, Webcam, Fingerprint, Backlit Kbd, ACA 90W, BATT 4C 63.3 WHr - WIN10 64</text:p>
          </table:table-cell>
        </table:table-row>
        <table:table-row table:style-name="ro1">
          <table:table-cell office:value-type="string" calcext:value-type="string">
            <text:p>6M667EAR#ABD</text:p>
          </table:table-cell>
          <table:table-cell office:value-type="string" calcext:value-type="string">
            <text:p>HP PAV X360 LAPTOP 14-EK0755NG 6M667EAR#ABD RENEW</text:p>
          </table:table-cell>
          <table:table-cell office:value-type="float" office:value="7" calcext:value-type="float">
            <text:p>7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Notebook, i5-1235U (1.3GHz), 8GB, 14.0" FHD LED, SSD 512GB PCIe NVMe, NO ODD, WIFI, Bluetooth, Webcam, Fingerprint, Backlit Kbd, ACA 65W - WIN11 64</text:p>
          </table:table-cell>
        </table:table-row>
        <table:table-row table:style-name="ro1">
          <table:table-cell office:value-type="string" calcext:value-type="string">
            <text:p>5C034EAR#A2N</text:p>
          </table:table-cell>
          <table:table-cell office:value-type="string" calcext:value-type="string">
            <text:p>HP PAV X360 CONVERT 14-DY1001NX 5C034EAR#A2N RENEW</text:p>
          </table:table-cell>
          <table:table-cell office:value-type="float" office:value="7" calcext:value-type="float">
            <text:p>7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Notebook, i7-1195G7 (2.9GHz), 14.0" FHD LED, 16GB (2x8GB), SSD 1TB PCIe NVMe, NO ODD, WIFI, Bluetooth, Webcam, Fingerprint, TS, Backlit Kbd, ACA 45W, BATT 3C 43 WHr - WIN11 64</text:p>
          </table:table-cell>
        </table:table-row>
        <table:table-row table:style-name="ro1">
          <table:table-cell office:value-type="string" calcext:value-type="string">
            <text:p>7E4X9E8R#ABU</text:p>
          </table:table-cell>
          <table:table-cell office:value-type="string" calcext:value-type="string">
            <text:p>HP ELITEBOOK 830 G8 7E4X9E8R#ABU RENEW</text:p>
          </table:table-cell>
          <table:table-cell office:value-type="float" office:value="7" calcext:value-type="float">
            <text:p>7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i5-1145G7 (2.6GHz), 13.3" FHD AG LED, 16GB, 512GB PCIe NVMe, WIFI, Bluetooth, Webcam, STD Kbd, ACA 45W, BATT 3C 53 WHr, Warranty 3/3/0 EURO - Win11 Pro64</text:p>
          </table:table-cell>
        </table:table-row>
        <table:table-row table:style-name="ro1">
          <table:table-cell office:value-type="string" calcext:value-type="string">
            <text:p>4R885EAR#A2Q</text:p>
          </table:table-cell>
          <table:table-cell office:value-type="string" calcext:value-type="string">
            <text:p>HP VICTUS LAPTOP 16-D0020UA 4R885EAR#A2Q RENEW</text:p>
          </table:table-cell>
          <table:table-cell office:value-type="float" office:value="7" calcext:value-type="float">
            <text:p>7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Notebook, i5-11400H (2.7GHz), Nvidia GeForce RTX 3060 6GB, 16.1 FHD LED, 16GB (2x8GB), SSD 512GB PCIe NVME, NO ODD, WIFI, Bluetooth, Webcam, Backlit Kbd, ACA 200W, BATT 4C 70 WHr - FreeDOS</text:p>
          </table:table-cell>
        </table:table-row>
        <table:table-row table:style-name="ro1">
          <table:table-cell office:value-type="string" calcext:value-type="string">
            <text:p>3C2U6ESR#AB7</text:p>
          </table:table-cell>
          <table:table-cell office:value-type="string" calcext:value-type="string">
            <text:p>HP 255 G8 3C2U6ESR#AB7 RENEW</text:p>
          </table:table-cell>
          <table:table-cell office:value-type="float" office:value="6" calcext:value-type="float">
            <text:p>6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Notebook, AMD Ath3150U (2.4GHz), 15.6 FHD AG LED, 4GB, SSD 128GB M2 SATA, WIFI, Bluetooth, Std Kbd, ACA 45W, BATT 3C 41 WHr, Warranty 1/1/0 EURO - Win10 Pro64</text:p>
          </table:table-cell>
        </table:table-row>
        <table:table-row table:style-name="ro1">
          <table:table-cell office:value-type="string" calcext:value-type="string">
            <text:p>6T763EAR#ABZ</text:p>
          </table:table-cell>
          <table:table-cell office:value-type="string" calcext:value-type="string">
            <text:p>HP LAPTOP 15S-FQ5003NL 6T763EAR#ABZ RENEW</text:p>
          </table:table-cell>
          <table:table-cell office:value-type="float" office:value="6" calcext:value-type="float">
            <text:p>6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5-1235U (1.3GHz), 15.6 FHD LED, 16GB (2x8GB), SSD 512GB PCIe NVME, NO ODD, WIFI, Bluetooth, Webcam, Fingerprint, Std Kbd, ACA 45W, BATT 3C 41 WHr - WIN11 64</text:p>
          </table:table-cell>
        </table:table-row>
        <table:table-row table:style-name="ro1">
          <table:table-cell office:value-type="string" calcext:value-type="string">
            <text:p>30X64EAR#ABV</text:p>
          </table:table-cell>
          <table:table-cell office:value-type="string" calcext:value-type="string">
            <text:p>HP PAVILION X360 14-DW1001NE 30X64EAR#ABV RENEW</text:p>
          </table:table-cell>
          <table:table-cell office:value-type="float" office:value="6" calcext:value-type="float">
            <text:p>6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Notebook, Intel i7-1165G7 (2.8GHz), 14.0" FHD LED, 8GB (2x4GB), SSD 512GB PCIe NVME, NO ODD, WIFI, Bluetooth, Webcam, Touchscreen, Fingerprint, Backlit Kbd, ACA 45W, BATT 3C 43 WHr - WIN10 64</text:p>
          </table:table-cell>
        </table:table-row>
        <table:table-row table:style-name="ro1">
          <table:table-cell office:value-type="string" calcext:value-type="string">
            <text:p>5D4G6EAR#UUZ</text:p>
          </table:table-cell>
          <table:table-cell office:value-type="string" calcext:value-type="string">
            <text:p>HP ENVY X360 15-EE1654NZ 5D4G6EAR#UUZ RENEW</text:p>
          </table:table-cell>
          <table:table-cell office:value-type="float" office:value="6" calcext:value-type="float">
            <text:p>6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Notebook, RYZEN 5-5500U (2.1GHz), 15.6" FHD LED, TS, 16GB (2x8GB), SSD 512G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5C036EAR#A2N</text:p>
          </table:table-cell>
          <table:table-cell office:value-type="string" calcext:value-type="string">
            <text:p>HP PAV X360 CONVERT 14-DY1003NX 5C036EAR#A2N RENEW</text:p>
          </table:table-cell>
          <table:table-cell office:value-type="float" office:value="6" calcext:value-type="float">
            <text:p>6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Notebook, i7-1195G7 (2.9GHz), 14.0" FHD LED, 16GB (2x8GB), SSD 512GB PCIe NVMe, NO ODD, WIFI, Bluetooth, Webcam, Fingerprint, TS, Backlit Kbd, ACA 45W, BATT 3C 43 WHr - WIN11 64</text:p>
          </table:table-cell>
        </table:table-row>
        <table:table-row table:style-name="ro1">
          <table:table-cell office:value-type="string" calcext:value-type="string">
            <text:p>6H669EAR#ABE</text:p>
          </table:table-cell>
          <table:table-cell office:value-type="string" calcext:value-type="string">
            <text:p>HP ENVY LAPTOP 17-CR0000NS 6H669EAR#ABE RENEW</text:p>
          </table:table-cell>
          <table:table-cell office:value-type="float" office:value="6" calcext:value-type="float">
            <text:p>6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Notebook, i7-1255U, Nvidia GeForce RTX 2050 4GB, 17.3" FHD LED, 16GB (2x8GB), SSD 1TB PCIe NVMe, NO ODD, WIFI, Bluetooth, Webcam, Backlit Kbd, ACA 90W, BATT 4C 55 WHr - WIN11 64</text:p>
          </table:table-cell>
        </table:table-row>
        <table:table-row table:style-name="ro1">
          <table:table-cell office:value-type="string" calcext:value-type="string">
            <text:p>679U4EAR#ABD</text:p>
          </table:table-cell>
          <table:table-cell office:value-type="string" calcext:value-type="string">
            <text:p>HP VICTUS LAPTOP 16-D1770NG 679U4EAR#ABD RENEW</text:p>
          </table:table-cell>
          <table:table-cell office:value-type="float" office:value="6" calcext:value-type="float">
            <text:p>6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Notebook, i7-12700H (2.3GHz), GFX NVIDIA GeF RTX 3060 6GB, 16.1 FHD LED, 16GB (2x8GB), SSD 512GB PCIe NVME, NO ODD, WIFI, Bluetooth, Backlit Kbd, ACA 200W, BATT 4C 70 WHr - WIN11 64</text:p>
          </table:table-cell>
        </table:table-row>
        <table:table-row table:style-name="ro1">
          <table:table-cell office:value-type="string" calcext:value-type="string">
            <text:p>6K9S2EAR#ABD</text:p>
          </table:table-cell>
          <table:table-cell office:value-type="string" calcext:value-type="string">
            <text:p>HP PAV 24-CA1011NG AIO 6K9S2EAR#ABD RENEW</text:p>
          </table:table-cell>
          <table:table-cell office:value-type="float" office:value="6" calcext:value-type="float">
            <text:p>6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Notebook, i7-12700T (1.40GHz), 16GB (2x8GB), SSD 1TB PCIe NVMe, GFX NVIDIA GeF RTX 3050 Ti 4GB, Wireless, WIFI, Bluetooth, Webcam, 23.8 FHD UWVA LED, ACA 180W - WIN11 64</text:p>
          </table:table-cell>
        </table:table-row>
        <table:table-row table:style-name="ro1">
          <table:table-cell office:value-type="string" calcext:value-type="string">
            <text:p>6L7L5EAR#ABU</text:p>
          </table:table-cell>
          <table:table-cell office:value-type="string" calcext:value-type="string">
            <text:p>HP ENVY LAPTOP 17-CR0501NA 6L7L5EAR#ABU RENEW</text:p>
          </table:table-cell>
          <table:table-cell office:value-type="float" office:value="6" calcext:value-type="float">
            <text:p>6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Notebook, i7-1255U (1.7GHz), Nvidia GeForce RTX 2050 4GB, 17.3 FHD LED, TS, 16GB (2x8GB), SSD 1TB PCIe NVMe, NO ODD, WIFI, Bluetooth, Webcam, Backlit Kbd, ACA 90W, BATT 4C 55 WHr - WIN11 64</text:p>
          </table:table-cell>
        </table:table-row>
        <table:table-row table:style-name="ro1">
          <table:table-cell office:value-type="string" calcext:value-type="string">
            <text:p>62T20EAR#ABB</text:p>
          </table:table-cell>
          <table:table-cell office:value-type="string" calcext:value-type="string">
            <text:p>HP ZBOOK FURY 17 G8 62T20EAR#ABB RENEW</text:p>
          </table:table-cell>
          <table:table-cell office:value-type="float" office:value="6" calcext:value-type="float">
            <text:p>6</text:p>
          </table:table-cell>
          <table:table-cell office:value-type="float" office:value="11599" calcext:value-type="float">
            <text:p>11599</text:p>
          </table:table-cell>
          <table:table-cell office:value-type="string" calcext:value-type="string">
            <text:p>Notebook, i7-11800H (2.3GHz), 17.3 FHD AG LED, 32GB, SSD 512GB PCIe NVMe, GFX NVIDIA RTX A2000 4GB,WIFI, Bluetooth, Webcam, Fingerprint, Backlit Kbd, ACA 150W, BATT 8C 94 WHr, Warranty 3/3/0 EURO - Win11 Pro64</text:p>
          </table:table-cell>
        </table:table-row>
        <table:table-row table:style-name="ro1">
          <table:table-cell office:value-type="string" calcext:value-type="string">
            <text:p>4CE99AAR#ABB</text:p>
          </table:table-cell>
          <table:table-cell office:value-type="string" calcext:value-type="string">
            <text:p>HP Pav Wireless Keyboard Mouse 800 4CE99AAR#ABB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HP Pavilion RENEW BLKPAV WLCombo Keyboard 800</text:p>
          </table:table-cell>
        </table:table-row>
        <table:table-row table:style-name="ro1">
          <table:table-cell office:value-type="string" calcext:value-type="string">
            <text:p>223R3BR#687</text:p>
          </table:table-cell>
          <table:table-cell office:value-type="string" calcext:value-type="string">
            <text:p>HP ENVY 6432E AIO PRINTER 223R3BR#687 RENEW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1B9T0AAR#ABB</text:p>
          </table:table-cell>
          <table:table-cell office:value-type="string" calcext:value-type="string">
            <text:p>HP Z27K G3 4K USB-C DISPLAY 1B9T0AAR#ABB RENEW</text:p>
          </table:table-cell>
          <table:table-cell office:value-type="float" office:value="5" calcext:value-type="float">
            <text:p>5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Z27k G3 4K USBC Display, AC power cord, DisplayPort 1.4 cable, 27 Inch 4K UHD (3840x2160) - NO SOFT</text:p>
          </table:table-cell>
        </table:table-row>
        <table:table-row table:style-name="ro1">
          <table:table-cell office:value-type="string" calcext:value-type="string">
            <text:p>6Y800EAR#AB8</text:p>
          </table:table-cell>
          <table:table-cell office:value-type="string" calcext:value-type="string">
            <text:p>HP LAPTOP 15-DW4011NT 6Y800EAR#AB8 RENEW</text:p>
          </table:table-cell>
          <table:table-cell office:value-type="float" office:value="5" calcext:value-type="float">
            <text:p>5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Notebook, i5-1235U (1.3GHz), 15.6" FHD LED, 8GB (2x4GB), SSD 256GB PCIe NVME, NO ODD, WIFI, Bluetooth, Webcam, Backlit Kbd, ACA 45W, BATT 3C 41 WHr - FreeDOS</text:p>
          </table:table-cell>
        </table:table-row>
        <table:table-row table:style-name="ro1">
          <table:table-cell office:value-type="string" calcext:value-type="string">
            <text:p>6G7V2EAR#ABV</text:p>
          </table:table-cell>
          <table:table-cell office:value-type="string" calcext:value-type="string">
            <text:p>HP LAPTOP 15S-FQ5002NE 6G7V2EAR#ABV RENEW</text:p>
          </table:table-cell>
          <table:table-cell office:value-type="float" office:value="5" calcext:value-type="float">
            <text:p>5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Notebook, i5-1235U (1.3GHz), 15.6 FHD LED, 8GB (2x4GB), SSD 512GB PCIe NVME, NO ODD, WIFI, Bluetooth, Webcam, Backlit Kbd, ACA 45W, BATT 3C 41 WHr - WIN11 64</text:p>
          </table:table-cell>
        </table:table-row>
        <table:table-row table:style-name="ro1">
          <table:table-cell office:value-type="string" calcext:value-type="string">
            <text:p>3Y6X2EAR#ABD</text:p>
          </table:table-cell>
          <table:table-cell office:value-type="string" calcext:value-type="string">
            <text:p>HP LAPTOP 17-CN0755NG 3Y6X2EAR#ABD RENEW</text:p>
          </table:table-cell>
          <table:table-cell office:value-type="float" office:value="5" calcext:value-type="float">
            <text:p>5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Notebook, i5-1135G7 (2.4GHz), 17.3" FHD LED, 8GB (2x4GB), SSD 512GB PCIe NVMe, NO ODD, WIFI, Bluetooth, Webcam, Std Kbd, ACA 45W, BATT 3C 41 WHr - WIN10 64</text:p>
          </table:table-cell>
        </table:table-row>
        <table:table-row table:style-name="ro1">
          <table:table-cell office:value-type="string" calcext:value-type="string">
            <text:p>6M665EAR#ABD</text:p>
          </table:table-cell>
          <table:table-cell office:value-type="string" calcext:value-type="string">
            <text:p>HP LAPTOP 15S-FQ5775NG 6M665EAR#ABD RENEW</text:p>
          </table:table-cell>
          <table:table-cell office:value-type="float" office:value="5" calcext:value-type="float">
            <text:p>5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Notebook, i7-1255U (1.7GHz), 15.6 FHD LED, 16GB (2x8GB), SSD 1T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6T474EAR#AB9</text:p>
          </table:table-cell>
          <table:table-cell office:value-type="string" calcext:value-type="string">
            <text:p>HP LAPTOP 15S-FQ5017NP 6T474EAR#AB9 RENEW</text:p>
          </table:table-cell>
          <table:table-cell office:value-type="float" office:value="5" calcext:value-type="float">
            <text:p>5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Notebook, i7-1255U (1.7GHz), 15.6 FHD LED, 16GB (2x8GB), SSD 1TB PCIe NVME, NO ODD, WIFI, Bluetooth, Webcam, Std Kbd, ACA 45W, BATT 3C 41 WHr - WIN11 64</text:p>
          </table:table-cell>
        </table:table-row>
        <table:table-row table:style-name="ro1">
          <table:table-cell office:value-type="string" calcext:value-type="string">
            <text:p>6Z7E2EAR#ABD</text:p>
          </table:table-cell>
          <table:table-cell office:value-type="string" calcext:value-type="string">
            <text:p>HP LAPTOP 17-CN2774NG 6Z7E2EAR#ABD RENEW</text:p>
          </table:table-cell>
          <table:table-cell office:value-type="float" office:value="5" calcext:value-type="float">
            <text:p>5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Notebook, i7-1255U (1.7GHz), 17.3" FHD LED, 16GB (2x8GB), SSD 512GB PCIe NVMe, NO ODD, WIFI, Bluetooth, Webcam, Std Kbd, ACA 45W, BATT 3C 41 WHr - WIN11 64</text:p>
          </table:table-cell>
        </table:table-row>
        <table:table-row table:style-name="ro1">
          <table:table-cell office:value-type="string" calcext:value-type="string">
            <text:p>6F815EAR#UUZ</text:p>
          </table:table-cell>
          <table:table-cell office:value-type="string" calcext:value-type="string">
            <text:p>HP ENVY X360 LAPTOP 15-EY0647NZ 6F815EAR#UUZ RENEW</text:p>
          </table:table-cell>
          <table:table-cell office:value-type="float" office:value="5" calcext:value-type="float">
            <text:p>5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RYZEN 7 5825U (2.0GHz), 15.6" FHD LED TS, 16GB (2x8GB), SSD 1TB PCIe NVMe, NO ODD, WIFI, Bluetooth, Webcam, Backlit Kbd, ACA 65W,BATT 3C 51 WHr - WIN11 64</text:p>
          </table:table-cell>
        </table:table-row>
        <table:table-row table:style-name="ro1">
          <table:table-cell office:value-type="string" calcext:value-type="string">
            <text:p>68S25EAR#AB8</text:p>
          </table:table-cell>
          <table:table-cell office:value-type="string" calcext:value-type="string">
            <text:p>HP VICTUS LAPTOP 16-E1009NT 68S25EAR#AB8 RENEW</text:p>
          </table:table-cell>
          <table:table-cell office:value-type="float" office:value="5" calcext:value-type="float">
            <text:p>5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Notebook, RYZEN 5 6600H (3.2GHz), Nvidia GeForce RTX 3050 Ti 4GB, 16.1 FHD LED, 8GB, SSD 512GB PCIe NVME, NO ODD, WIFI, Bluetooth, Backlit Kbd, ACA 200W, BATT 4C 70 WHr - WIN11 64</text:p>
          </table:table-cell>
        </table:table-row>
        <table:table-row table:style-name="ro1">
          <table:table-cell office:value-type="string" calcext:value-type="string">
            <text:p>6M668EAR#ABD</text:p>
          </table:table-cell>
          <table:table-cell office:value-type="string" calcext:value-type="string">
            <text:p>HP PAVILION X360 14-EK0775NG 6M668EAR#ABD RENEW</text:p>
          </table:table-cell>
          <table:table-cell office:value-type="float" office:value="5" calcext:value-type="float">
            <text:p>5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Notebook, i7-1255U (1.7GHz), 16GB, 14.0" FHD LED, SSD 1TB PCIe NVMe, NO ODD, WIFI, Bluetooth, Webcam, Fingerprint, Backlit Kbd, ACA 65W - WIN11 64</text:p>
          </table:table-cell>
        </table:table-row>
        <table:table-row table:style-name="ro1">
          <table:table-cell office:value-type="string" calcext:value-type="string">
            <text:p>5R421EAR#ABD</text:p>
          </table:table-cell>
          <table:table-cell office:value-type="string" calcext:value-type="string">
            <text:p>HP PAVILION 27-CA0701NG AIO 5R421EAR#ABD RENEW</text:p>
          </table:table-cell>
          <table:table-cell office:value-type="float" office:value="5" calcext:value-type="float">
            <text:p>5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AIO, AMD RYZEN 7-5700U (1.80GHz), 16GB(2x8GB), SSD 1TB PCIe NVMe, Wired, WIFI, Bluetooth, Webcam, 27" QHD UWVA LED, ACA 120W - WIN11 64</text:p>
          </table:table-cell>
        </table:table-row>
        <table:table-row table:style-name="ro1">
          <table:table-cell office:value-type="string" calcext:value-type="string">
            <text:p>6Y7X6EAR#AKD</text:p>
          </table:table-cell>
          <table:table-cell office:value-type="string" calcext:value-type="string">
            <text:p>HP VICTUS LAPTOP 16-D1119NW 6Y7X6EAR#AKD RENEW</text:p>
          </table:table-cell>
          <table:table-cell office:value-type="float" office:value="5" calcext:value-type="float">
            <text:p>5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Notebook, i5-12500H (2.5GHz), Nvidia GeForce RTX 3060 6GB, 16.1 FHD LED, 16GB (2x8GB), SSD 512GB PCIe NVME, NO ODD, WIFI, Bluetooth, Webcam, Backlit Kbd, ACA 200W, BATT 4C 70 WHr - WIN11 64</text:p>
          </table:table-cell>
        </table:table-row>
        <table:table-row table:style-name="ro1">
          <table:table-cell office:value-type="string" calcext:value-type="string">
            <text:p>5C1T3EAR#A2N</text:p>
          </table:table-cell>
          <table:table-cell office:value-type="string" calcext:value-type="string">
            <text:p>HP OMEN LAPTOP 16-C0013NX 5C1T3EAR#A2N RENEW</text:p>
          </table:table-cell>
          <table:table-cell office:value-type="float" office:value="5" calcext:value-type="float">
            <text:p>5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Notebook, RYZEN 7 5800H (3.0GHz), GFX NVIDIA GeF RTX 3070 MQ 8GB, 16.1 FHD LED, 16GB (2x8GB), SSD 1TB PCIe NVMe, NO ODD, WIFI, Bluetooth, Backlit Kbd, ACA 230W, BATT 6C 83Whr - WIN11 64</text:p>
          </table:table-cell>
        </table:table-row>
        <table:table-row table:style-name="ro1">
          <table:table-cell office:value-type="string" calcext:value-type="string">
            <text:p>2C9Q1EAR#ABT</text:p>
          </table:table-cell>
          <table:table-cell office:value-type="string" calcext:value-type="string">
            <text:p>HP ZBOOK FIREFLY 14 G8 2C9Q1EAR#ABT RENEW</text:p>
          </table:table-cell>
          <table:table-cell office:value-type="float" office:value="5" calcext:value-type="float">
            <text:p>5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Notebook, i7-1165G7 (2.8GHz), 16GB, 14.0" FHD AG LED, 512GB PCIe NVMe, WIFI, Bluetooth, Webcam, Fingerprint, Backlit Kbd, ACA 65W, BATT 3C 53 WHr, Warranty 3/3/0 EURO - Win10 Pro64</text:p>
          </table:table-cell>
        </table:table-row>
        <table:table-row table:style-name="ro1">
          <table:table-cell office:value-type="string" calcext:value-type="string">
            <text:p>679U5EAR#ABD</text:p>
          </table:table-cell>
          <table:table-cell office:value-type="string" calcext:value-type="string">
            <text:p>HP OMEN LAPTOP 17-CK1770NG 679U5EAR#ABD RENEW</text:p>
          </table:table-cell>
          <table:table-cell office:value-type="float" office:value="5" calcext:value-type="float">
            <text:p>5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Notebook, i7-12700H (2.3GHz), Nvidia GeForce RTX 3070 Ti 8GB, 17.3 FHD LED, 16GB (2x8GB), SSD 1TB PCIe NVMe, NO ODD, WIFI, Bluetooth, Webcam, Backlit Kbd, ACA 330W, BATT 6C 83Whr - WIN11 64</text:p>
          </table:table-cell>
        </table:table-row>
        <table:table-row table:style-name="ro1">
          <table:table-cell office:value-type="string" calcext:value-type="string">
            <text:p>2C9P4EAR#ABH</text:p>
          </table:table-cell>
          <table:table-cell office:value-type="string" calcext:value-type="string">
            <text:p>HP ZBOOK STUDIO &amp; CREATE G7 2C9P4EAR#ABH RENEW</text:p>
          </table:table-cell>
          <table:table-cell office:value-type="float" office:value="5" calcext:value-type="float">
            <text:p>5</text:p>
          </table:table-cell>
          <table:table-cell office:value-type="float" office:value="8599" calcext:value-type="float">
            <text:p>8599</text:p>
          </table:table-cell>
          <table:table-cell office:value-type="string" calcext:value-type="string">
            <text:p>Notebook, Intel i7-10850H (2.7GHz), 16GB, Nvidia Geforce RTX 2080S MQ 8GB, 15.6 FHD AG LED, SSD 1TB PCIe NVME, WIFI, Bluetooth, Fingerprint, Backlit Kbd, ACA 200W,BATT 6C 83 WHr, Warranty 3/3/0 EURO - Win10 Pro64</text:p>
          </table:table-cell>
        </table:table-row>
        <table:table-row table:style-name="ro1">
          <table:table-cell office:value-type="string" calcext:value-type="string">
            <text:p>2V7U5AAR#ABB</text:p>
          </table:table-cell>
          <table:table-cell office:value-type="string" calcext:value-type="string">
            <text:p>HP X27Q GAMING QHD MONITOR 2V7U5AAR#ABB RENEW</text:p>
          </table:table-cell>
          <table:table-cell office:value-type="float" office:value="4" calcext:value-type="float">
            <text:p>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isplay, DisplayPort cable, AC power cord, 27 Inch QHD (2560x1440) - NO SOFT</text:p>
          </table:table-cell>
        </table:table-row>
        <table:table-row table:style-name="ro1">
          <table:table-cell office:value-type="string" calcext:value-type="string">
            <text:p>8WH58AAR#ABU</text:p>
          </table:table-cell>
          <table:table-cell office:value-type="string" calcext:value-type="string">
            <text:p>HP V28 4K 8WH58AAR#ABU RENEW</text:p>
          </table:table-cell>
          <table:table-cell office:value-type="float" office:value="4" calcext:value-type="float">
            <text:p>4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Monitor, AC power cord, DisplayPort cable, HDMI cable, 28 Inch 4K UHD (3840x2160) - NO SOFT</text:p>
          </table:table-cell>
        </table:table-row>
        <table:table-row table:style-name="ro1">
          <table:table-cell office:value-type="string" calcext:value-type="string">
            <text:p>5C0C5EAR#A2N</text:p>
          </table:table-cell>
          <table:table-cell office:value-type="string" calcext:value-type="string">
            <text:p>HP LAPTOP 15-DW3069NX 5C0C5EAR#A2N RENEW</text:p>
          </table:table-cell>
          <table:table-cell office:value-type="float" office:value="4" calcext:value-type="float">
            <text:p>4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Notebook, i5-1135G7 (2.4GHz), 15.6" FHD LED, 8GB(2x4GB), SSD 512GB PCIe NVME, NO ODD, WIFI, Bluetooth, Webcam, STD Kbd, ACA 45W, BATT 3C 41 WHr - WIN11 64</text:p>
          </table:table-cell>
        </table:table-row>
        <table:table-row table:style-name="ro1">
          <table:table-cell office:value-type="string" calcext:value-type="string">
            <text:p>54T69EAR#AB8</text:p>
          </table:table-cell>
          <table:table-cell office:value-type="string" calcext:value-type="string">
            <text:p>HP LAPTOP 15-DW3055NT 54T69EAR#AB8 RENEW</text:p>
          </table:table-cell>
          <table:table-cell office:value-type="float" office:value="4" calcext:value-type="float">
            <text:p>4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Notebook, i5-1135G7 (2.4GHz), Nvidia GeForce MX350 2GB, 15.6" FHD LED, 8GB, SSD 512GB PCIe NVME, NO ODD, WIFI, Bluetooth, Webcam, Backlit Kbd, ACA 65W, BATT 3C 41 WHr - WIN11 64</text:p>
          </table:table-cell>
        </table:table-row>
        <table:table-row table:style-name="ro1">
          <table:table-cell office:value-type="string" calcext:value-type="string">
            <text:p>601X5EAR#BCM</text:p>
          </table:table-cell>
          <table:table-cell office:value-type="string" calcext:value-type="string">
            <text:p>HP 27-CB0000NC AIO 601X5EAR#BCM RENEW</text:p>
          </table:table-cell>
          <table:table-cell office:value-type="float" office:value="4" calcext:value-type="float">
            <text:p>4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AiO, AMD Athlon 3050U (2.3GHz), 8GB (2x4GB), SSD 256GB PCIe NVMe, Wired, WIFI, Bluetooth, Webcam, 27" FHD UWVA LED, ACA 65W - WIN11 64</text:p>
          </table:table-cell>
        </table:table-row>
        <table:table-row table:style-name="ro1">
          <table:table-cell office:value-type="string" calcext:value-type="string">
            <text:p>5C0B6EAR#A2N</text:p>
          </table:table-cell>
          <table:table-cell office:value-type="string" calcext:value-type="string">
            <text:p>HP LAPTOP 15-DW3058NX 5C0B6EAR#A2N RENEW</text:p>
          </table:table-cell>
          <table:table-cell office:value-type="float" office:value="4" calcext:value-type="float">
            <text:p>4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Notebook, i5-1135G7 (2.4GHz), Nvidia GeForce MX350 2GB, 15.6" FHD LED, 8GB (2x4GB), SSD 512GB PCIe NVME, NO ODD, WIFI, Bluetooth, Webcam, STD Kbd, ACA 65W, BATT 3C 41 WHr- WIN11 64</text:p>
          </table:table-cell>
        </table:table-row>
        <table:table-row table:style-name="ro1">
          <table:table-cell office:value-type="string" calcext:value-type="string">
            <text:p>53N18EAR#ABZ</text:p>
          </table:table-cell>
          <table:table-cell office:value-type="string" calcext:value-type="string">
            <text:p>HP PAVILION LAPTOP 15-EH1019NL 53N18EAR#ABZ RENEW</text:p>
          </table:table-cell>
          <table:table-cell office:value-type="float" office:value="4" calcext:value-type="float">
            <text:p>4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Notebook, AMD RYZEN 7 5700U (1.80GHz), 15.6 FHD LED, 8GB (2x4GB), SSD 512G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6H5N8EAR#ABV</text:p>
          </table:table-cell>
          <table:table-cell office:value-type="string" calcext:value-type="string">
            <text:p>HP PAVILION X360 14-EK0007NE 6H5N8EAR#ABV RENEW</text:p>
          </table:table-cell>
          <table:table-cell office:value-type="float" office:value="4" calcext:value-type="float">
            <text:p>4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Notebook, i5-1235U (1.3GHz), 8GB, 14.0" FHD LED, SSD 512GB PCIe NVMe, NO ODD, WIFI, Bluetooth, Webcam, Fingerprint, Backlit Kbd, ACA 65W - WIN11 64</text:p>
          </table:table-cell>
        </table:table-row>
        <table:table-row table:style-name="ro1">
          <table:table-cell office:value-type="string" calcext:value-type="string">
            <text:p>72H19EAR#ABV</text:p>
          </table:table-cell>
          <table:table-cell office:value-type="string" calcext:value-type="string">
            <text:p>HP PAVILION X360 14-EK0016NE 72H19EAR#ABV RENEW</text:p>
          </table:table-cell>
          <table:table-cell office:value-type="float" office:value="4" calcext:value-type="float">
            <text:p>4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Notebook, i5-1235U (1.3GHz), 8GB, 14.0" FHD LED, SSD 256GB PCIe NVMe, NO ODD, WIFI, Bluetooth, Webcam, Fingerprint, Backlit Kbd, Active Pen, ACA 65W - WIN11 64</text:p>
          </table:table-cell>
        </table:table-row>
        <table:table-row table:style-name="ro1">
          <table:table-cell office:value-type="string" calcext:value-type="string">
            <text:p>6G0F7EAR#AB8</text:p>
          </table:table-cell>
          <table:table-cell office:value-type="string" calcext:value-type="string">
            <text:p>HP VICTUS LAPTOP 16-D1029NT 6G0F7EAR#AB8 RENEW</text:p>
          </table:table-cell>
          <table:table-cell office:value-type="float" office:value="4" calcext:value-type="float">
            <text:p>4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Notebook, i5-12500H (2.5GHz), NVIDIA GeForce GTX 1650 4GB, 16.1 FHD LED, 8GB, SSD 512GB PCIe NVME, NO ODD, WIFI, Bluetooth, Webcam, Backlit Kbd, ACA 150W, BATT 4C 70 WHr - WIN11 64</text:p>
          </table:table-cell>
        </table:table-row>
        <table:table-row table:style-name="ro1">
          <table:table-cell office:value-type="string" calcext:value-type="string">
            <text:p>43Z27EAR#UUZ</text:p>
          </table:table-cell>
          <table:table-cell office:value-type="string" calcext:value-type="string">
            <text:p>HP ENVY X360 15-ES0509NZ 43Z27EAR#UUZ RENEW</text:p>
          </table:table-cell>
          <table:table-cell office:value-type="float" office:value="4" calcext:value-type="float">
            <text:p>4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Notebook, i5-1135G7 (2.4GHz), 15.6" FHD LED, TS, 8GB (2x4GB), SSD 512GB PCIe NVMe, NO ODD, WIFI, Bluetooth, Webcam, Backlit Kbd, ACA 65W, BATT 3C 51 WHr - WIN10 64</text:p>
          </table:table-cell>
        </table:table-row>
        <table:table-row table:style-name="ro1">
          <table:table-cell office:value-type="string" calcext:value-type="string">
            <text:p>5B9R5EAR#A2N</text:p>
          </table:table-cell>
          <table:table-cell office:value-type="string" calcext:value-type="string">
            <text:p>HP ENVY LAPTOP 14-EB1004NX 5B9R5EAR#A2N RENEW</text:p>
          </table:table-cell>
          <table:table-cell office:value-type="float" office:value="4" calcext:value-type="float">
            <text:p>4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Notebook, i5-11320H (3.2GHz), 16GB, 14.0" 2.2K UWVA LED, SSD 512GB PCIe NVMe, NO ODD, WIFI, Bluetooth, Webcam, Backlit Kbd, ACA 90W, BATT 4C 63.3 WHr - WIN11 64</text:p>
          </table:table-cell>
        </table:table-row>
        <table:table-row table:style-name="ro1">
          <table:table-cell office:value-type="string" calcext:value-type="string">
            <text:p>6M659EAR#ABD</text:p>
          </table:table-cell>
          <table:table-cell office:value-type="string" calcext:value-type="string">
            <text:p>HP PAVILION X360 15-ER1755NG 6M659EAR#ABD RENEW</text:p>
          </table:table-cell>
          <table:table-cell office:value-type="float" office:value="4" calcext:value-type="float">
            <text:p>4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Notebook, i5-1235U (2.5GHz), 15.6" FHD LED, TS, 16GB (2x8GB), SSD 512GB PCIe NVMe, NO ODD, WIFI, Bluetooth, Webcam, Touchscreen, Backlit Kbd, ACA 65W, BATT 3C 43 WHr - WIN11 64</text:p>
          </table:table-cell>
        </table:table-row>
        <table:table-row table:style-name="ro1">
          <table:table-cell office:value-type="string" calcext:value-type="string">
            <text:p>68P30EAR#AB8</text:p>
          </table:table-cell>
          <table:table-cell office:value-type="string" calcext:value-type="string">
            <text:p>HP VICTUS LAPTOP 16-D1045NT 68P30EAR#AB8 RENEW</text:p>
          </table:table-cell>
          <table:table-cell office:value-type="float" office:value="4" calcext:value-type="float">
            <text:p>4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Notebook, i5-12500H (2.5GHz), Nvidia GeForce RTX 3050 Ti 4GB, 16.1 FHD LED, 8GB, SSD 512GB PCIeNVME, NO ODD, WIFI, Bluetooth, Backlit Kbd, ACA 200W, BATT 4C70 WHr - WIN11 64</text:p>
          </table:table-cell>
        </table:table-row>
        <table:table-row table:style-name="ro1">
          <table:table-cell office:value-type="string" calcext:value-type="string">
            <text:p>2M6Y4EAR#A2N</text:p>
          </table:table-cell>
          <table:table-cell office:value-type="string" calcext:value-type="string">
            <text:p>HP ENVY LAPTOP 13-BA0008NX 2M6Y4EAR#A2N RENEW</text:p>
          </table:table-cell>
          <table:table-cell office:value-type="float" office:value="4" calcext:value-type="float">
            <text:p>4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Notebook, i7-1165G7 (2.8GHz), Nvidia GeForce MX450 2GB, 16GB, 13.3" FHD BV LED, SSD 1TB PCIe NVME, NO ODD, WIFI, Bluetooth, Webcam, Backlit Kbd, ACA 65W, BATT 3C 51 WHr - WIN10 64</text:p>
          </table:table-cell>
        </table:table-row>
        <table:table-row table:style-name="ro1">
          <table:table-cell office:value-type="string" calcext:value-type="string">
            <text:p>6D5H4EAR#UUW</text:p>
          </table:table-cell>
          <table:table-cell office:value-type="string" calcext:value-type="string">
            <text:p>HP PAVILION 27-CA1815NO AIO 6D5H4EAR#UUW RENEW</text:p>
          </table:table-cell>
          <table:table-cell office:value-type="float" office:value="4" calcext:value-type="float">
            <text:p>4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AiO, i5-12400T (1.80GHz), 16GB (2x8GB), SSD 1TB PCIe NVMe, Wireless, WIFI, Bluetooth, Webcam, 27" FHD UWVA LED, ACA 150W - WIN11 64</text:p>
          </table:table-cell>
        </table:table-row>
        <table:table-row table:style-name="ro1">
          <table:table-cell office:value-type="string" calcext:value-type="string">
            <text:p>3Y5J3EAR#ABD</text:p>
          </table:table-cell>
          <table:table-cell office:value-type="string" calcext:value-type="string">
            <text:p>HP ENVY X360 15-ES0775NG 3Y5J3EAR#ABD RENEW</text:p>
          </table:table-cell>
          <table:table-cell office:value-type="float" office:value="4" calcext:value-type="float">
            <text:p>4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Notebook, i7-1165G7 (2.8GHz), 15.6" FHD LED, TS, 16GB (2x8GB), SSD 1TB PCIe NVMe, NO ODD, WIFI, Bluetooth, Webcam, Backlit Kbd, ACA 65W, BATT 3C 51 WHr - WIN10 64</text:p>
          </table:table-cell>
        </table:table-row>
        <table:table-row table:style-name="ro1">
          <table:table-cell office:value-type="string" calcext:value-type="string">
            <text:p>6Z7H7EAR#ABD</text:p>
          </table:table-cell>
          <table:table-cell office:value-type="string" calcext:value-type="string">
            <text:p>HP ENVY LAPTOP 17-CR0775NG 6Z7H7EAR#ABD RENEW</text:p>
          </table:table-cell>
          <table:table-cell office:value-type="float" office:value="4" calcext:value-type="float">
            <text:p>4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Notebook, i7-1260P (1.60GHz), 17.3" FHD LED, 16GB (2x8GB), SSD 512GB PCIe NVMe, NO ODD, WIFI, Bluetooth, Webcam, Backlit Kbd, ACA 65W, BATT 4C 55 WHr - WIN11 64</text:p>
          </table:table-cell>
        </table:table-row>
        <table:table-row table:style-name="ro1">
          <table:table-cell office:value-type="string" calcext:value-type="string">
            <text:p>6J9J4EAR#ABD</text:p>
          </table:table-cell>
          <table:table-cell office:value-type="string" calcext:value-type="string">
            <text:p>HP ENVY LAPTOP 17-CR0774NG 6J9J4EAR#ABD RENEW</text:p>
          </table:table-cell>
          <table:table-cell office:value-type="float" office:value="4" calcext:value-type="float">
            <text:p>4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Notebook, i7-1260P (1.60GHz), 17.3" FHD LED, 16GB (2x8GB), SSD 1TB PCIe NVMe, NO ODD, WIFI, Bluetooth, Webcam, Backlit Kbd, ACA 65W, BATT 4C 55 WHr - WIN11 64</text:p>
          </table:table-cell>
        </table:table-row>
        <table:table-row table:style-name="ro1">
          <table:table-cell office:value-type="string" calcext:value-type="string">
            <text:p>5B9R3EAR#A2N</text:p>
          </table:table-cell>
          <table:table-cell office:value-type="string" calcext:value-type="string">
            <text:p>HP ENVY LAPTOP 14-EB1000NX 5B9R3EAR#A2N RENEW</text:p>
          </table:table-cell>
          <table:table-cell office:value-type="float" office:value="4" calcext:value-type="float">
            <text:p>4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Notebook, i7-11390H (3.0GHz), Nvidia GeForce RTX 3050 MQ 4GB, 16GB, 14.0" 2.2K UWVA LED, SSD 1TB PCIe NVMe, NO ODD, WIFI, Bluetooth, Webcam, Backlit Kbd, ACA 135W, BATT 4C 63.3 WHr - WIN11 64</text:p>
          </table:table-cell>
        </table:table-row>
        <table:table-row table:style-name="ro1">
          <table:table-cell office:value-type="string" calcext:value-type="string">
            <text:p>78Z07E8R#ABV</text:p>
          </table:table-cell>
          <table:table-cell office:value-type="string" calcext:value-type="string">
            <text:p>HP ZBOOK FIREFLY 14 G8 78Z07E8R#ABV RENEW</text:p>
          </table:table-cell>
          <table:table-cell office:value-type="float" office:value="4" calcext:value-type="float">
            <text:p>4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Notebook, i7-1165G7 (2.8GHz), 14.0" FHD AG LED, 16GB, 512GB PCIe NVMe, WIFI, Bluetooth, Webcam, STD Kbd, ACA 65W, BATT 3C 53 WHr, Warranty 3/3/0 EURO - Win11 Pro64</text:p>
          </table:table-cell>
        </table:table-row>
        <table:table-row table:style-name="ro1">
          <table:table-cell office:value-type="string" calcext:value-type="string">
            <text:p>661Q8EAR#ABD</text:p>
          </table:table-cell>
          <table:table-cell office:value-type="string" calcext:value-type="string">
            <text:p>HP PAVILION 27-CA1702NG AIO 661Q8EAR#ABD RENEW</text:p>
          </table:table-cell>
          <table:table-cell office:value-type="float" office:value="4" calcext:value-type="float">
            <text:p>4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AiO, i7-12700T (1.40GHz), 16GB (2x8GB), HDD 1TB, SSD 512GB PCle NVMe, Wired, WIFI, Bluetooth, Webcam, 27" QHD UWVA LED, ACA 150W - WIN11 64</text:p>
          </table:table-cell>
        </table:table-row>
        <table:table-row table:style-name="ro1">
          <table:table-cell office:value-type="string" calcext:value-type="string">
            <text:p>6Z2R1EAR#ABV</text:p>
          </table:table-cell>
          <table:table-cell office:value-type="string" calcext:value-type="string">
            <text:p>HP ENVY X360 LAPTOP 15-EW0000NE 6Z2R1EAR#ABV RENEW</text:p>
          </table:table-cell>
          <table:table-cell office:value-type="float" office:value="4" calcext:value-type="float">
            <text:p>4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Notebook, i7-1255U (1.7GHz), Nvidia GeForce RTX 2050 4GB, 15.6" QHD LED, 16GB (2x8GB), SSD 1TB PCIe NVMe, NO ODD, WIFI, Bluetooth, Webcam, Backlit Kbd, ACA 90W, BATT 3C 51 WHr - WIN11 64</text:p>
          </table:table-cell>
        </table:table-row>
        <table:table-row table:style-name="ro1">
          <table:table-cell office:value-type="string" calcext:value-type="string">
            <text:p>5C1S9EAR#A2N</text:p>
          </table:table-cell>
          <table:table-cell office:value-type="string" calcext:value-type="string">
            <text:p>HP OMEN LAPTOP 16-C0009NX 5C1S9EAR#A2N RENEW</text:p>
          </table:table-cell>
          <table:table-cell office:value-type="float" office:value="4" calcext:value-type="float">
            <text:p>4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Notebook, RYZEN 9 5900HX (3.10GHz), GFX NVIDIA GeF RTX 3070 MQ 8GB, 16.1 QHD LED, 16GB (2x8GB), SSD 1TB PCIe NVMe, NO ODD, WIFI, Bluetooth, Backlit Kbd, ACA 230W, BATT 6C 83Whr - WIN11 64</text:p>
          </table:table-cell>
        </table:table-row>
        <table:table-row table:style-name="ro1">
          <table:table-cell office:value-type="string" calcext:value-type="string">
            <text:p>2C9S9EAR#AB8</text:p>
          </table:table-cell>
          <table:table-cell office:value-type="string" calcext:value-type="string">
            <text:p>HP ZBOOK FIREFLY 15 G8 2C9S9EAR#AB8 RENEW</text:p>
          </table:table-cell>
          <table:table-cell office:value-type="float" office:value="4" calcext:value-type="float">
            <text:p>4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Notebook, i7-1165G7 (2.8GHz), 15.6 FHD AG LED, 16GB, 512GB PCIe NVMe, WIFI, Bluetooth, Webcam, Fingerprint, Backlit Kbd, ACA 65W, BATT 3C 56 WHr, Warranty3/3/0 EURO - Win10 Pro64</text:p>
          </table:table-cell>
        </table:table-row>
        <table:table-row table:style-name="ro1">
          <table:table-cell office:value-type="string" calcext:value-type="string">
            <text:p>495P5EAR#UUW</text:p>
          </table:table-cell>
          <table:table-cell office:value-type="string" calcext:value-type="string">
            <text:p>HP PAVILION AIO 27-D1039NO 495P5EAR#UUW RENEW</text:p>
          </table:table-cell>
          <table:table-cell office:value-type="float" office:value="4" calcext:value-type="float">
            <text:p>4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AiO, i7- 11700T (1.40GHz), 16GB (2x8GB),SSD 1TB PCIe NVMe, GFX Nvd GeF GTX1650 4GB, Wireless, WIFI, Bluetooth, Webcam, 27" UHD UWVA LED, ACA 180W - WIN10 64</text:p>
          </table:table-cell>
        </table:table-row>
        <table:table-row table:style-name="ro1">
          <table:table-cell office:value-type="string" calcext:value-type="string">
            <text:p>5C1S1EAR#A2N</text:p>
          </table:table-cell>
          <table:table-cell office:value-type="string" calcext:value-type="string">
            <text:p>HP OMEN LAPTOP 16-B0010NX 5C1S1EAR#A2N RENEW</text:p>
          </table:table-cell>
          <table:table-cell office:value-type="float" office:value="4" calcext:value-type="float">
            <text:p>4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Notebook, i7-11800H (2.3GHz), GFX NVIDIA GeF RTX 3070 8GB, 16.1 QHD LED, 32GB (2x16GB), 2X SSD 1TB PCIe NVME, NO ODD, WIFI, Bluetooth, Webcam, Backlit Kbd, ACA 230W, BATT 6C 83Whr - WIN11 64</text:p>
          </table:table-cell>
        </table:table-row>
        <table:table-row table:style-name="ro1">
          <table:table-cell office:value-type="string" calcext:value-type="string">
            <text:p>6M3A0EAR#AKE</text:p>
          </table:table-cell>
          <table:table-cell office:value-type="string" calcext:value-type="string">
            <text:p>HP OMEN GAMING 16-K0003NQ 6M3A0EAR#AKE RENEW</text:p>
          </table:table-cell>
          <table:table-cell office:value-type="float" office:value="4" calcext:value-type="float">
            <text:p>4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Notebook, Intel i9-12900H (2.5GHz), Nvidia GeForce RTX 3070 Ti 8GB, 16.1 QHD LED, 16GB (2x8GB), SSD 512GB PCIe NVME, NO ODD, WIFI, Bluetooth, Webcam, Backlit Kbd, ACA 280W, BATT 4C 70 WHr - WIN11 64</text:p>
          </table:table-cell>
        </table:table-row>
        <table:table-row table:style-name="ro1">
          <table:table-cell office:value-type="string" calcext:value-type="string">
            <text:p>52X00EPR#ABU</text:p>
          </table:table-cell>
          <table:table-cell office:value-type="string" calcext:value-type="string">
            <text:p>HP ZBOOK FURY 17 G8 52X00EPR#ABU RENEW</text:p>
          </table:table-cell>
          <table:table-cell office:value-type="float" office:value="4" calcext:value-type="float">
            <text:p>4</text:p>
          </table:table-cell>
          <table:table-cell office:value-type="float" office:value="13999" calcext:value-type="float">
            <text:p>13999</text:p>
          </table:table-cell>
          <table:table-cell office:value-type="string" calcext:value-type="string">
            <text:p>Notebook, Intel i7-11850H (2.3GHz), 17.3 FHD AG LED, 16GB, SSD 512GB PCIe NVMe, GFX NVIDIA RTX A3000 6GB, WIFI, Bluetooth, Webcam, Fingerprint, Backlit Kbd, ACA 200W, BATT 8C 94 WHr, Warranty 3/3/0 EURO - Win11 Pro64</text:p>
          </table:table-cell>
        </table:table-row>
        <table:table-row table:style-name="ro1">
          <table:table-cell office:value-type="string" calcext:value-type="string">
            <text:p>223R4BR#629</text:p>
          </table:table-cell>
          <table:table-cell office:value-type="string" calcext:value-type="string">
            <text:p>HP ENVY PRO 6420E AIO PRINTER 223R4BR#629 RENEW</text:p>
          </table:table-cell>
          <table:table-cell office:value-type="float" office:value="3" calcext:value-type="float">
            <text:p>3</text:p>
          </table:table-cell>
          <table:table-cell office:value-type="float" office:value="399.99" calcext:value-type="float">
            <text:p>399,99</text:p>
          </table:table-cell>
          <table:table-cell/>
        </table:table-row>
        <table:table-row table:style-name="ro1">
          <table:table-cell office:value-type="string" calcext:value-type="string">
            <text:p>2Z2F5EAR#ABD</text:p>
          </table:table-cell>
          <table:table-cell office:value-type="string" calcext:value-type="string">
            <text:p>HP LAPTOP 15-GW0710NG 2Z2F5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Notebook, AMD Ath 3050U (2.3GHz), 15.6 FHD LED, 4GB, SSD 256GB PCIe NVMe, NO ODD, WIFI, Bluetooth, Std Kbd, ACA 45W, BATT 3C 41 WHr - WIN10 64</text:p>
          </table:table-cell>
        </table:table-row>
        <table:table-row table:style-name="ro1">
          <table:table-cell office:value-type="string" calcext:value-type="string">
            <text:p>5C172EAR#A2N</text:p>
          </table:table-cell>
          <table:table-cell office:value-type="string" calcext:value-type="string">
            <text:p>HP LAPTOP 15-DW3072NX 5C172EAR#A2N RENEW</text:p>
          </table:table-cell>
          <table:table-cell office:value-type="float" office:value="3" calcext:value-type="float">
            <text:p>3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Notebook, i3-1125G4 (2.0GHz), 15.6 HD LED, 4GB, SSD 256GB PCIe NVME, NO ODD, WIFI, Bluetooth, Webcam, Std Kbd, ACA 45W, BATT 3C 41 WHr - WIN11 S</text:p>
          </table:table-cell>
        </table:table-row>
        <table:table-row table:style-name="ro1">
          <table:table-cell office:value-type="string" calcext:value-type="string">
            <text:p>34W29EAR#ABV</text:p>
          </table:table-cell>
          <table:table-cell office:value-type="string" calcext:value-type="string">
            <text:p>HP LAPTOP 14S-DQ2002NE 34W29EAR#ABV RENEW</text:p>
          </table:table-cell>
          <table:table-cell office:value-type="float" office:value="3" calcext:value-type="float">
            <text:p>3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Notebook, i3-1115G4 (3.0GHz), 14.0" HD LED, 4GB, SSD 256GB PCIe NVME, NO ODD, WIFI, Bluetooth, Webcam, Std Kbd, ACA 45W, BATT 3C 41 WHr - Win10 S</text:p>
          </table:table-cell>
        </table:table-row>
        <table:table-row table:style-name="ro1">
          <table:table-cell office:value-type="string" calcext:value-type="string">
            <text:p>3B0Y5EAR#AKE</text:p>
          </table:table-cell>
          <table:table-cell office:value-type="string" calcext:value-type="string">
            <text:p>HP LAPTOP 15-DW3054NQ 3B0Y5EAR#AKE RENEW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Notebook, i3-1115G4 (3.0GHz), 15.6 FHD LED, 8GB, SSD 256GB PCIe NVME, NO ODD, WIFI, Bluetooth, Webcam, Std Kbd,ACA 45W, BATT 3C 41 WHr - FreeDOS</text:p>
          </table:table-cell>
        </table:table-row>
        <table:table-row table:style-name="ro1">
          <table:table-cell office:value-type="string" calcext:value-type="string">
            <text:p>4K7M8EAR#ABB</text:p>
          </table:table-cell>
          <table:table-cell office:value-type="string" calcext:value-type="string">
            <text:p>HP 255 G8 4K7M8EAR#ABB RENEW</text:p>
          </table:table-cell>
          <table:table-cell office:value-type="float" office:value="3" calcext:value-type="float">
            <text:p>3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Notebook, RYZEN 3-5300U (2.6GHz), 15.6 FHD AG LED, 8GB, SSD 256GB PCIe NVMe, WIFI, Bluetooth, Std Kbd, ACA 45W, BATT 3C 41 WHr, Warranty 1/1/0 EURO - Win10 64</text:p>
          </table:table-cell>
        </table:table-row>
        <table:table-row table:style-name="ro1">
          <table:table-cell office:value-type="string" calcext:value-type="string">
            <text:p>59U08EAR#BCM</text:p>
          </table:table-cell>
          <table:table-cell office:value-type="string" calcext:value-type="string">
            <text:p>HP 250 G8 59U08EAR#BCM RENEW</text:p>
          </table:table-cell>
          <table:table-cell office:value-type="float" office:value="3" calcext:value-type="float">
            <text:p>3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Notebook, Intel i3-1115G4 (3.0GHz), 15.6 FHD AG LED, 8GB, SSD 256GB PCIe NVMe, WIFI, Bluetooth, Std Kbd, ACA 45W, BATT 3C 41 WHr, Warranty 1/1/0 EURO - WIN11 64</text:p>
          </table:table-cell>
        </table:table-row>
        <table:table-row table:style-name="ro1">
          <table:table-cell office:value-type="string" calcext:value-type="string">
            <text:p>471P3EAR#AKD</text:p>
          </table:table-cell>
          <table:table-cell office:value-type="string" calcext:value-type="string">
            <text:p>HP LAPTOP 15S-EQ2156NW 471P3EAR#AKD RENEW</text:p>
          </table:table-cell>
          <table:table-cell office:value-type="float" office:value="3" calcext:value-type="float">
            <text:p>3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Notebook, RYZEN3-5300U (2.6GHz), 15.6" FHD LED, 8GB, SSD 256GB PCIe NVME, NO ODD, WIFI, Bluetooth, Webcam, Std Kbd, ACA 45W, BATT 3C 41 WHr - WIN10 64</text:p>
          </table:table-cell>
        </table:table-row>
        <table:table-row table:style-name="ro1">
          <table:table-cell office:value-type="string" calcext:value-type="string">
            <text:p>63P66EAR#ABV</text:p>
          </table:table-cell>
          <table:table-cell office:value-type="string" calcext:value-type="string">
            <text:p>HP PAVILION X360 14-DY0158NE 63P66EAR#ABV RENEW</text:p>
          </table:table-cell>
          <table:table-cell office:value-type="float" office:value="3" calcext:value-type="float">
            <text:p>3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Notebook, i3-1125G4 (2.0GHz), 14.0" FHD LED, TS, 4GB, SSD 256GB PCIe NVMe, NO ODD, WIFI, Bluetooth, Webcam, Touchscreen, Backlit Kbd, ACA 65W, BATT3C 43 WHr - WIN11 S</text:p>
          </table:table-cell>
        </table:table-row>
        <table:table-row table:style-name="ro1">
          <table:table-cell office:value-type="string" calcext:value-type="string">
            <text:p>308A5EAR#ABT</text:p>
          </table:table-cell>
          <table:table-cell office:value-type="string" calcext:value-type="string">
            <text:p>HP LAPTOP 15S-FQ2004NJ 308A5EAR#ABT RENEW</text:p>
          </table:table-cell>
          <table:table-cell office:value-type="float" office:value="3" calcext:value-type="float">
            <text:p>3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otebook, Intel i3-1115G4 (3.0GHz), 15.6" FHD LED, 8GB, SSD 512GB PCIe NVME, NO ODD, WIFI, Bluetooth, Webcam, STD Kbd, ACA 45W, BATT 3C 41 WHr - WIN10 64</text:p>
          </table:table-cell>
        </table:table-row>
        <table:table-row table:style-name="ro1">
          <table:table-cell office:value-type="string" calcext:value-type="string">
            <text:p>30D45EAR#ACQ</text:p>
          </table:table-cell>
          <table:table-cell office:value-type="string" calcext:value-type="string">
            <text:p>HP LAPTOP 15S-FQ2003NI 30D45EAR#ACQ RENEW</text:p>
          </table:table-cell>
          <table:table-cell office:value-type="float" office:value="3" calcext:value-type="float">
            <text:p>3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otebook, i3-1115G4 (3.0GHz), 15.6 FHD LED, 8GB, SSD 512GB PCIe NVME, NO ODD, WIFI, Bluetooth, Webcam, Backlit Kbd, ACA 45W, BATT 3C 41 WHr - WIN10 64</text:p>
          </table:table-cell>
        </table:table-row>
        <table:table-row table:style-name="ro1">
          <table:table-cell office:value-type="string" calcext:value-type="string">
            <text:p>4H251EAR#AB8</text:p>
          </table:table-cell>
          <table:table-cell office:value-type="string" calcext:value-type="string">
            <text:p>HP LAPTOP 15S-FQ2062NT 4H251EAR#AB8 RENEW</text:p>
          </table:table-cell>
          <table:table-cell office:value-type="float" office:value="3" calcext:value-type="float">
            <text:p>3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Notebook, i5-1135G7 (2.4GHz), 15.6 FHD LED, 8GB(2x4GB), SSD 256GB PCIe NVME, NO ODD, WIFI, Bluetooth, Webcam, Std Kbd, ACA 45W, BATT 3C 41 WHr - WIN10 64</text:p>
          </table:table-cell>
        </table:table-row>
        <table:table-row table:style-name="ro1">
          <table:table-cell office:value-type="string" calcext:value-type="string">
            <text:p>6G8V5E8R#ABD</text:p>
          </table:table-cell>
          <table:table-cell office:value-type="string" calcext:value-type="string">
            <text:p>HP PROBOOK 455 G8 6G8V5E8R#ABD RENEW</text:p>
          </table:table-cell>
          <table:table-cell office:value-type="float" office:value="3" calcext:value-type="float">
            <text:p>3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Notebook, RYZEN 3-5400U (2.6GHz), 15.6 FHD AG LED, 8GB, 256GB PCIe NVMe, WIFI, Bluetooth, Webcam, Std Kbd, ACA 45W, BATT 3C 45 WHr, Warranty 1/1/0 EURO - Win10 Pro64</text:p>
          </table:table-cell>
        </table:table-row>
        <table:table-row table:style-name="ro1">
          <table:table-cell office:value-type="string" calcext:value-type="string">
            <text:p>2X2W1EAR#ACB</text:p>
          </table:table-cell>
          <table:table-cell office:value-type="string" calcext:value-type="string">
            <text:p>HP PAVILION LAPTOP 14-DV0036UR 2X2W1EAR#ACB RENEW</text:p>
          </table:table-cell>
          <table:table-cell office:value-type="float" office:value="3" calcext:value-type="float">
            <text:p>3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Notebook, i5-1135G7 (2.4GHz), 14.0" FHD LED, 16GB (2x8GB), SSD 512GB PCIe NVMe, NO ODD, WIFI, Bluetooth, Webcam, Backlit Kbd, ACA 45W, BATT 3C 43 WHr - FREEDOS</text:p>
          </table:table-cell>
        </table:table-row>
        <table:table-row table:style-name="ro1">
          <table:table-cell office:value-type="string" calcext:value-type="string">
            <text:p>320U3EAR#AKD</text:p>
          </table:table-cell>
          <table:table-cell office:value-type="string" calcext:value-type="string">
            <text:p>HP LAPTOP 15S-FQ2032NW 320U3EAR#AKD RENEW</text:p>
          </table:table-cell>
          <table:table-cell office:value-type="float" office:value="3" calcext:value-type="float">
            <text:p>3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Notebook, i5-1135G7 (2.4GHz), 15.6 FHD LED, 8GB (2x4GB), SSD 512GB PCIe NVME, NO ODD, WIFI, Bluetooth, Webcam, STD Kbd, ACA 45W, BATT 3C 41 WHr - WIN10 64</text:p>
          </table:table-cell>
        </table:table-row>
        <table:table-row table:style-name="ro1">
          <table:table-cell office:value-type="string" calcext:value-type="string">
            <text:p>7ZU81AR#B19</text:p>
          </table:table-cell>
          <table:table-cell office:value-type="string" calcext:value-type="string">
            <text:p>HP LASERJET ENTERPRISE M554DN 7ZU81AR#B19 RENEW</text:p>
          </table:table-cell>
          <table:table-cell office:value-type="float" office:value="3" calcext:value-type="float">
            <text:p>3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COLOR, DUPLEX PRINTER</text:p>
          </table:table-cell>
        </table:table-row>
        <table:table-row table:style-name="ro1">
          <table:table-cell office:value-type="string" calcext:value-type="string">
            <text:p>5C0B7EAR#A2N</text:p>
          </table:table-cell>
          <table:table-cell office:value-type="string" calcext:value-type="string">
            <text:p>HP LAPTOP 15-DW3061NX 5C0B7EAR#A2N RENEW</text:p>
          </table:table-cell>
          <table:table-cell office:value-type="float" office:value="3" calcext:value-type="float">
            <text:p>3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Notebook, i5-1135G7 (2.4GHz), Nvidia GeForce MX350 2GB, 15.6" FHD LED, 8GB (2x4GB), SSD 512GB PCIe NVME, NO ODD, WIFI, Bluetooth, Webcam, Std Kbd, ACA 65W, BATT 3C 41 WHr- WIN11 64</text:p>
          </table:table-cell>
        </table:table-row>
        <table:table-row table:style-name="ro1">
          <table:table-cell office:value-type="string" calcext:value-type="string">
            <text:p>6E1D6EAR#BH4</text:p>
          </table:table-cell>
          <table:table-cell office:value-type="string" calcext:value-type="string">
            <text:p>HP PAVILION X360 14-EK0002NK 6E1D6EAR#BH4 RENEW</text:p>
          </table:table-cell>
          <table:table-cell office:value-type="float" office:value="3" calcext:value-type="float">
            <text:p>3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Notebook, i3-1215U (1.2GHz), 8GB, 14.0" FHD LED, SSD 256GB PCIe NVMe, NO ODD, WIFI, Bluetooth, Webcam, Std Kbd, ACA 45W - WIN11 64</text:p>
          </table:table-cell>
        </table:table-row>
        <table:table-row table:style-name="ro1">
          <table:table-cell office:value-type="string" calcext:value-type="string">
            <text:p>3V0C6EAR#A2N</text:p>
          </table:table-cell>
          <table:table-cell office:value-type="string" calcext:value-type="string">
            <text:p>HP LAPTOP 15-DW3007NX 3V0C6EAR#A2N RENEW</text:p>
          </table:table-cell>
          <table:table-cell office:value-type="float" office:value="3" calcext:value-type="float">
            <text:p>3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Notebook, Intel i7-1165G7 (2.8GHz), Nvidia GeForce MX450 2GB, 15.6" FHD LED, 8GB, HDD 1TB, NO ODD, WIFI, Bluetooth, Webcam, Std Kbd, ACA 65W, BATT 3C 41 WHr - WIN10 64</text:p>
          </table:table-cell>
        </table:table-row>
        <table:table-row table:style-name="ro1">
          <table:table-cell office:value-type="string" calcext:value-type="string">
            <text:p>3Y5E7EAR#ABD</text:p>
          </table:table-cell>
          <table:table-cell office:value-type="string" calcext:value-type="string">
            <text:p>HP LAPTOP 17-CP0756NG 3Y5E7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Notebook, RYZEN 5-5500U (2.1GHz), 17.3" FHD LED, 8GB (2x4GB), SSD 512GB PCIe NVMe, HDD 1TB, NO ODD, WIFI, Bluetooth, Std Kbd, ACA 45W, BATT 3C 41 WHr - WIN10 64</text:p>
          </table:table-cell>
        </table:table-row>
        <table:table-row table:style-name="ro1">
          <table:table-cell office:value-type="string" calcext:value-type="string">
            <text:p>38A30EAR#ACQ</text:p>
          </table:table-cell>
          <table:table-cell office:value-type="string" calcext:value-type="string">
            <text:p>HP LAPTOP 15-DW3013NI 38A30EAR#ACQ RENEW</text:p>
          </table:table-cell>
          <table:table-cell office:value-type="float" office:value="3" calcext:value-type="float">
            <text:p>3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Notebook, i7-1165G7 (2.8GHz), Nvidia GeForce MX450 2GB, 15.6" FHD LED, 8GB (2x4GB), HDD 1TB, NO ODD, WIFI, Bluetooth, Webcam, Std Kbd, ACA 65W, BATT 3C 41 WHr - WIN10 64</text:p>
          </table:table-cell>
        </table:table-row>
        <table:table-row table:style-name="ro1">
          <table:table-cell office:value-type="string" calcext:value-type="string">
            <text:p>634F1EAR#ACB</text:p>
          </table:table-cell>
          <table:table-cell office:value-type="string" calcext:value-type="string">
            <text:p>HP PAVILION X360 14-DY0044UR 634F1EAR#ACB RENEW</text:p>
          </table:table-cell>
          <table:table-cell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5-1135G7 (2.4GHz), 14.0" FHD LED, TS, 16GB (2x8GB), SSD 512GB PCIe NVMe, NO ODD, WIFI, Bluetooth, Webcam, Backlit Kbd, ACA 45W,BATT 3C 43 WHr - FreeDOS</text:p>
          </table:table-cell>
        </table:table-row>
        <table:table-row table:style-name="ro1">
          <table:table-cell office:value-type="string" calcext:value-type="string">
            <text:p>6M658EAR#ABD</text:p>
          </table:table-cell>
          <table:table-cell office:value-type="string" calcext:value-type="string">
            <text:p>HP PAVILION X360 15-ER1735NG 6M658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3-1215U (1.2GHz), 15.6" FHD LED, TS, 8GB, SSD 512GB PCIe NVMe, NO ODD, WIFI, Bluetooth, Webcam, Touchscreen, Backlit Kbd, ACA 65W, BATT 3C 43 WHr - WIN11 64</text:p>
          </table:table-cell>
        </table:table-row>
        <table:table-row table:style-name="ro1">
          <table:table-cell office:value-type="string" calcext:value-type="string">
            <text:p>5B9Q0EAR#A2N</text:p>
          </table:table-cell>
          <table:table-cell office:value-type="string" calcext:value-type="string">
            <text:p>HP ENVY X360 13-BD0013NX 5B9Q0EAR#A2N RENEW</text:p>
          </table:table-cell>
          <table:table-cell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5-1135G7 (2.4GHz), 8GB, 13.3" FHD BV LED, TS, SSD 512G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307Z6EAR#ABT</text:p>
          </table:table-cell>
          <table:table-cell office:value-type="string" calcext:value-type="string">
            <text:p>HP LAPTOP 15-DW3006NJ 307Z6EAR#ABT RENEW</text:p>
          </table:table-cell>
          <table:table-cell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ntel i7-1165G7 (2.8GHz), Nvidia GeForce MX450 2GB, 15.6" FHD LED, 8GB (2x4GB), SSD 512GB PCIe NVME, NO ODD, WIFI, Bluetooth, Webcam, Std Kbd, ACA 65W, BATT 3C 41 WHr- WIN10 64</text:p>
          </table:table-cell>
        </table:table-row>
        <table:table-row table:style-name="ro1">
          <table:table-cell office:value-type="string" calcext:value-type="string">
            <text:p>39V94EAR#ACB</text:p>
          </table:table-cell>
          <table:table-cell office:value-type="string" calcext:value-type="string">
            <text:p>HP PAVILION LAPTOP 15-EH1003UR 39V94EAR#ACB RENEW</text:p>
          </table:table-cell>
          <table:table-cell office:value-type="float" office:value="3" calcext:value-type="float">
            <text:p>3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Notebook, RYZEN 7-5700U (1.80GHz), 15.6 FHDLED, 16GB (2x8GB), SSD 512GB PCIe NVMe, NO ODD, WIFI, Bluetooth, Webcam, Fingerprint, Backlit Kbd, ACA 45W, BATT 3C 41 WHr- FreeDOS</text:p>
          </table:table-cell>
        </table:table-row>
        <table:table-row table:style-name="ro1">
          <table:table-cell office:value-type="string" calcext:value-type="string">
            <text:p>6M3F4EAR#AKE</text:p>
          </table:table-cell>
          <table:table-cell office:value-type="string" calcext:value-type="string">
            <text:p>HP PAVILION LAPTOP 15-EG2027NQ 6M3F4EAR#AKE RENEW</text:p>
          </table:table-cell>
          <table:table-cell office:value-type="float" office:value="3" calcext:value-type="float">
            <text:p>3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Notebook, i5-1235U (1.3GHz), Nvidia GeForce MX550 2GB, 15.6 FHD LED, 16GB (2x8GB), SSD 512GB PCIe NVMe, NO ODD, WIFI, Bluetooth, Webcam, Backlit Kbd, ACA 65W, BATT 3C 41 WHr - FreeDOS</text:p>
          </table:table-cell>
        </table:table-row>
        <table:table-row table:style-name="ro1">
          <table:table-cell office:value-type="string" calcext:value-type="string">
            <text:p>6M662EAR#ABD</text:p>
          </table:table-cell>
          <table:table-cell office:value-type="string" calcext:value-type="string">
            <text:p>HP LAPTOP 15S-EQ3775NG 6M662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Notebook, RYZEN 7 5825U (2.0GHz), 15.6" FHD LED, 16GB (2x8GB), SSD 1T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7D368EAR#ABV</text:p>
          </table:table-cell>
          <table:table-cell office:value-type="string" calcext:value-type="string">
            <text:p>HP LAPTOP 15-DW4054NE 7D368EAR#ABV RENEW</text:p>
          </table:table-cell>
          <table:table-cell office:value-type="float" office:value="3" calcext:value-type="float">
            <text:p>3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otebook, i5-1235U (1.3GHz), Nvidia GeForce MX550 2GB, 15.6" FHD LED, 8GB, SSD 512GB PCIe NVME, NO ODD, WIFI, Bluetooth, Webcam, Fingerprint, Backlit Kbd, ACA 65W, BATT 3C 41 WHr - WIN11 64</text:p>
          </table:table-cell>
        </table:table-row>
        <table:table-row table:style-name="ro1">
          <table:table-cell office:value-type="string" calcext:value-type="string">
            <text:p>6M7E0EAR#ABD</text:p>
          </table:table-cell>
          <table:table-cell office:value-type="string" calcext:value-type="string">
            <text:p>HP LAPTOP 17-CP1757NG 6M7E0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otebook, RYZEN 5 5625U (2.3GHz), 17.3" FHD LED, 16GB (2x8GB), SSD 1TB PCIe NVMe, NO ODD, WIFI, Bluetooth, Webcam, Std Kbd, ACA 45W, BATT 3C 41 WHr - WIN11 64</text:p>
          </table:table-cell>
        </table:table-row>
        <table:table-row table:style-name="ro1">
          <table:table-cell office:value-type="string" calcext:value-type="string">
            <text:p>6Z7N7EAR#ABD</text:p>
          </table:table-cell>
          <table:table-cell office:value-type="string" calcext:value-type="string">
            <text:p>HP LAPTOP 17-CN2756NG 6Z7N7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otebook, i5-1235U (1.3GHz), 17.3" FHD LED, 16GB (2x8GB), SSD 1TB PCIe NVMe, NO ODD, WIFI, Bluetooth, Webcam, Std Kbd, ACA 45W, BATT 3C 41 WHr - WIN11 64</text:p>
          </table:table-cell>
        </table:table-row>
        <table:table-row table:style-name="ro1">
          <table:table-cell office:value-type="string" calcext:value-type="string">
            <text:p>56T47EAR#ACB</text:p>
          </table:table-cell>
          <table:table-cell office:value-type="string" calcext:value-type="string">
            <text:p>HP AIO 24-DP0066UR 56T47EAR#ACB RENEW</text:p>
          </table:table-cell>
          <table:table-cell office:value-type="float" office:value="3" calcext:value-type="float">
            <text:p>3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AiO, RYZEN 5 4500U (2.375GHz), 16GB, SSD 1TB PCIe NVME, Std Kbd, WIFI, Bluetooth, Webcam, 23.8 FHD UWVA LED, ACA 65W - FreeDOS</text:p>
          </table:table-cell>
        </table:table-row>
        <table:table-row table:style-name="ro1">
          <table:table-cell office:value-type="string" calcext:value-type="string">
            <text:p>469R8EAR#ABV</text:p>
          </table:table-cell>
          <table:table-cell office:value-type="string" calcext:value-type="string">
            <text:p>HP PAVILION X360 14-DY0146NE 469R8EAR#ABV RENEW</text:p>
          </table:table-cell>
          <table:table-cell office:value-type="float" office:value="3" calcext:value-type="float">
            <text:p>3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Notebook, Intel i7-1165G7 (2.8GHz), 14.0" FHD LED, TS, 16GB (2x8GB), SSD 512GB PCIe NVMe, NO ODD, WIFI, Bluetooth, Webcam, Fingerprint, Backlit Kbd, ACA 65W, BATT 3C 43 WHr - WIN10 64</text:p>
          </table:table-cell>
        </table:table-row>
        <table:table-row table:style-name="ro1">
          <table:table-cell office:value-type="string" calcext:value-type="string">
            <text:p>6H5P4EAR#ABV</text:p>
          </table:table-cell>
          <table:table-cell office:value-type="string" calcext:value-type="string">
            <text:p>HP LAPTOP 15S-FQ5035NE 6H5P4EAR#ABV RENEW</text:p>
          </table:table-cell>
          <table:table-cell office:value-type="float" office:value="3" calcext:value-type="float">
            <text:p>3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i5-1255U (1.7GHz), 15.6 FHD LED, 16GB (2x8GB), SSD 512GB PCIe NVME, NO ODD, WIFI, Bluetooth, Webcam, Fingerprint, Backlit Kbd, ACA 45W,BATT 3C 41 WHr - WIN11 64</text:p>
          </table:table-cell>
        </table:table-row>
        <table:table-row table:style-name="ro1">
          <table:table-cell office:value-type="string" calcext:value-type="string">
            <text:p>6D858EAR#UUZ</text:p>
          </table:table-cell>
          <table:table-cell office:value-type="string" calcext:value-type="string">
            <text:p>HP ENVY X360 LAPTOP 15-EW0504NZ 6D858EAR#UUZ RENEW</text:p>
          </table:table-cell>
          <table:table-cell office:value-type="float" office:value="3" calcext:value-type="float">
            <text:p>3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i5-1240P (1.7GHz), 15.6" FHD LED, 8GB (2x4GB), SSD 512G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3S8T7EAR#AKD</text:p>
          </table:table-cell>
          <table:table-cell office:value-type="string" calcext:value-type="string">
            <text:p>HP PROBOOK 650 G8 3S8T7EAR#AKD RENEW</text:p>
          </table:table-cell>
          <table:table-cell office:value-type="float" office:value="3" calcext:value-type="float">
            <text:p>3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Notebook, Intel i5-1135G7 (2.4GHz), 15.6 FHD AG LED, 8GB, SSD 256GB PCIe NVMe, WIFI, Bluetooth, Webcam, Fingerprint, BacklitKbd, ACA 45W, BATT 3C 45 WHr, Warranty 1/1/0 EURO - Win10 Pro64</text:p>
          </table:table-cell>
        </table:table-row>
        <table:table-row table:style-name="ro1">
          <table:table-cell office:value-type="string" calcext:value-type="string">
            <text:p>6K9S6EAR#ABD</text:p>
          </table:table-cell>
          <table:table-cell office:value-type="string" calcext:value-type="string">
            <text:p>HP 24-CB1102NG AIO 6K9S6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AiO, i5-1235U (1.3GHz), 16GB, SSD 512GB PCIe NVMe, Wired, WIFI, Bluetooth, Webcam, 23.8 FHD LED, ACA 65W - WIN11 64</text:p>
          </table:table-cell>
        </table:table-row>
        <table:table-row table:style-name="ro1">
          <table:table-cell office:value-type="string" calcext:value-type="string">
            <text:p>61S60EAR#ABD</text:p>
          </table:table-cell>
          <table:table-cell office:value-type="string" calcext:value-type="string">
            <text:p>HP PAVILION 27-CA0900NG AIO 61S60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AiO, RYZEN 5 5500U (2.1GHz), 8GB (2x4GB), SSD 512GB PCIe NVMe, Wireless, WIFI, Bluetooth, Webcam, 27" QHD UWVA LED, ACA 120W - WIN11 64</text:p>
          </table:table-cell>
        </table:table-row>
        <table:table-row table:style-name="ro1">
          <table:table-cell office:value-type="string" calcext:value-type="string">
            <text:p>715X7EAR#ABV</text:p>
          </table:table-cell>
          <table:table-cell office:value-type="string" calcext:value-type="string">
            <text:p>HP LAPTOP 15-DW4043NE 715X7EAR#ABV RENEW</text:p>
          </table:table-cell>
          <table:table-cell office:value-type="float" office:value="3" calcext:value-type="float">
            <text:p>3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i7-1255U (1.7GHz), Nvidia GeForce MX550 2GB, 15.6" FHD LED, 16GB (2x8GB), SSD 1TB PCIe NVME, NO ODD, WIFI, Bluetooth, Webcam, Fingerprint, BacklitKbd, ACA 65W, BATT 3C 41 WHr - WIN11 64</text:p>
          </table:table-cell>
        </table:table-row>
        <table:table-row table:style-name="ro1">
          <table:table-cell office:value-type="string" calcext:value-type="string">
            <text:p>6L9J6EAR#BH4</text:p>
          </table:table-cell>
          <table:table-cell office:value-type="string" calcext:value-type="string">
            <text:p>HP LAPTOP 15-DW4000NK 6L9J6EAR#BH4 RENEW</text:p>
          </table:table-cell>
          <table:table-cell office:value-type="float" office:value="3" calcext:value-type="float">
            <text:p>3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i7-1255U (1.7GHz), Nvidia GeForce MX550 2GB, 15.6 FHD LED, 16GB (2x8GB), SSD 1TB PCIe NVME, NO ODD, WIFI, Bluetooth, Webcam, Fingerprint, Std Kbd, ACA 65W, BATT 3C 41 WHr - WIN11 64</text:p>
          </table:table-cell>
        </table:table-row>
        <table:table-row table:style-name="ro1">
          <table:table-cell office:value-type="string" calcext:value-type="string">
            <text:p>50P13EAR#ABD</text:p>
          </table:table-cell>
          <table:table-cell office:value-type="string" calcext:value-type="string">
            <text:p>HP ENVY X360 13-AY1776NG 50P13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Notebook, RYZEN 7 5800U (1.9GHz), 16GB, 13.3" FHD BV LED PRVCY, TS, SSD 1T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6M3P9EAR#ABB</text:p>
          </table:table-cell>
          <table:table-cell office:value-type="string" calcext:value-type="string">
            <text:p>HP ENVY LAPTOP 17-CR0037NN 6M3P9EAR#ABB RENEW</text:p>
          </table:table-cell>
          <table:table-cell office:value-type="float" office:value="3" calcext:value-type="float">
            <text:p>3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Notebook, i5-1240P (1.7GHz), 17.3 FHD LED, TS, 16GB (2x8GB), SSD 1TB PCIe NVMe, NO ODD, WIFI, Bluetooth, Webcam, Backlit Kbd, ACA 65W, BATT 4C 55 WHr- WIN11 64</text:p>
          </table:table-cell>
        </table:table-row>
        <table:table-row table:style-name="ro1">
          <table:table-cell office:value-type="string" calcext:value-type="string">
            <text:p>76R10EAR#ABD</text:p>
          </table:table-cell>
          <table:table-cell office:value-type="string" calcext:value-type="string">
            <text:p>HP PAVILION PLUS 14-EH0175NG 76R10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Notebook, i7-12700H (2.3GHz), 16GB,14.0" 2.8K FHD BV OLED, SSD 1TB PCIe NVMe, WIFI, Bluetooth, Webcam, Fingerprint, Backlit Kbd, ACA 90W, BATT 3C 51 WHr - WIN11 64</text:p>
          </table:table-cell>
        </table:table-row>
        <table:table-row table:style-name="ro1">
          <table:table-cell office:value-type="string" calcext:value-type="string">
            <text:p>6K2E5EAR#ABV</text:p>
          </table:table-cell>
          <table:table-cell office:value-type="string" calcext:value-type="string">
            <text:p>HP VICTUS LAPTOP 16-D1015NE 6K2E5EAR#ABV RENEW</text:p>
          </table:table-cell>
          <table:table-cell office:value-type="float" office:value="3" calcext:value-type="float">
            <text:p>3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Notebook, i7-12700H (2.3GHz), Nvidia GeForce RTX 3050 Ti 4GB, 16.1 FHD LED, 16GB (2x8GB), SSD 1TB PCIe NVMe, NO ODD, WIFI, Bluetooth, Webcam, BacklitKbd, ACA 200W, BATT 4C 70 WHr - FreeDOS</text:p>
          </table:table-cell>
        </table:table-row>
        <table:table-row table:style-name="ro1">
          <table:table-cell office:value-type="string" calcext:value-type="string">
            <text:p>661P6EAR#ABD</text:p>
          </table:table-cell>
          <table:table-cell office:value-type="string" calcext:value-type="string">
            <text:p>HP PAV 24-CA1701NG AIO 661P6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AiO, i7-12700T (1.40GHz), 16GB (2x8GB), SSD 1TB PCIe NVMe, GFX NVIDIA GeF RTX 3050 4GB, Wireless, WIFI, Bluetooth, Webcam, 23.8 FHD UWVA LED, ACA 180W - WIN11 64</text:p>
          </table:table-cell>
        </table:table-row>
        <table:table-row table:style-name="ro1">
          <table:table-cell office:value-type="string" calcext:value-type="string">
            <text:p>6M4V9EAR#ABB</text:p>
          </table:table-cell>
          <table:table-cell office:value-type="string" calcext:value-type="string">
            <text:p>HP SPECTRE X360 14-EF0010NN 6M4V9EAR#ABB RENEW</text:p>
          </table:table-cell>
          <table:table-cell office:value-type="float" office:value="3" calcext:value-type="float">
            <text:p>3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Notebook, i7-1255U (1.7GHz), 16GB, 13.5" WUXGA+ LED, SSD 1TB PCIe NVMe, NO ODD, WIFI, Bluetooth, Webcam, Backlit Kbd, ACA 65W, BATT 4C 66 WHr - WIN11 64</text:p>
          </table:table-cell>
        </table:table-row>
        <table:table-row table:style-name="ro1">
          <table:table-cell office:value-type="string" calcext:value-type="string">
            <text:p>738B3ECR#AKD</text:p>
          </table:table-cell>
          <table:table-cell office:value-type="string" calcext:value-type="string">
            <text:p>HP DRAGONFLY G3 738B3ECR#AKD RENEW</text:p>
          </table:table-cell>
          <table:table-cell office:value-type="float" office:value="3" calcext:value-type="float">
            <text:p>3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Notebook, i5-1245U (1.6GHz),16GB, 13.5" WUXGA+ AG LED, SSD 256GB PCIe NVMe, WIFI, Bluetooth, Docking station (only Gold), Backlit Kbd, ACA 65W, BATT 4C 68 WHr, Warranty 1/1/0 EURO - Win11 Pro64</text:p>
          </table:table-cell>
        </table:table-row>
        <table:table-row table:style-name="ro1">
          <table:table-cell office:value-type="string" calcext:value-type="string">
            <text:p>273A1EAR#A2N</text:p>
          </table:table-cell>
          <table:table-cell office:value-type="string" calcext:value-type="string">
            <text:p>HP ELITEONE 800 G6 AIO 273A1EAR#A2N RENEW</text:p>
          </table:table-cell>
          <table:table-cell office:value-type="float" office:value="3" calcext:value-type="float">
            <text:p>3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AiO, i7-10700 (2.9GHz), 16GB, SSD 512GB PCIe NVME, Wireless, WIFI, Bluetooth, Webcam, Warranty 3/3/3 EURO - Win10 Pro64</text:p>
          </table:table-cell>
        </table:table-row>
        <table:table-row table:style-name="ro1">
          <table:table-cell office:value-type="string" calcext:value-type="string">
            <text:p>6Z7N6EAR#ABD</text:p>
          </table:table-cell>
          <table:table-cell office:value-type="string" calcext:value-type="string">
            <text:p>HP ENVY LAPTOP 16-H0777NG 6Z7N6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Notebook, i7-12700H (2.3GHz), GFX NVIDIA GeF RTX 3060 6GB, 16.0 WQXGA LED, 16GB (2x8GB), SSD 1TB PCIe NVMe, NO ODD, WIFI, Bluetooth, Webcam, Backlit Kbd, ACA 200W, BATT 6C 83Whr - WIN11 64</text:p>
          </table:table-cell>
        </table:table-row>
        <table:table-row table:style-name="ro1">
          <table:table-cell office:value-type="string" calcext:value-type="string">
            <text:p>2C9R1EAR#ABT</text:p>
          </table:table-cell>
          <table:table-cell office:value-type="string" calcext:value-type="string">
            <text:p>HP ZBOOK FIREFLY 14 G8 2C9R1EAR#ABT RENEW</text:p>
          </table:table-cell>
          <table:table-cell office:value-type="float" office:value="3" calcext:value-type="float">
            <text:p>3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Notebook, i7-1165G7 (2.8GHz), 16GB, 14.0" FHD AG LED, TS, 512GB PCIe NVMe, WIFI, Bluetooth, Webcam, Fingerprint, Backlit Kbd, ACA 65W, BATT 3C 53 WHr, Warranty 3/3/0 EURO - Win10 Pro64</text:p>
          </table:table-cell>
        </table:table-row>
        <table:table-row table:style-name="ro1">
          <table:table-cell office:value-type="string" calcext:value-type="string">
            <text:p>6T9Y3EAR#UUW</text:p>
          </table:table-cell>
          <table:table-cell office:value-type="string" calcext:value-type="string">
            <text:p>HP SPECTRE X360 14-EF0824NO 6T9Y3EAR#UUW RENEW</text:p>
          </table:table-cell>
          <table:table-cell office:value-type="float" office:value="3" calcext:value-type="float">
            <text:p>3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Notebook, Intel i7-1255U (1.7GHz), 16GB, 13.5" WUXGA+ BV LED, SSD 1TB PCIe NVMe, NO ODD, WIFI, Bluetooth, Webcam, Backlit Kbd, Active Pen, ACA 65W, BATT 4C 66 WHr - WIN11 64</text:p>
          </table:table-cell>
        </table:table-row>
        <table:table-row table:style-name="ro1">
          <table:table-cell office:value-type="string" calcext:value-type="string">
            <text:p>6S7Y2E8R#A2Q</text:p>
          </table:table-cell>
          <table:table-cell office:value-type="string" calcext:value-type="string">
            <text:p>HP ZBOOK FIREFLY 14 G8 6S7Y2E8R#A2Q RENEW</text:p>
          </table:table-cell>
          <table:table-cell office:value-type="float" office:value="3" calcext:value-type="float">
            <text:p>3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Notebook, i7-1165G7 (2.8GHz), 14.0" FHD AG LED, 64GB (2x32GB), SSD 1TB PCIe NVMe , WIFI, Bluetooth,Webcam, Fingerprint, Backlit Kbd, ACA 65W, BATT 3C 53 WHr, Warranty 3/3/0 EURO - Win10 Pro64</text:p>
          </table:table-cell>
        </table:table-row>
        <table:table-row table:style-name="ro1">
          <table:table-cell office:value-type="string" calcext:value-type="string">
            <text:p>5C1S8EAR#A2N</text:p>
          </table:table-cell>
          <table:table-cell office:value-type="string" calcext:value-type="string">
            <text:p>HP OMEN LAPTOP 16-C0008NX 5C1S8EAR#A2N RENEW</text:p>
          </table:table-cell>
          <table:table-cell office:value-type="float" office:value="3" calcext:value-type="float">
            <text:p>3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Notebook, RYZEN 9 5900HX (3.10GHz), GFX NVIDIA GeF RTX 3070 MQ 8GB, 16.1 QHD LED,32GB (2x16GB), SSD 1TB PCIe NVMe, NO ODD, WIFI, Bluetooth, Backlit Kbd, ACA 230W, BATT 6C 83Whr - WIN11 64</text:p>
          </table:table-cell>
        </table:table-row>
        <table:table-row table:style-name="ro1">
          <table:table-cell office:value-type="string" calcext:value-type="string">
            <text:p>6T2E4E8R#A2Q</text:p>
          </table:table-cell>
          <table:table-cell office:value-type="string" calcext:value-type="string">
            <text:p>HP ZBOOK FIREFLY 14 G8 6T2E4E8R#A2Q RENEW</text:p>
          </table:table-cell>
          <table:table-cell office:value-type="float" office:value="3" calcext:value-type="float">
            <text:p>3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Notebook, i7-1165G7 (2.8GHz), 14.0" FHD AG LED, 64GB (2x32GB), SSD 2TB PCIe NVME, WIFI, Bluetooth, Webcam, Fingerprint, Backlit Kbd, ACA 65W, BATT 3C 53 WHr, Warranty 3/3/0 EURO - Win10 Pro64</text:p>
          </table:table-cell>
        </table:table-row>
        <table:table-row table:style-name="ro1">
          <table:table-cell office:value-type="string" calcext:value-type="string">
            <text:p>46J65EAR#ACQ</text:p>
          </table:table-cell>
          <table:table-cell office:value-type="string" calcext:value-type="string">
            <text:p>HP SPECTRE X360 14-EA0014NI 46J65EAR#ACQ RENEW</text:p>
          </table:table-cell>
          <table:table-cell office:value-type="float" office:value="3" calcext:value-type="float">
            <text:p>3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Notebook, i7-1165G7 (2.8GHz), 16GB, 13.5" 3k2k+ UWVA BV OLED, TS, SSD 1TB PCIe NVMe, NO ODD, WIFI, Bluetooth, Webcam, Backlit Kbd, ACA 65W, BATT 4C 66 WHr - Win10 Pro64</text:p>
          </table:table-cell>
        </table:table-row>
        <table:table-row table:style-name="ro1">
          <table:table-cell office:value-type="string" calcext:value-type="string">
            <text:p>36A01EAR#ABD</text:p>
          </table:table-cell>
          <table:table-cell office:value-type="string" calcext:value-type="string">
            <text:p>HP SPECTRE X360 14-EA0780NG 36A01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Notebook, i7-1165G7 (2.8GHz), 16GB, 13.5" 3k2k UWVA BV LED, TS, SSD 2TB PCIe NVMe, NO ODD, WIFI, Bluetooth, Fingerprint, Webcam, Backlit Kbd, ACA 65W, BATT 4C 66 WHr - WIN10 64</text:p>
          </table:table-cell>
        </table:table-row>
        <table:table-row table:style-name="ro1">
          <table:table-cell office:value-type="string" calcext:value-type="string">
            <text:p>6K484EAR#ABD</text:p>
          </table:table-cell>
          <table:table-cell office:value-type="string" calcext:value-type="string">
            <text:p>HP ENVY LAPTOP 16-H0795NG 6K484EAR#ABD RENEW</text:p>
          </table:table-cell>
          <table:table-cell office:value-type="float" office:value="3" calcext:value-type="float">
            <text:p>3</text:p>
          </table:table-cell>
          <table:table-cell office:value-type="float" office:value="7499" calcext:value-type="float">
            <text:p>7499</text:p>
          </table:table-cell>
          <table:table-cell office:value-type="string" calcext:value-type="string">
            <text:p>Notebook, i9-12900H (2.5GHz), GFX NVIDIA GeF RTX 3060 6GB, 16.0 WQXGA LED, 32GB (2X16GB), SSD 1TB PCIe NVMe, NO ODD, WIFI, Bluetooth, Webcam, Backlit Kbd, ACA 200W, BATT 6C 83Whr - WIN11 64</text:p>
          </table:table-cell>
        </table:table-row>
        <table:table-row table:style-name="ro1">
          <table:table-cell office:value-type="string" calcext:value-type="string">
            <text:p>732Y2EAR#BCM</text:p>
          </table:table-cell>
          <table:table-cell office:value-type="string" calcext:value-type="string">
            <text:p>HP SPECTRE X360 14-EF0900NC 732Y2EAR#BCM RENEW</text:p>
          </table:table-cell>
          <table:table-cell office:value-type="float" office:value="3" calcext:value-type="float">
            <text:p>3</text:p>
          </table:table-cell>
          <table:table-cell office:value-type="float" office:value="7499" calcext:value-type="float">
            <text:p>7499</text:p>
          </table:table-cell>
          <table:table-cell office:value-type="string" calcext:value-type="string">
            <text:p>Notebook, i7-1255U (1.7GHz), 16GB, 13.5" 3k2k UWVA BV LED, TS, SSD 1TB PCIe NVMe, NO ODD, WIFI, Bluetooth, Webcam, Backlit Kbd, Zenvo Pen Nightfall Black, ACA 65W, BATT 4C 66 WHr - Win11 Pro64</text:p>
          </table:table-cell>
        </table:table-row>
        <table:table-row table:style-name="ro1">
          <table:table-cell office:value-type="string" calcext:value-type="string">
            <text:p>665V4EAR#ABZ</text:p>
          </table:table-cell>
          <table:table-cell office:value-type="string" calcext:value-type="string">
            <text:p>HP OMEN LAPTOP 16-B1009NL 665V4EAR#ABZ RENEW</text:p>
          </table:table-cell>
          <table:table-cell office:value-type="float" office:value="3" calcext:value-type="float">
            <text:p>3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Notebook, i7-12700H (2.3GHz), NVIDIA GeForce 3070 Ti 8GB, 16.1 QHD LED, 16GB (2x8GB), SSD 1TB PCIe NVMe, NO ODD, WIFI, Bluetooth, Webcam, Backlit Kbd, ACA 230W, BATT 6C 83Whr - WIN11 64</text:p>
          </table:table-cell>
        </table:table-row>
        <table:table-row table:style-name="ro1">
          <table:table-cell office:value-type="string" calcext:value-type="string">
            <text:p>666B7EAR#ABZ</text:p>
          </table:table-cell>
          <table:table-cell office:value-type="string" calcext:value-type="string">
            <text:p>HP OMEN LAPTOP 16-B1004NL 666B7EAR#ABZ RENEW</text:p>
          </table:table-cell>
          <table:table-cell office:value-type="float" office:value="3" calcext:value-type="float">
            <text:p>3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Notebook, i7-12700H (2.3GHz), NVIDIA GeForce 3070 Ti 8GB, 16.1 QHD LED, 16GB (2x8GB), SSD 1TB PCIe NVMe, NO ODD, WIFI, Bluetooth, Webcam, Backlit Kbd, ACA 230W, BATT 6C 83Whr - WIN11 64</text:p>
          </table:table-cell>
        </table:table-row>
        <table:table-row table:style-name="ro1">
          <table:table-cell office:value-type="string" calcext:value-type="string">
            <text:p>669J5EAR#ABZ</text:p>
          </table:table-cell>
          <table:table-cell office:value-type="string" calcext:value-type="string">
            <text:p>HP CHROMEBOOK 14A-NA0047NL 669J5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otebook, CEL N4120 (1.1GHz), 4GB, 64GB, 14.0" FHD LED, WIFI, Bluetooth, Webcam, STD Kbd, ACA 45W, BATT 2C 47 WHr - CHROME OS</text:p>
          </table:table-cell>
        </table:table-row>
        <table:table-row table:style-name="ro1">
          <table:table-cell office:value-type="string" calcext:value-type="string">
            <text:p>305X0EAR#UUG</text:p>
          </table:table-cell>
          <table:table-cell office:value-type="string" calcext:value-type="string">
            <text:p>HP CHROMEBOOK 14 G7 305X0EAR#UUG RENEW</text:p>
          </table:table-cell>
          <table:table-cell office:value-type="float" office:value="2" calcext:value-type="float">
            <text:p>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Notebook, CEL N5100 (1.1GHz), 8GB, 64GB, 14.0" FHD AG LED, WIFI, Bluetooth, Std Kbd, ACA 45W, BATT 2C 47 WHr, Warranty 1/1/0 EURO - CHROME OS</text:p>
          </table:table-cell>
        </table:table-row>
        <table:table-row table:style-name="ro1">
          <table:table-cell office:value-type="string" calcext:value-type="string">
            <text:p>463M2EAR#ABD</text:p>
          </table:table-cell>
          <table:table-cell office:value-type="string" calcext:value-type="string">
            <text:p>HP LAPTOP 14S-DQ3711NG 463M2EAR#ABD RENEW</text:p>
          </table:table-cell>
          <table:table-cell office:value-type="float" office:value="2" calcext:value-type="float">
            <text:p>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Notebook, CEL N4500 (1.1GHz), 14.0" FHD LED, 4GB, SSD 128GB PCIe NVME, NO ODD, WIFI, Bluetooth, STD Kbd, ACA 45W, BATT 3C 41 WHr - Win11 S</text:p>
          </table:table-cell>
        </table:table-row>
        <table:table-row table:style-name="ro1">
          <table:table-cell office:value-type="string" calcext:value-type="string">
            <text:p>1C4Z7AAR#ABB</text:p>
          </table:table-cell>
          <table:table-cell office:value-type="string" calcext:value-type="string">
            <text:p>HP Z27Q G3 QHD DISPLAY 1C4Z7AAR#ABB RENEW</text:p>
          </table:table-cell>
          <table:table-cell office:value-type="float" office:value="2" calcext:value-type="float">
            <text:p>2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Monitor, Z27q G3 QHD 27 Inch QHD (2560x1440), AC powercord, DisplayPort cable - NO SOFT</text:p>
          </table:table-cell>
        </table:table-row>
        <table:table-row table:style-name="ro1">
          <table:table-cell office:value-type="string" calcext:value-type="string">
            <text:p>3C3V1ESR#ACQ</text:p>
          </table:table-cell>
          <table:table-cell office:value-type="string" calcext:value-type="string">
            <text:p>HP 255 G8 3C3V1ESR#ACQ RENEW</text:p>
          </table:table-cell>
          <table:table-cell office:value-type="float" office:value="2" calcext:value-type="float">
            <text:p>2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Notebook, AMD RYZEN 3 3250U (2.6GHz), 15.6 HD AG LED, 8GB, SSD 256GB PCIe NVMe, WIFI, Bluetooth, Std Kbd, ACA 45W, BATT 3C 41 WHr, Warranty 1/1/0 EURO - Win10 64</text:p>
          </table:table-cell>
        </table:table-row>
        <table:table-row table:style-name="ro1">
          <table:table-cell office:value-type="string" calcext:value-type="string">
            <text:p>5C032EAR#A2N</text:p>
          </table:table-cell>
          <table:table-cell office:value-type="string" calcext:value-type="string">
            <text:p>HP PAVILION X360 14-DY0025NX 5C032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Notebook, 7505 (2.0GHz), 14.0" FHD LED, TS, 4GB, SSD 128GB PCIe NVME, NO ODD, WIFI, Bluetooth, Webcam, Touchscreen, Std Kbd, ACA 45W, BATT 3C 43 WHr - WIN11 S</text:p>
          </table:table-cell>
        </table:table-row>
        <table:table-row table:style-name="ro1">
          <table:table-cell office:value-type="string" calcext:value-type="string">
            <text:p>3V0D3EAR#A2N</text:p>
          </table:table-cell>
          <table:table-cell office:value-type="string" calcext:value-type="string">
            <text:p>HP LAPTOP 15-DW3016NX 3V0D3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Notebook, i3-1115G4 (3.0GHz), 15.6 HD LED, 4GB,HDD 1TB, NO ODD, WIFI, Bluetooth, Webcam, Std Kbd, ACA 45W, BATT 3C 41 WHr - Win10 S</text:p>
          </table:table-cell>
        </table:table-row>
        <table:table-row table:style-name="ro1">
          <table:table-cell office:value-type="string" calcext:value-type="string">
            <text:p>6G3H4EAR#ABV</text:p>
          </table:table-cell>
          <table:table-cell office:value-type="string" calcext:value-type="string">
            <text:p>HP LAPTOP 15S-FQ5010NE 6G3H4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Notebook, i3-1215U (1.2GHz), 15.6 HD LED, 4GB, SSD 256GB PCIe NVME, NO ODD, WIFI, Bluetooth, Webcam, STD Kbd, ACA 45W, BATT 3C 41 WHr - FreeDOS</text:p>
          </table:table-cell>
        </table:table-row>
        <table:table-row table:style-name="ro1">
          <table:table-cell office:value-type="string" calcext:value-type="string">
            <text:p>50N77EAR#ABZ</text:p>
          </table:table-cell>
          <table:table-cell office:value-type="string" calcext:value-type="string">
            <text:p>HP LAPTOP 15S-FQ2089NL 50N77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Notebook, i3-1115G4 (3.0GHz), 15.6 HD LED, 8GB, SSD 256GB PCIe NVME, NO ODD, WIFI, Bluetooth, Webcam, Std Kbd, ACA 45W, BATT 3C 41 WHr - WIN11 S</text:p>
          </table:table-cell>
        </table:table-row>
        <table:table-row table:style-name="ro1">
          <table:table-cell office:value-type="string" calcext:value-type="string">
            <text:p>6F294EAR#ABB</text:p>
          </table:table-cell>
          <table:table-cell office:value-type="string" calcext:value-type="string">
            <text:p>HP 255 G9 6F294EAR#ABB RENEW</text:p>
          </table:table-cell>
          <table:table-cell office:value-type="float" office:value="2" calcext:value-type="float">
            <text:p>2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Notebook, Ryzen 3 5425U (2.7GHz), 15.6 FHD AG LED, 8GB, 512GB PCIe NVMe, WIFI, Bluetooth, Webcam, Std Kbd, ACA 45W, BATT 3C 41 WHr, Warranty 1/1/0 EURO - Freedos</text:p>
          </table:table-cell>
        </table:table-row>
        <table:table-row table:style-name="ro1">
          <table:table-cell office:value-type="string" calcext:value-type="string">
            <text:p>6Z2B6EAR#ABV</text:p>
          </table:table-cell>
          <table:table-cell office:value-type="string" calcext:value-type="string">
            <text:p>HP LAPTOP 14S-DQ2222NE 6Z2B6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Notebook, i3-1125G4 (2.0GHz), 14.0" FHD LED, 8GB, SSD 256GB PCIe NVME, NO ODD, WIFI, Bluetooth, Webcam, Backlit Kbd, ACA 45W, BATT 3C 41 WHr - WIN11 64</text:p>
          </table:table-cell>
        </table:table-row>
        <table:table-row table:style-name="ro1">
          <table:table-cell office:value-type="string" calcext:value-type="string">
            <text:p>2X7L0EAR#ABT</text:p>
          </table:table-cell>
          <table:table-cell office:value-type="string" calcext:value-type="string">
            <text:p>HP 250 G8 2X7L0EAR#ABT RENEW</text:p>
          </table:table-cell>
          <table:table-cell office:value-type="float" office:value="2" calcext:value-type="float">
            <text:p>2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Notebook, i3-1115G4 (3.0GHz), 15.6 FHD AG LED, 8GB, SSD 256GB PCIe NVMe, WIFI, Bluetooth, Std Kbd, ACA 45W, BATT 3C 41 WHr, Warranty 1/1/0 EURO - Freedos</text:p>
          </table:table-cell>
        </table:table-row>
        <table:table-row table:style-name="ro1">
          <table:table-cell office:value-type="string" calcext:value-type="string">
            <text:p>6G7V4EAR#ABV</text:p>
          </table:table-cell>
          <table:table-cell office:value-type="string" calcext:value-type="string">
            <text:p>HP LAPTOP 15S-FQ5003NE 6G7V4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Notebook, Intel i3-1215U (1.2GHz), 15.6 FHD LED, 4GB, SSD 256GB PCIe NVME, NO ODD, WIFI, Bluetooth, Webcam, Backlit Kbd, ACA 45W, BATT 3C 41 WHr - WIN11 S</text:p>
          </table:table-cell>
        </table:table-row>
        <table:table-row table:style-name="ro1">
          <table:table-cell office:value-type="string" calcext:value-type="string">
            <text:p>1K9V9EAR#AKE</text:p>
          </table:table-cell>
          <table:table-cell office:value-type="string" calcext:value-type="string">
            <text:p>HP LAPTOP 15S-EQ1022NQ 1K9V9EAR#AKE RENEW</text:p>
          </table:table-cell>
          <table:table-cell office:value-type="float" office:value="2" calcext:value-type="float">
            <text:p>2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Notebook, AMD RYZEN 5-4500U (2.375GHz), 15.6" FHD LED, 8GB (2x4GB), SSD 256GB PCIe NVME, NO ODD, WIFI, Bluetooth, Webcam, Std Kbd, ACA 45W, BATT 3C 41 WHr - Win10 S</text:p>
          </table:table-cell>
        </table:table-row>
        <table:table-row table:style-name="ro1">
          <table:table-cell office:value-type="string" calcext:value-type="string">
            <text:p>3C6P9EAR#AKE</text:p>
          </table:table-cell>
          <table:table-cell office:value-type="string" calcext:value-type="string">
            <text:p>HP LAPTOP 15-DW3043NQ 3C6P9EAR#AKE RENEW</text:p>
          </table:table-cell>
          <table:table-cell office:value-type="float" office:value="2" calcext:value-type="float">
            <text:p>2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Notebook, Intel i3-1115G4 (3.0GHz), 15.6 FHD LED, 8GB, SSD 256GB PCIe NVME, NO ODD, WIFI, Bluetooth, Webcam, Std Kbd, ACA 45W, BATT 3C 41 WHr - WIN10 64</text:p>
          </table:table-cell>
        </table:table-row>
        <table:table-row table:style-name="ro1">
          <table:table-cell office:value-type="string" calcext:value-type="string">
            <text:p>40M23EAR#ABV</text:p>
          </table:table-cell>
          <table:table-cell office:value-type="string" calcext:value-type="string">
            <text:p>HP PAVILION X360 14-DY0017NE 40M23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otebook, i3-1125G4 (2.0GHz), 14.0" FHD LED, TS, 4GB, SSD 256GB PCIe NVMe, NO ODD, WIFI, Bluetooth, Webcam, Touchscreen, Std Kbd, ACA 65W, BATT 3C 43 WHr - WIN10 64</text:p>
          </table:table-cell>
        </table:table-row>
        <table:table-row table:style-name="ro1">
          <table:table-cell office:value-type="string" calcext:value-type="string">
            <text:p>66Y66EAR#AB9</text:p>
          </table:table-cell>
          <table:table-cell office:value-type="string" calcext:value-type="string">
            <text:p>HP PAVILION X360 14-DY0025NP 66Y66EAR#AB9 RENEW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otebook, i3-1125G4 (2.0GHz), 14.0" FHD LED, TS, 8GB, SSD 256GB PCIe NVMe, NO ODD, WIFI, Bluetooth, Webcam, TS, Backlit Kbd, ACA 45W, BATT 3C 43 WHr - WIN11 S</text:p>
          </table:table-cell>
        </table:table-row>
        <table:table-row table:style-name="ro1">
          <table:table-cell office:value-type="string" calcext:value-type="string">
            <text:p>341N1EAR#ACQ</text:p>
          </table:table-cell>
          <table:table-cell office:value-type="string" calcext:value-type="string">
            <text:p>HP LAPTOP 15S-FQ2006NI 341N1EAR#ACQ RENEW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Notebook, i3-1115G4 (3.0GHz), 15.6" FHD LED, 8GB, SSD 512GB PCIe NVME, NO ODD, WIFI, Bluetooth, Webcam, Fingerprint, Std Kbd, ACA 45W, BATT 3C 41 WHr - WIN10 64</text:p>
          </table:table-cell>
        </table:table-row>
        <table:table-row table:style-name="ro1">
          <table:table-cell office:value-type="string" calcext:value-type="string">
            <text:p>3T0Z8EAR#AB7</text:p>
          </table:table-cell>
          <table:table-cell office:value-type="string" calcext:value-type="string">
            <text:p>HP LAPTOP 15S-EQ2012NV 3T0Z8EAR#AB7 RENEW</text:p>
          </table:table-cell>
          <table:table-cell office:value-type="float" office:value="2" calcext:value-type="float">
            <text:p>2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Notebook, AMD RYZEN 5-5500U (2.1GHz), 15.6 FHD LED, 8GB, SSD 512GB PCIe NVME, NO ODD, WIFI, Bluetooth, Webcam, Std Kbd, ACA 45W, BATT 3C 41 WHr - Win10 S</text:p>
          </table:table-cell>
        </table:table-row>
        <table:table-row table:style-name="ro1">
          <table:table-cell office:value-type="string" calcext:value-type="string">
            <text:p>50N75EAR#ABZ</text:p>
          </table:table-cell>
          <table:table-cell office:value-type="string" calcext:value-type="string">
            <text:p>HP LAPTOP 15S-EQ2048NL 50N75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Notebook, RYZEN 5 5500U (2.1GHz), 15.6 FHD LED, 8GB, SSD 512GB PCIe NVME, NO ODD, WIFI, Bluetooth, Webcam, Fingerprint, Std Kbd, ACA 45W, BATT 3C 41 WHr - WIN1164</text:p>
          </table:table-cell>
        </table:table-row>
        <table:table-row table:style-name="ro1">
          <table:table-cell office:value-type="string" calcext:value-type="string">
            <text:p>46J20EAR#ACQ</text:p>
          </table:table-cell>
          <table:table-cell office:value-type="string" calcext:value-type="string">
            <text:p>HP LAPTOP 15S-EQ2002NI 46J20EAR#ACQ RENEW</text:p>
          </table:table-cell>
          <table:table-cell office:value-type="float" office:value="2" calcext:value-type="float">
            <text:p>2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Notebook, RYZEN 5-5500U (2.1GHz), 15.6" FHD LED, 8GB, SSD 512GB PCIe NVME, NO ODD, WIFI, Bluetooth, Webcam, Fingerprint, Std Kbd, ACA 45W, BATT 3C 41 WHr - WIN10 64</text:p>
          </table:table-cell>
        </table:table-row>
        <table:table-row table:style-name="ro1">
          <table:table-cell office:value-type="string" calcext:value-type="string">
            <text:p>6A1U6EAR#ABB</text:p>
          </table:table-cell>
          <table:table-cell office:value-type="string" calcext:value-type="string">
            <text:p>HP 255 G9 6A1U6EAR#ABB RENEW</text:p>
          </table:table-cell>
          <table:table-cell office:value-type="float" office:value="2" calcext:value-type="float">
            <text:p>2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Notebook, RYZEN 5 5625U (2.3GHz), 15.6 FHD AG LED, 8GB, 512GB PCIe NVMe, WIFI, Bluetooth, Webcam, Std Kbd, ACA 45W, BATT 3C 41 WHr, Warranty 1/1/0 EURO - WIN11 64</text:p>
          </table:table-cell>
        </table:table-row>
        <table:table-row table:style-name="ro1">
          <table:table-cell office:value-type="string" calcext:value-type="string">
            <text:p>6Y7Q9EAR#ABV</text:p>
          </table:table-cell>
          <table:table-cell office:value-type="string" calcext:value-type="string">
            <text:p>HP LAPTOP 14S-DQ2218NE 6Y7Q9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Notebook, i5-1135G7 (2.4GHz), 14.0" FHD LED, 8GB, SSD 512G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2X7L4EAR#BCM</text:p>
          </table:table-cell>
          <table:table-cell office:value-type="string" calcext:value-type="string">
            <text:p>HP 250 G8 2X7L4EAR#BCM RENEW</text:p>
          </table:table-cell>
          <table:table-cell office:value-type="float" office:value="2" calcext:value-type="float">
            <text:p>2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Notebook, i5-1135G7 (2.4GHz), 15.6 FHD AG LED, 8GB, SSD 512GB PCIe NVMe, WIFI, Bluetooth, Std Kbd, ACA 45W, BATT 3C 41WHr, Warranty 1/1/0 EURO - Win10 64</text:p>
          </table:table-cell>
        </table:table-row>
        <table:table-row table:style-name="ro1">
          <table:table-cell office:value-type="string" calcext:value-type="string">
            <text:p>68N92EAR#AB8</text:p>
          </table:table-cell>
          <table:table-cell office:value-type="string" calcext:value-type="string">
            <text:p>HP PAVILION LAPTOP 15-EH2005NT 68N92EAR#AB8 RENEW</text:p>
          </table:table-cell>
          <table:table-cell office:value-type="float" office:value="2" calcext:value-type="float">
            <text:p>2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Notebook, RYZEN 5 5625U (2.3GHz), 15.6 FHD LED, 8GB (2x4GB), SSD 512G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4L8Z6EAR#ABT</text:p>
          </table:table-cell>
          <table:table-cell office:value-type="string" calcext:value-type="string">
            <text:p>HP PAVILION LAPTOP 15-EH1002NJ 4L8Z6EAR#ABT RENEW</text:p>
          </table:table-cell>
          <table:table-cell office:value-type="float" office:value="2" calcext:value-type="float">
            <text:p>2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Notebook, RYZEN 5-5500U (2.1GHz), 15.6 FHD LED, 8GB (2x4GB), SSD 512GB PCIe NVMe, NO ODD, WIFI, Bluetooth, Webcam, Fingerprint, Backlit Kbd, ACA 45W, BATT 3C 41 WHr -WIN10 64</text:p>
          </table:table-cell>
        </table:table-row>
        <table:table-row table:style-name="ro1">
          <table:table-cell office:value-type="string" calcext:value-type="string">
            <text:p>712P4EAR#AKD</text:p>
          </table:table-cell>
          <table:table-cell office:value-type="string" calcext:value-type="string">
            <text:p>HP LAPTOP 17-CN2034NW 712P4EAR#AKD RENEW</text:p>
          </table:table-cell>
          <table:table-cell office:value-type="float" office:value="2" calcext:value-type="float">
            <text:p>2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Notebook, i3-1215U (1.2GHz), 17.3" FHD LED, 8GB (2x4GB), SSD 256GB PCIe NVMe, NO ODD, WIFI, Bluetooth, Webcam, Std Kbd, ACA 45W, BATT 3C 41 WHr - WIN11 64</text:p>
          </table:table-cell>
        </table:table-row>
        <table:table-row table:style-name="ro1">
          <table:table-cell office:value-type="string" calcext:value-type="string">
            <text:p>302C7EAR#ABV</text:p>
          </table:table-cell>
          <table:table-cell office:value-type="string" calcext:value-type="string">
            <text:p>HP LAPTOP 15-DW3003NE 302C7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Notebook, Intel i5-1135G7 (2.4GHz), Nvidia GeForce MX350 2GB, 15.6 FHD LED, 8GB, SSD 512GB PCIe NVME, NO ODD, WIFI, Bluetooth, Webcam, Backlit Kbd, ACA 65W, BATT 3C 41 WHr - WIN10 64</text:p>
          </table:table-cell>
        </table:table-row>
        <table:table-row table:style-name="ro1">
          <table:table-cell office:value-type="string" calcext:value-type="string">
            <text:p>5B9P5EAR#A2N</text:p>
          </table:table-cell>
          <table:table-cell office:value-type="string" calcext:value-type="string">
            <text:p>HP ENVY LAPTOP 13-BA1014NX 5B9P5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Notebook, i5-1135G7 (2.4GHz), 8GB, 13.3" FHD BV LED, SSD 512G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5B7S4EAR#ABV</text:p>
          </table:table-cell>
          <table:table-cell office:value-type="string" calcext:value-type="string">
            <text:p>HP PAVILION AERO 13-BE0000NE 5B7S4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Notebook, RYZEN 5 5600U (2.3GHz), 8GB, 13.3" WUXGA LED, SSD 512GB PCIe NVMe, NO ODD, WIFI, Bluetooth, Backlit Kbd, ACA 65W, BATT 3C 43 WHr - WIN11 64</text:p>
          </table:table-cell>
        </table:table-row>
        <table:table-row table:style-name="ro1">
          <table:table-cell office:value-type="string" calcext:value-type="string">
            <text:p>4Z7Z0EAR#ABT</text:p>
          </table:table-cell>
          <table:table-cell office:value-type="string" calcext:value-type="string">
            <text:p>HP LAPTOP 15-DW3308NJ 4Z7Z0EAR#ABT RENEW</text:p>
          </table:table-cell>
          <table:table-cell office:value-type="float" office:value="2" calcext:value-type="float">
            <text:p>2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Notebook, i5-1135G7 (2.4GHz), 15.6" FHD LED, 16GB (2x8GB), SSD 512GB PCIe NVME, NO ODD, WIFI, Bluetooth, Webcam, Std Kbd, ACA 45W, BATT 3C 41 WHr - WIN11 64</text:p>
          </table:table-cell>
        </table:table-row>
        <table:table-row table:style-name="ro1">
          <table:table-cell office:value-type="string" calcext:value-type="string">
            <text:p>62F20EAR#ABU</text:p>
          </table:table-cell>
          <table:table-cell office:value-type="string" calcext:value-type="string">
            <text:p>HP ENVY X360 13-AY1012NA 62F20EAR#ABU RENEW</text:p>
          </table:table-cell>
          <table:table-cell office:value-type="float" office:value="2" calcext:value-type="float">
            <text:p>2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RYZEN 5 5600U (2.3GHz), 8GB, 13.3" FHD BV LED, TS, SSD 256G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6H628EAR#ABE</text:p>
          </table:table-cell>
          <table:table-cell office:value-type="string" calcext:value-type="string">
            <text:p>HP PAVILION X360 14-EK0000NS 6H628EAR#ABE RENEW</text:p>
          </table:table-cell>
          <table:table-cell office:value-type="float" office:value="2" calcext:value-type="float">
            <text:p>2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3-1215U (1.2GHz), 8GB, 14.0" FHD LED, SSD 512GB PCIe NVMe, NO ODD, WIFI, Bluetooth, Webcam, Fingerprint, Backlit Kbd, ACA 65W -WIN11 64</text:p>
          </table:table-cell>
        </table:table-row>
        <table:table-row table:style-name="ro1">
          <table:table-cell office:value-type="string" calcext:value-type="string">
            <text:p>463M6EAR#ABD</text:p>
          </table:table-cell>
          <table:table-cell office:value-type="string" calcext:value-type="string">
            <text:p>HP PAVILION LAPTOP 15-EH1775NG 463M6EAR#ABD RENEW</text:p>
          </table:table-cell>
          <table:table-cell office:value-type="float" office:value="2" calcext:value-type="float">
            <text:p>2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RYZEN 7-5700U (1.80GHz), 15.6 FHD LED, 8GB (2x4GB), SSD 512GB PCIe NVMe, NO ODD, WIFI, Bluetooth, Webcam, Fingerprint, Backlit Kbd, ACA 45W, BATT 3C 41 WHr - WIN10 64</text:p>
          </table:table-cell>
        </table:table-row>
        <table:table-row table:style-name="ro1">
          <table:table-cell office:value-type="string" calcext:value-type="string">
            <text:p>5C040EAR#A2N</text:p>
          </table:table-cell>
          <table:table-cell office:value-type="string" calcext:value-type="string">
            <text:p>HP PAV X360 CONVERT 14-DY1007NX 5C040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Notebook, i5-1155G7 (2.5GHz), 14.0" FHD LED, 8GB (2x4GB), SSD 512GB PCIe NVMe, NO ODD, WIFI, Bluetooth, Webcam, Fingerprint, TS, Backlit Kbd, ACA 45W, BATT 3C 43WHr - WIN11 64</text:p>
          </table:table-cell>
        </table:table-row>
        <table:table-row table:style-name="ro1">
          <table:table-cell office:value-type="string" calcext:value-type="string">
            <text:p>43B77EAR#AB7</text:p>
          </table:table-cell>
          <table:table-cell office:value-type="string" calcext:value-type="string">
            <text:p>HP LAPTOP 15S-EQ2006NV 43B77EAR#AB7 RENEW</text:p>
          </table:table-cell>
          <table:table-cell office:value-type="float" office:value="2" calcext:value-type="float">
            <text:p>2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Notebook, RYZEN 7-5700U (1.80GHz), 15.6 FHD LED, 16GB (2x8GB), SSD 1TB PCIe NVME, NO ODD, WIFI, Bluetooth, Webcam, Std Kbd, ACA 45W, BATT 3C 41 WHr - Win10 S</text:p>
          </table:table-cell>
        </table:table-row>
        <table:table-row table:style-name="ro1">
          <table:table-cell office:value-type="string" calcext:value-type="string">
            <text:p>46J61EAR#ACQ</text:p>
          </table:table-cell>
          <table:table-cell office:value-type="string" calcext:value-type="string">
            <text:p>HP PAVILION AERO 13-BE0005NI 46J61EAR#ACQ RENEW</text:p>
          </table:table-cell>
          <table:table-cell office:value-type="float" office:value="2" calcext:value-type="float">
            <text:p>2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otebook, RYZEN 7 5800U (1.9GHz), 8GB, 13.3" WUXGA LED, SSD 512GB PCIe NVMe, NO ODD, WIFI, Bluetooth, Backlit Kbd, ACA 65W, BATT 3C 4 3 WHr - WIN10 64</text:p>
          </table:table-cell>
        </table:table-row>
        <table:table-row table:style-name="ro1">
          <table:table-cell office:value-type="string" calcext:value-type="string">
            <text:p>51N31EAR#ACQ</text:p>
          </table:table-cell>
          <table:table-cell office:value-type="string" calcext:value-type="string">
            <text:p>HP ENVY X360 13-AY1005NI 51N31EAR#ACQ RENEW</text:p>
          </table:table-cell>
          <table:table-cell office:value-type="float" office:value="2" calcext:value-type="float">
            <text:p>2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otebook, RYZEN 5 600U (2.3GHz), 8GB, 13.3" FHD BV LED, TS, SSD 512GB PCIe NVME, NO ODD,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593B1EAR#ABV</text:p>
          </table:table-cell>
          <table:table-cell office:value-type="string" calcext:value-type="string">
            <text:p>HP LAPTOP 15-DW3145NE 593B1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otebook, i7-1165G7 (2.8GHz), 15.6 FHD LED, 16GB (2x8GB), SSD 512G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715X6EAR#ABV</text:p>
          </table:table-cell>
          <table:table-cell office:value-type="string" calcext:value-type="string">
            <text:p>HP LAPTOP 15-DW4042NE 715X6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otebook, i5-1235U (1.3GHz), Nvidia GeForce MX550 2GB, 15.6" FHD LED, 8GB, SSD 512GB PCIe NVME, NO ODD, WIFI, Bluetooth, Webcam, Fingerprint, Backlit Kbd, ACA 65W, BATT 3C 41 WHr - WIN11 64</text:p>
          </table:table-cell>
        </table:table-row>
        <table:table-row table:style-name="ro1">
          <table:table-cell office:value-type="string" calcext:value-type="string">
            <text:p>6D6W3EAR#BH4</text:p>
          </table:table-cell>
          <table:table-cell office:value-type="string" calcext:value-type="string">
            <text:p>HP PAVILION LAPTOP 15-EG2003NK 6D6W3EAR#BH4 RENEW</text:p>
          </table:table-cell>
          <table:table-cell office:value-type="float" office:value="2" calcext:value-type="float">
            <text:p>2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Notebook, i5-1235U (1.3GHz), Nvidia GeForce MX550 2GB, 15.6 FHD LED, 8GB (2x4GB), SSD 256GB PCIe NVMe, NO ODD, WIFI, Bluetooth, Webcam, Backlit Kbd, ACA 65W, BATT 3C 41 WHr - WIN11 64</text:p>
          </table:table-cell>
        </table:table-row>
        <table:table-row table:style-name="ro1">
          <table:table-cell office:value-type="string" calcext:value-type="string">
            <text:p>4K1G5EAR#UUZ</text:p>
          </table:table-cell>
          <table:table-cell office:value-type="string" calcext:value-type="string">
            <text:p>HP LAPTOP 15-DW3757NZ 4K1G5EAR#UUZ RENEW</text:p>
          </table:table-cell>
          <table:table-cell office:value-type="float" office:value="2" calcext:value-type="float">
            <text:p>2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Notebook, Intel i7-1165G7 (2.8GHz), 15.6 FHD LED, 16GB (2x8GB), SSD 512GB PCIe NVME, NO ODD, WIFI, Bluetooth, Webcam, Fingerprint, Backlit Kbd, ACA 45W, BATT 3C 41 WHr - WIN10 64</text:p>
          </table:table-cell>
        </table:table-row>
        <table:table-row table:style-name="ro1">
          <table:table-cell office:value-type="string" calcext:value-type="string">
            <text:p>5A9J0EAR#ABD</text:p>
          </table:table-cell>
          <table:table-cell office:value-type="string" calcext:value-type="string">
            <text:p>HP PAVILION 24-CA0700NG AIO 5A9J0EAR#ABD RENEW</text:p>
          </table:table-cell>
          <table:table-cell office:value-type="float" office:value="2" calcext:value-type="float">
            <text:p>2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AiO, RYZEN 5 5500U (2.1GHz), 16GB (2x8GB), SSD 512GB PCIe NVMe, Wired, WIFI, Bluetooth, Webcam, 23.8 FHD UWVA LED, ACA 120W - WIN11 64</text:p>
          </table:table-cell>
        </table:table-row>
        <table:table-row table:style-name="ro1">
          <table:table-cell office:value-type="string" calcext:value-type="string">
            <text:p>6H644EAR#ABE</text:p>
          </table:table-cell>
          <table:table-cell office:value-type="string" calcext:value-type="string">
            <text:p>HP PAVILION X360 14-EK0019NS 6H644EAR#ABE RENEW</text:p>
          </table:table-cell>
          <table:table-cell office:value-type="float" office:value="2" calcext:value-type="float">
            <text:p>2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Notebook, i5-1235U (1.3GHz), 8GB, 14.0" FHD LED, SSD 512GB PCIe NVMe, NO ODD, WIFI, Bluetooth, Webcam, Fingerprint, Backlit Kbd, ACA 65W - WIN11 64</text:p>
          </table:table-cell>
        </table:table-row>
        <table:table-row table:style-name="ro1">
          <table:table-cell office:value-type="string" calcext:value-type="string">
            <text:p>6H630EAR#ABE</text:p>
          </table:table-cell>
          <table:table-cell office:value-type="string" calcext:value-type="string">
            <text:p>HP PAVILION X360 14-EK0005NS 6H630EAR#ABE RENEW</text:p>
          </table:table-cell>
          <table:table-cell office:value-type="float" office:value="2" calcext:value-type="float">
            <text:p>2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Notebook, i5-1235U (1.3GHz), 8GB, 14.0" FHD LED, SSD 512GB PCIe NVMe, NO ODD, WIFI, Bluetooth, Webcam, Backlit Kbd, ACA 65W - WIN11 64</text:p>
          </table:table-cell>
        </table:table-row>
        <table:table-row table:style-name="ro1">
          <table:table-cell office:value-type="string" calcext:value-type="string">
            <text:p>6A222EAR#ABU</text:p>
          </table:table-cell>
          <table:table-cell office:value-type="string" calcext:value-type="string">
            <text:p>HP PROBOOK 450 G9 6A222EAR#ABU RENEW</text:p>
          </table:table-cell>
          <table:table-cell office:value-type="float" office:value="2" calcext:value-type="float">
            <text:p>2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Notebook, i5-1235U (1.3GHz), 15.6 FHD AG LED, 8GB, SSD 256GB PCIe NVMe, WIFI, Bluetooth, Fingerprint, Std Kbd, ACA 45W, BATT 3C 51 WHr, Warranty 1/1/0 EURO - WIN11 64</text:p>
          </table:table-cell>
        </table:table-row>
        <table:table-row table:style-name="ro1">
          <table:table-cell office:value-type="string" calcext:value-type="string">
            <text:p>6G7V0EAR#ABV</text:p>
          </table:table-cell>
          <table:table-cell office:value-type="string" calcext:value-type="string">
            <text:p>HP LAPTOP 15S-FQ5000NE 6G7V0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Notebook, i7-1255U (1.7GHz), 15.6 FHD LED, 8GB (2x4GB), SSD 512G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1C6Y1EAR#ABE</text:p>
          </table:table-cell>
          <table:table-cell office:value-type="string" calcext:value-type="string">
            <text:p>HP PROONE 440 G6 AIO 1C6Y1EAR#ABE RENEW</text:p>
          </table:table-cell>
          <table:table-cell office:value-type="float" office:value="2" calcext:value-type="float">
            <text:p>2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AiO, i5-10500T (2.3GHz), 8GB, SSD 256GB PCIe NVMe, DVDRW, Wired, WIFI, Bluetooth, Webcam, ACA 90W, Warranty 1/1/1 EURO - Win10 Pro64</text:p>
          </table:table-cell>
        </table:table-row>
        <table:table-row table:style-name="ro1">
          <table:table-cell office:value-type="string" calcext:value-type="string">
            <text:p>2H1U4EAR#UUZ</text:p>
          </table:table-cell>
          <table:table-cell office:value-type="string" calcext:value-type="string">
            <text:p>HP PAV X360 CONVERT 14-DW1904NZ 2H1U4EAR#UUZ RENEW</text:p>
          </table:table-cell>
          <table:table-cell office:value-type="float" office:value="2" calcext:value-type="float">
            <text:p>2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Notebook, i7-1165G7 (2.8GHz), 14.0" FHD LED, TS, 16GB (2x8GB), SSD 512GB PCIe NVME, NO ODD, WIFI, Bluetooth, Webcam, Fingerprint, Backlit Kbd, ACA 45W, BATT 3C 43 WHr - WIN10 64</text:p>
          </table:table-cell>
        </table:table-row>
        <table:table-row table:style-name="ro1">
          <table:table-cell office:value-type="string" calcext:value-type="string">
            <text:p>659P3EAR#ABZ</text:p>
          </table:table-cell>
          <table:table-cell office:value-type="string" calcext:value-type="string">
            <text:p>HP PAVILION LAPTOP 15-EG1016NL 659P3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Notebook, i7-1195G7 (2.9GHz), 15.6 FHD LED, 16GB (2x8GB), SSD 1T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659P2EAR#ABZ</text:p>
          </table:table-cell>
          <table:table-cell office:value-type="string" calcext:value-type="string">
            <text:p>HP PAVILION 15-EG1015NL 659P2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Notebook, Intel i7-1195G7 (2.9GHz), 15.6 FHD LED, 16GB (2x8GB), SSD 1TB PCIe NVMe, NO ODD, WIFI, Bluetooth, Webcam, Fingerprint, Backlit Kbd, ACA 45W, BATT 3C 41 WHr - WIN11 64</text:p>
          </table:table-cell>
        </table:table-row>
        <table:table-row table:style-name="ro1">
          <table:table-cell office:value-type="string" calcext:value-type="string">
            <text:p>5C1L2EAR#A2N</text:p>
          </table:table-cell>
          <table:table-cell office:value-type="string" calcext:value-type="string">
            <text:p>HP VICTUS LAPTOP 16-D0036NX 5C1L2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Notebook, i5-11400H (2.7GHz), Nvidia GeForce RTX 3050 4GB, 16.1 FHD LED, 8GB (2x4GB), SSD 512GB PCIe NVME, NO ODD, WIFI, Bluetooth, Webcam, Backlit Kbd, ACA 200W, BATT 4C 70 WHr - WIN11 64</text:p>
          </table:table-cell>
        </table:table-row>
        <table:table-row table:style-name="ro1">
          <table:table-cell office:value-type="string" calcext:value-type="string">
            <text:p>31U37EAR#ABZ</text:p>
          </table:table-cell>
          <table:table-cell office:value-type="string" calcext:value-type="string">
            <text:p>HP PAVILION GAMING TG01-1038NL 31U37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PC, AMD R7-4700G (3.60GHz), 8GB, SSD 512GB PCIe NVMe, GFX Nvd GeF RTX2060 6GB, Wired, WIFI, Bluetooth - WIN10 64</text:p>
          </table:table-cell>
        </table:table-row>
        <table:table-row table:style-name="ro1">
          <table:table-cell office:value-type="string" calcext:value-type="string">
            <text:p>336D2EAR#ABU</text:p>
          </table:table-cell>
          <table:table-cell office:value-type="string" calcext:value-type="string">
            <text:p>HP ELITEBOOK 830 G8 336D2EAR#ABU RENEW</text:p>
          </table:table-cell>
          <table:table-cell office:value-type="float" office:value="2" calcext:value-type="float">
            <text:p>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Intel i5-1135G7 (2.4GHz), 13.3" FHD AG LED, 8GB, 256GB PCIe NVMe, WIFI, Bluetooth, Webcam, Fingerprint, Backlit Kbd, ACA 65W, BATT 3C 53 WHr, Warranty 3/3/0 EURO - Win10 Pro64</text:p>
          </table:table-cell>
        </table:table-row>
        <table:table-row table:style-name="ro1">
          <table:table-cell office:value-type="string" calcext:value-type="string">
            <text:p>6A1Q2EAR#ABB</text:p>
          </table:table-cell>
          <table:table-cell office:value-type="string" calcext:value-type="string">
            <text:p>HP PROBOOK 450 G9 6A1Q2EAR#ABB RENEW</text:p>
          </table:table-cell>
          <table:table-cell office:value-type="float" office:value="2" calcext:value-type="float">
            <text:p>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i5-1235U (1.3GHz), 15.6 FHD AG LED, 8GB, SSD 512GB PCIe NVMe, WIFI, Bluetooth, Std Kbd, ACA 45W, BATT 3C 51 WHr, Warranty 1/1/0 EURO - Win11 Pro64</text:p>
          </table:table-cell>
        </table:table-row>
        <table:table-row table:style-name="ro1">
          <table:table-cell office:value-type="string" calcext:value-type="string">
            <text:p>6W1F6EAR#ABZ</text:p>
          </table:table-cell>
          <table:table-cell office:value-type="string" calcext:value-type="string">
            <text:p>HP LAPTOP 15S-FQ5016NL 6W1F6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i7-1255U (1.7GHz), 15.6 FHD LED, 16GB (2x8GB), SSD 512GB PCIe NVME, NO ODD, WIFI, Bluetooth, Webcam, Fingerprint, Std Kbd, ACA 45W, BATT 3C 41 WHr - WIN11 64</text:p>
          </table:table-cell>
        </table:table-row>
        <table:table-row table:style-name="ro1">
          <table:table-cell office:value-type="string" calcext:value-type="string">
            <text:p>65F12EAR#ABE</text:p>
          </table:table-cell>
          <table:table-cell office:value-type="string" calcext:value-type="string">
            <text:p>HP VICTUS LAPTOP 16-E0091NS 65F12EAR#ABE RENEW</text:p>
          </table:table-cell>
          <table:table-cell office:value-type="float" office:value="2" calcext:value-type="float">
            <text:p>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RYZEN 5 5600H (3.0GHz), Nvidia GeForce RTX 3050 Ti 4GB, 16.1 FHD LED, 16GB (2x8GB), SSD 512GB PCIe NVME, NO ODD, WIFI, Bluetooth, Backlit Kbd, ACA 200W, BATT 4C 70 WHr - FreeDOS</text:p>
          </table:table-cell>
        </table:table-row>
        <table:table-row table:style-name="ro1">
          <table:table-cell office:value-type="string" calcext:value-type="string">
            <text:p>2R0N8EAR#ABV</text:p>
          </table:table-cell>
          <table:table-cell office:value-type="string" calcext:value-type="string">
            <text:p>HP PAVILION LAPTOP 14-DV0002NE 2R0N8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Intel i7-1165G7 (2.8GHz), Nvidia GeForce MX450 2GB, 14.0" FHD LED, 16GB, SSD 1TB PCIe NVMe, NO ODD, WIFI, Bluetooth, Webcam, Fingerprint, Backlit Kbd, ACA 65W, BATT 3C 43 WHr - WIN10 64</text:p>
          </table:table-cell>
        </table:table-row>
        <table:table-row table:style-name="ro1">
          <table:table-cell office:value-type="string" calcext:value-type="string">
            <text:p>5C035EAR#A2N</text:p>
          </table:table-cell>
          <table:table-cell office:value-type="string" calcext:value-type="string">
            <text:p>HP PAV X360 CONVERT 14-DY1002NX 5C035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Notebook, i7-1195G7 (2.9GHz), 14.0" FHD LED, 16GB (2x8GB), SSD 512GB PCIe NVMe, NO ODD, WIFI, Bluetooth, Webcam, Fingerprint, TS, Backlit Kbd, ACA 45W, BATT 3C 43 WHr - WIN11 64</text:p>
          </table:table-cell>
        </table:table-row>
        <table:table-row table:style-name="ro1">
          <table:table-cell office:value-type="string" calcext:value-type="string">
            <text:p>76Q72EAR#ABD</text:p>
          </table:table-cell>
          <table:table-cell office:value-type="string" calcext:value-type="string">
            <text:p>HP PAVILION X360 15-ER1155NG 76Q72EAR#ABD RENEW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Notebook, Intel i5-1235U (2.5GHz), 15.6" FHD LED, TS, 16GB (2x8GB), SSD 512GB PCIe NVMe, NO ODD, WIFI, Bluetooth, Webcam, Touchscreen, Backlit Kbd, ACA 45W, BATT 3C 43 WHr - WIN11 64</text:p>
          </table:table-cell>
        </table:table-row>
        <table:table-row table:style-name="ro1">
          <table:table-cell office:value-type="string" calcext:value-type="string">
            <text:p>5C011EAR#A2N</text:p>
          </table:table-cell>
          <table:table-cell office:value-type="string" calcext:value-type="string">
            <text:p>HP PAVILION LAPTOP 15-EG1009NX 5C011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Notebook, i7-1195G7 (2.9GHz), Nvidia GeForce MX450 2GB, 15.6 FHD LED, 16GB (2x8GB), SSD 512GB PCIe NVMe, NO ODD, WIFI, Bluetooth, Webcam, Fingerprint, Backlit Kbd, ACA 65W, BATT 3C 41 WHr - WIN11 64</text:p>
          </table:table-cell>
        </table:table-row>
        <table:table-row table:style-name="ro1">
          <table:table-cell office:value-type="string" calcext:value-type="string">
            <text:p>68P32EAR#AB8</text:p>
          </table:table-cell>
          <table:table-cell office:value-type="string" calcext:value-type="string">
            <text:p>HP VICTUS LAPTOP 16-D1047NT 68P32EAR#AB8 RENEW</text:p>
          </table:table-cell>
          <table:table-cell office:value-type="float" office:value="2" calcext:value-type="float">
            <text:p>2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Notebook, i5-12500H (2.5GHz), Nvidia GeForce RTX 3050 Ti 4GB, 16.1 FHD LED, 8GB, SSD 512GB PCIe NVME, NO ODD, WIFI, Bluetooth, Backlit Kbd, ACA 200W, BATT 4C70 WHr - FreeDOS</text:p>
          </table:table-cell>
        </table:table-row>
        <table:table-row table:style-name="ro1">
          <table:table-cell office:value-type="string" calcext:value-type="string">
            <text:p>69J39EAR#UUZ</text:p>
          </table:table-cell>
          <table:table-cell office:value-type="string" calcext:value-type="string">
            <text:p>HP VICTUS LAPTOP 16-E1404NZ 69J39EAR#UUZ RENEW</text:p>
          </table:table-cell>
          <table:table-cell office:value-type="float" office:value="2" calcext:value-type="float">
            <text:p>2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Notebook, RYZEN 5 6600H (3.2GHz), Nvidia GeForce RTX 3050 4GB, 16.1 FHD LED, 16GB (2x8GB), SSD 512GB PCIe NVME, NO ODD, WIFI, Bluetooth, Backlit Kbd, ACA 200W, BATT 4C 70 WHr - WIN11 64</text:p>
          </table:table-cell>
        </table:table-row>
        <table:table-row table:style-name="ro1">
          <table:table-cell office:value-type="string" calcext:value-type="string">
            <text:p>6G0E3EAR#AB8</text:p>
          </table:table-cell>
          <table:table-cell office:value-type="string" calcext:value-type="string">
            <text:p>HP VICTUS LAPTOP 16-D1015NT 6G0E3EAR#AB8 RENEW</text:p>
          </table:table-cell>
          <table:table-cell office:value-type="float" office:value="2" calcext:value-type="float">
            <text:p>2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i5-12500H (2.5GHz), Nvidia GeForce RTX 3050 Ti 4GB, 16.1 FHD LED, 16GB (2x8GB), SSD 512GB PCIe NVME, NO ODD, WIFI, Bluetooth, Webcam, Backlit Kbd, ACA 200W, BATT 4C 70 WHr - WIN11 64</text:p>
          </table:table-cell>
        </table:table-row>
        <table:table-row table:style-name="ro1">
          <table:table-cell office:value-type="string" calcext:value-type="string">
            <text:p>6W2U5EAR#A2N</text:p>
          </table:table-cell>
          <table:table-cell office:value-type="string" calcext:value-type="string">
            <text:p>HP PAVILION LAPTOP 15-EG2005NX 6W2U5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i5-1255U (1.7GHz), Nvidia GeForce MX550 2GB, 15.6" FHD LED, 16GB (2x8GB), SSD 512GB PCIe NVMe, NO ODD, WIFI, Bluetooth, Webcam, Fingerprint, Backlit Kbd, ACA 65W, BATT 3C 41 WHr - WIN11 64</text:p>
          </table:table-cell>
        </table:table-row>
        <table:table-row table:style-name="ro1">
          <table:table-cell office:value-type="string" calcext:value-type="string">
            <text:p>48R64EAR#BCM</text:p>
          </table:table-cell>
          <table:table-cell office:value-type="string" calcext:value-type="string">
            <text:p>HP ELITEBOOK 855 G8 48R64EAR#BCM RENEW</text:p>
          </table:table-cell>
          <table:table-cell office:value-type="float" office:value="2" calcext:value-type="float">
            <text:p>2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Notebook, AMD RYZEN5 PRO - 5650U(2.3GHz), 15.6" FHD AG LED, 16GB, 512GB PCIe NVMe, WIFI, Bluetooth, Webcam, Fingerprint, Backlit Kbd, ACA 65W, BATT 3C 56 WHr, Warranty 3/3/0 EURO - Win10Pro64</text:p>
          </table:table-cell>
        </table:table-row>
        <table:table-row table:style-name="ro1">
          <table:table-cell office:value-type="string" calcext:value-type="string">
            <text:p>72R38ECR#ABH</text:p>
          </table:table-cell>
          <table:table-cell office:value-type="string" calcext:value-type="string">
            <text:p>HP ELITEBOOK 650 G9 72R38ECR#ABH RENEW</text:p>
          </table:table-cell>
          <table:table-cell office:value-type="float" office:value="2" calcext:value-type="float">
            <text:p>2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Notebook, i5-1245U (1.6GHz), 15.6 FHD AG LED, 32GB (2x16GB), 512GB PCIe NVMe, WIFI, Bluetooth, No Webcam, Fingerprint, Std Kbd, ACA 65W, BATT 3C 42 WHr, Warranty 1/1/0 EURO - Win11 Pro64</text:p>
          </table:table-cell>
        </table:table-row>
        <table:table-row table:style-name="ro1">
          <table:table-cell office:value-type="string" calcext:value-type="string">
            <text:p>358R8EAR#ABH</text:p>
          </table:table-cell>
          <table:table-cell office:value-type="string" calcext:value-type="string">
            <text:p>HP ELITEBOOK 850 G8 358R8EAR#ABH RENEW</text:p>
          </table:table-cell>
          <table:table-cell office:value-type="float" office:value="2" calcext:value-type="float">
            <text:p>2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Notebook, Intel i5-1135G7 (2.4GHz), 15.6" FHD AG LED, 8GB, 256GB PCIe NVMe, WIFI, Bluetooth, Webcam, Fingerprint, Backlit Kbd, ACA 65W, BATT 3C 56 WHr, Warranty 3/3/0 EURO - Win10Pro64</text:p>
          </table:table-cell>
        </table:table-row>
        <table:table-row table:style-name="ro1">
          <table:table-cell office:value-type="string" calcext:value-type="string">
            <text:p>68S21EAR#AB8</text:p>
          </table:table-cell>
          <table:table-cell office:value-type="string" calcext:value-type="string">
            <text:p>HP VICTUS LAPTOP 16-E1005NT 68S21EAR#AB8 RENEW</text:p>
          </table:table-cell>
          <table:table-cell office:value-type="float" office:value="2" calcext:value-type="float">
            <text:p>2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Notebook, RYZEN 7 6800H (3.0GHz), Nvidia GeForce RTX 3050 Ti 4GB, 16.1 FHD LED, 16GB (2x8GB), SSD 512GB PCIe NVME, NO ODD, WIFI, Bluetooth, Backlit Kbd, ACA 200W, BATT 4C 70 WHr - FreeDOS</text:p>
          </table:table-cell>
        </table:table-row>
        <table:table-row table:style-name="ro1">
          <table:table-cell office:value-type="string" calcext:value-type="string">
            <text:p>5W6G5EAR#ABZ</text:p>
          </table:table-cell>
          <table:table-cell office:value-type="string" calcext:value-type="string">
            <text:p>HP PROONE 440 G6 AIO 5W6G5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AiO, i7-10700T (2.0GHz), 23.8 FHD AG LED, 16GB, SSD 512GB PCIe NVME, DVDRW, Wired, WIFI, Bluetooth, Webcam, ACA 90W - Win11 Pro</text:p>
          </table:table-cell>
        </table:table-row>
        <table:table-row table:style-name="ro1">
          <table:table-cell office:value-type="string" calcext:value-type="string">
            <text:p>479K7EAR#AB9</text:p>
          </table:table-cell>
          <table:table-cell office:value-type="string" calcext:value-type="string">
            <text:p>HP VICTUS LAPTOP 16-D0012NP 479K7EAR#AB9 RENEW</text:p>
          </table:table-cell>
          <table:table-cell office:value-type="float" office:value="2" calcext:value-type="float">
            <text:p>2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Notebook, i5-11400H (2.7GHz), Nvidia GeForce RTX 3060 6GB, 16.1 FHD LED, 8GB (2x4GB), SSD 512GB PCIe NVME, NO ODD, WIFI, Bluetooth, Webcam, Backlit Kbd, ACA 200W, BATT 4C 70 WHr - WIN10 64</text:p>
          </table:table-cell>
        </table:table-row>
        <table:table-row table:style-name="ro1">
          <table:table-cell office:value-type="string" calcext:value-type="string">
            <text:p>6P724EAR#ABV</text:p>
          </table:table-cell>
          <table:table-cell office:value-type="string" calcext:value-type="string">
            <text:p>HP VICTUS GAMING 15-FB0020NE 6P724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Notebook, RYZEN 7 5800H (3.0GHz), Nvidia GeForce RTX 3050 Ti 4GB, 15.6" FHD LED, 16GB (2x8GB), SSD 512GB PCIe NVMe, NO ODD, WIFI, Bluetooth, Webcam, Backlit Kbd, ACA 200W, BATT 4C 70 WHr - WIN11 64</text:p>
          </table:table-cell>
        </table:table-row>
        <table:table-row table:style-name="ro1">
          <table:table-cell office:value-type="string" calcext:value-type="string">
            <text:p>66Y67EAR#AB9</text:p>
          </table:table-cell>
          <table:table-cell office:value-type="string" calcext:value-type="string">
            <text:p>HP ENVY X360 15-ES1011NP 66Y67EAR#AB9 RENEW</text:p>
          </table:table-cell>
          <table:table-cell office:value-type="float" office:value="2" calcext:value-type="float">
            <text:p>2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Notebook, i7-1195G7 (2.9GHz), 15.6" FHD LED, TS, 16GB (2x8GB), SSD 1T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48R30EAR#ABU</text:p>
          </table:table-cell>
          <table:table-cell office:value-type="string" calcext:value-type="string">
            <text:p>HP ELITEBOOK 840 G8 48R30EAR#ABU RENEW</text:p>
          </table:table-cell>
          <table:table-cell office:value-type="float" office:value="2" calcext:value-type="float">
            <text:p>2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Notebook, Intel i7-1165G7 (2.8GHz), 14.0" FHD AG LED, 8GB, 256GB PCIe NVMe, WIFI, Bluetooth, Webcam, Backlit Kbd, ACA 45W, BATT 3C 53 WHr, Warranty 3/3/0 EURO - Win10 Pro64</text:p>
          </table:table-cell>
        </table:table-row>
        <table:table-row table:style-name="ro1">
          <table:table-cell office:value-type="string" calcext:value-type="string">
            <text:p>74H20EAR#AKD</text:p>
          </table:table-cell>
          <table:table-cell office:value-type="string" calcext:value-type="string">
            <text:p>HP VICTUS LAPTOP 16-E1113NW 74H20EAR#AKD RENEW</text:p>
          </table:table-cell>
          <table:table-cell office:value-type="float" office:value="2" calcext:value-type="float">
            <text:p>2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Notebook, RYZEN 5 6600H (3.2GHz), Nvidia GeForce RTX 3050 Ti 4GB, 16.1 FHD LED, 16GB (2x8GB), SSD 512GB PCIe NVME, NO ODD, WIFI, Bluetooth, Webcam, Backlit Kbd, ACA 200W, BATT 4C 70WHr - WIN11 64</text:p>
          </table:table-cell>
        </table:table-row>
        <table:table-row table:style-name="ro1">
          <table:table-cell office:value-type="string" calcext:value-type="string">
            <text:p>6F813EAR#UUZ</text:p>
          </table:table-cell>
          <table:table-cell office:value-type="string" calcext:value-type="string">
            <text:p>HP ENVY X360 LAPTOP 15-EW0737NZ 6F813EAR#UUZ RENEW</text:p>
          </table:table-cell>
          <table:table-cell office:value-type="float" office:value="2" calcext:value-type="float">
            <text:p>2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Notebook, i7-1260P (1.60GHz), 15.6" FHD LED, 16GB (2x8GB), SSD 1TB PCIe NVMe, NO ODD, WIFI, Bluetooth, Webcam, Backlit Kbd, ACA 65W, BATT 3C 51 WHr - WIN11 64</text:p>
          </table:table-cell>
        </table:table-row>
        <table:table-row table:style-name="ro1">
          <table:table-cell office:value-type="string" calcext:value-type="string">
            <text:p>60J09EAR#BCM</text:p>
          </table:table-cell>
          <table:table-cell office:value-type="string" calcext:value-type="string">
            <text:p>HP PAVILION 27-CA0001NC AIO 60J09EAR#BCM RENEW</text:p>
          </table:table-cell>
          <table:table-cell office:value-type="float" office:value="2" calcext:value-type="float">
            <text:p>2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AiO, RYZEN 7 5700U (1.80GHz), 16GB (2x8GB), SSD 1TB PCIe NVMe, Wireless, WIFI, Bluetooth, Webcam, 27" QHD UWVA LED, ACA 120W - WIN11 64</text:p>
          </table:table-cell>
        </table:table-row>
        <table:table-row table:style-name="ro1">
          <table:table-cell office:value-type="string" calcext:value-type="string">
            <text:p>273H0EAR#ABD</text:p>
          </table:table-cell>
          <table:table-cell office:value-type="string" calcext:value-type="string">
            <text:p>HP ELITEONE 800 G6 AIO 273H0EAR#ABD RENEW</text:p>
          </table:table-cell>
          <table:table-cell office:value-type="float" office:value="2" calcext:value-type="float">
            <text:p>2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AIO, i5-10500 (3.1GHz), 23.8" FHD LED, 16GB, SSD 512GB PCIe NVME, WIFI, Bluetooth, Webcam, Fingerprint, Wireless, Warranty 3/3/3 EURO - Win10 Pro64</text:p>
          </table:table-cell>
        </table:table-row>
        <table:table-row table:style-name="ro1">
          <table:table-cell office:value-type="string" calcext:value-type="string">
            <text:p>6K9T5EAR#ABD</text:p>
          </table:table-cell>
          <table:table-cell office:value-type="string" calcext:value-type="string">
            <text:p>HP PAVILION 27-CA1005NG AIO 6K9T5EAR#ABD RENEW</text:p>
          </table:table-cell>
          <table:table-cell office:value-type="float" office:value="2" calcext:value-type="float">
            <text:p>2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iO, RYZEN 7 5825U (2.0GHz), 16GB(2x8GB), SSD 1TB PCIe NVMe, Wireless, WIFI, Bluetooth, Webcam, 27" QHD UWVA LED, ACA 120W - WIN11 64</text:p>
          </table:table-cell>
        </table:table-row>
        <table:table-row table:style-name="ro1">
          <table:table-cell office:value-type="string" calcext:value-type="string">
            <text:p>4H2B2EAR#ABU</text:p>
          </table:table-cell>
          <table:table-cell office:value-type="string" calcext:value-type="string">
            <text:p>HP VICTUS LAPTOP 16-E0036NA 4H2B2EAR#ABU RENEW</text:p>
          </table:table-cell>
          <table:table-cell office:value-type="float" office:value="2" calcext:value-type="float">
            <text:p>2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Notebook, RYZEN 7 5800H (3.0GHz), GFX NVIDIA GeF RTX 3060 6GB, 16.1 FHD LED, 16GB (2x8GB), SSD 512GB PCIe NVME, NO ODD, WIFI, Bluetooth, Webcam, Backlit Kbd, ACA 200W, BATT 4C 70 WHr - WIN10 64</text:p>
          </table:table-cell>
        </table:table-row>
        <table:table-row table:style-name="ro1">
          <table:table-cell office:value-type="string" calcext:value-type="string">
            <text:p>6P702EAR#ABV</text:p>
          </table:table-cell>
          <table:table-cell office:value-type="string" calcext:value-type="string">
            <text:p>HP VICTUS GAMING 15-FA0066NE 6P702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Notebook, i7-12700H (2.3GHz), NvidiaGeForce RTX 3050 Ti 4GB, 15.6" FHD LED, 16GB (2x8GB), SSD 512GB PCIe NVME, NO ODD, WIFI, Bluetooth, Webcam, Backlit Kbd, ACA200W, BATT 4C 70 WHr - WIN11 64</text:p>
          </table:table-cell>
        </table:table-row>
        <table:table-row table:style-name="ro1">
          <table:table-cell office:value-type="string" calcext:value-type="string">
            <text:p>6X4R1EAR#ABZ</text:p>
          </table:table-cell>
          <table:table-cell office:value-type="string" calcext:value-type="string">
            <text:p>HP VICTUS LAPTOP 16-D0041NL 6X4R1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Notebook, i7-11800H (2.3GHz), GFX NVIDIA GeF RTX 3060 6GB, 16.1 FHD LED, 16GB (2x8GB), SSD 1TB PCIe NVMe, NO ODD, WIFI, Bluetooth, Webcam, Backlit Kbd, ACA 200W, BATT 4C 70 WHr - WIN11 64</text:p>
          </table:table-cell>
        </table:table-row>
        <table:table-row table:style-name="ro1">
          <table:table-cell office:value-type="string" calcext:value-type="string">
            <text:p>4N0G5EAR#ABZ</text:p>
          </table:table-cell>
          <table:table-cell office:value-type="string" calcext:value-type="string">
            <text:p>HP VICTUS LAPTOP 16-D0000NL 4N0G5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Notebook, i7-11800H (2.3GHz), GFX NVIDIA GeF RTX 3060 6GB, 16.1 FHD LED, 16GB (2x8GB), SSD 1TB PCIe NVMe, NO ODD, WIFI, Bluetooth, Backlit Kbd, ACA 200W, BATT 4C 70 WHr - WIN11 64</text:p>
          </table:table-cell>
        </table:table-row>
        <table:table-row table:style-name="ro1">
          <table:table-cell office:value-type="string" calcext:value-type="string">
            <text:p>5C1K4EAR#A2N</text:p>
          </table:table-cell>
          <table:table-cell office:value-type="string" calcext:value-type="string">
            <text:p>HP VICTUS LAPTOP 16-D0028NX 5C1K4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Notebook, i7-11800H (2.3GHz), Nvidia GeForce RTX 3050 Ti 4GB, 16.1 FHD LED, 16GB (2x8GB), SSD 1TB PCIe NVMe, NO ODD, WIFI, Bluetooth, Backlit Kbd, ACA 200W, BATT 4C 70 WHr - WIN11 64</text:p>
          </table:table-cell>
        </table:table-row>
        <table:table-row table:style-name="ro1">
          <table:table-cell office:value-type="string" calcext:value-type="string">
            <text:p>4Q5S0EAR#UUZ</text:p>
          </table:table-cell>
          <table:table-cell office:value-type="string" calcext:value-type="string">
            <text:p>HP OMEN LAPTOP 16-C0954NZ 4Q5S0EAR#UUZ RENEW</text:p>
          </table:table-cell>
          <table:table-cell office:value-type="float" office:value="2" calcext:value-type="float">
            <text:p>2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Notebook, RYZEN 9 5900H (3.1GHz), AMD Radeon RX 6600M 8GB, 16.1 FHD LED, 16GB (2x8GB), SSD 1TB PCIe NVMe, NO ODD, WIFI, Bluetooth, Backlit Kbd, ACA 230W, BATT 4C 70 WHr - WIN10 64</text:p>
          </table:table-cell>
        </table:table-row>
        <table:table-row table:style-name="ro1">
          <table:table-cell office:value-type="string" calcext:value-type="string">
            <text:p>6F6Z3EAR#ACQ</text:p>
          </table:table-cell>
          <table:table-cell office:value-type="string" calcext:value-type="string">
            <text:p>HP ELITEBOOK 840 G9 6F6Z3EAR#ACQ RENEW</text:p>
          </table:table-cell>
          <table:table-cell office:value-type="float" office:value="2" calcext:value-type="float">
            <text:p>2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Notebook, Intel i5-1235U (1.3GHz), 14.0 WUXGA AG LED, 8GB, SSD 256GB PCIe NVMe, WIFI, Bluetooth, WWAN LTE HSPA+ 4G, Fingerprint, Backlit Kbd, ACA 65W, BATT 3C 51 WHr, Warranty 1/1/0 EURO - Win11 Pro64</text:p>
          </table:table-cell>
        </table:table-row>
        <table:table-row table:style-name="ro1">
          <table:table-cell office:value-type="string" calcext:value-type="string">
            <text:p>6F5W9EAR#AB8</text:p>
          </table:table-cell>
          <table:table-cell office:value-type="string" calcext:value-type="string">
            <text:p>HP ELITEBOOK 860 G9 6F5W9EAR#AB8 RENEW</text:p>
          </table:table-cell>
          <table:table-cell office:value-type="float" office:value="2" calcext:value-type="float">
            <text:p>2</text:p>
          </table:table-cell>
          <table:table-cell office:value-type="float" office:value="5799" calcext:value-type="float">
            <text:p>5799</text:p>
          </table:table-cell>
          <table:table-cell office:value-type="string" calcext:value-type="string">
            <text:p>Notebook, i7-1255U (1.7GHz), 16.0 WUXGA LED, 16GB, 512GB PCIe NVMe, WIFI, Bluetooth, Fingerprint, Backlit Kbd, ACA 65W, BATT 3C 51 WHr, Warranty 1/1/0 EURO - Win11 Pro64</text:p>
          </table:table-cell>
        </table:table-row>
        <table:table-row table:style-name="ro1">
          <table:table-cell office:value-type="string" calcext:value-type="string">
            <text:p>5P795EAR#ABH</text:p>
          </table:table-cell>
          <table:table-cell office:value-type="string" calcext:value-type="string">
            <text:p>HP ELITEBOOK 830 G9 5P795EAR#ABH RENEW</text:p>
          </table:table-cell>
          <table:table-cell office:value-type="float" office:value="2" calcext:value-type="float">
            <text:p>2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Notebook, Intel i5-1235U (1.3GHz), 16GB, 13.3" WUXGA AG LED, SSD 256GB PCIe NVMe, WIFI, Bluetooth, WWAN LTE HSPA+ 4G, Fingerprint, Backlit Kbd, ACA 65W, BATT 3C 51 WHr, Warranty 1/1/0 EURO - Win11 Pro64</text:p>
          </table:table-cell>
        </table:table-row>
        <table:table-row table:style-name="ro1">
          <table:table-cell office:value-type="string" calcext:value-type="string">
            <text:p>6D6K6EAR#ACQ</text:p>
          </table:table-cell>
          <table:table-cell office:value-type="string" calcext:value-type="string">
            <text:p>HP ENVY X360 LAPTOP 15-EW0000NI 6D6K6EAR#ACQ RENEW</text:p>
          </table:table-cell>
          <table:table-cell office:value-type="float" office:value="2" calcext:value-type="float">
            <text:p>2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Notebook, i5-1255U (1.7GHz), Nvidia GeForce RTX 2050 4GB, 15.6" QHD LED, 16GB (2x8GB), SSD 1TB PCIe NVMe, NO ODD, WIFI, Bluetooth, Webcam, Backlit Kbd, ACA 90W, BATT 3C 51 WHr - WIN11 64</text:p>
          </table:table-cell>
        </table:table-row>
        <table:table-row table:style-name="ro1">
          <table:table-cell office:value-type="string" calcext:value-type="string">
            <text:p>42T41EAR#AKD</text:p>
          </table:table-cell>
          <table:table-cell office:value-type="string" calcext:value-type="string">
            <text:p>HP ELITEONE 800 G8 NT AIO 42T41EAR#AKD RENEW</text:p>
          </table:table-cell>
          <table:table-cell office:value-type="float" office:value="2" calcext:value-type="float">
            <text:p>2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AiO, i5-11500 (2.7GHz), 27.0" QHD LED, 16GB, SSD 512GB PCIe NVMe, WIFI, Bluetooth, No Keyboard, No Mouse, Webcam, Warranty 3/3/3 EURO - Win10 Pro64</text:p>
          </table:table-cell>
        </table:table-row>
        <table:table-row table:style-name="ro1">
          <table:table-cell office:value-type="string" calcext:value-type="string">
            <text:p>2C9R0EAR#ABV</text:p>
          </table:table-cell>
          <table:table-cell office:value-type="string" calcext:value-type="string">
            <text:p>HP ZBOOK FIREFLY 14 G8 2C9R0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Notebook, i7-1165G7 (2.8GHz), 16GB, 14.0" FHD AG LED, 512GB PCIe NVMe, WIFI, Bluetooth, Webcam, Fingerprint, Backlit Kbd, ACA 65W, BATT 3C 53 WHr, Warranty 3/3/0 EURO - Win10 Pro64</text:p>
          </table:table-cell>
        </table:table-row>
        <table:table-row table:style-name="ro1">
          <table:table-cell office:value-type="string" calcext:value-type="string">
            <text:p>6W2Z9EAR#A2N</text:p>
          </table:table-cell>
          <table:table-cell office:value-type="string" calcext:value-type="string">
            <text:p>HP PAVILION 27-CA1006NX AIO 6W2Z9EAR#A2N RENEW</text:p>
          </table:table-cell>
          <table:table-cell office:value-type="float" office:value="2" calcext:value-type="float">
            <text:p>2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AiO, i7-12700T (1.40GHz), 16GB (2x8GB), HDD 1TB, SSD 256GB PCIe NVMe, GFX NVIDIA GeF RTX 3050 4GB, Wireless, WIFI, Bluetooth, Webcam, 27" FHD UWVA LED, ACA 180W - WIN1164</text:p>
          </table:table-cell>
        </table:table-row>
        <table:table-row table:style-name="ro1">
          <table:table-cell office:value-type="string" calcext:value-type="string">
            <text:p>6H5Q6EAR#ABV</text:p>
          </table:table-cell>
          <table:table-cell office:value-type="string" calcext:value-type="string">
            <text:p>HP ENVY LAPTOP 16-H0005NE 6H5Q6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Notebook, i7-12700H (2.3GHz), GFX NVIDIA GeF RTX 3060 6GB, 16.0 WQXGA LED, 16GB (2x8GB), SSD 1TB PCIe NVMe, NO ODD, WIFI, Bluetooth, Webcam, Backlit Kbd, ACA 200W, BATT 6C 83Whr - WIN11 64</text:p>
          </table:table-cell>
        </table:table-row>
        <table:table-row table:style-name="ro1">
          <table:table-cell office:value-type="string" calcext:value-type="string">
            <text:p>6K9D0EAR#ABD</text:p>
          </table:table-cell>
          <table:table-cell office:value-type="string" calcext:value-type="string">
            <text:p>HP SPECTRE X360 16-F1774NG 6K9D0EAR#ABD RENEW</text:p>
          </table:table-cell>
          <table:table-cell office:value-type="float" office:value="2" calcext:value-type="float">
            <text:p>2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Notebook, i7-12700H (2.3GHz), 16GB, 16.0 3K UWVA LED, SSD 1TB PCIe NVMe, NO ODD, WIFI, Bluetooth, Webcam, Backlit Kbd, Active Pen, ACA 90W, BATT 6C 83Whr - WIN11 64</text:p>
          </table:table-cell>
        </table:table-row>
        <table:table-row table:style-name="ro1">
          <table:table-cell office:value-type="string" calcext:value-type="string">
            <text:p>78S52EAR#ABD</text:p>
          </table:table-cell>
          <table:table-cell office:value-type="string" calcext:value-type="string">
            <text:p>HP SPECTRE X360 16-F1776NG 78S52EAR#ABD RENEW</text:p>
          </table:table-cell>
          <table:table-cell office:value-type="float" office:value="2" calcext:value-type="float">
            <text:p>2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Notebook, i7-12700H (2.3GHz), 16GB, 16.0 3K+ UWVA LED, SSD 1TB PCIe NVMe, NO ODD, WIFI, Bluetooth, Webcam, Backlit Kbd, Active Pen, ACA 90W, BATT 6C 83Whr -WIN11 64</text:p>
          </table:table-cell>
        </table:table-row>
        <table:table-row table:style-name="ro1">
          <table:table-cell office:value-type="string" calcext:value-type="string">
            <text:p>66Y48EAR#AB9</text:p>
          </table:table-cell>
          <table:table-cell office:value-type="string" calcext:value-type="string">
            <text:p>HP OMEN LAPTOP 16-C0028NP 66Y48EAR#AB9 RENEW</text:p>
          </table:table-cell>
          <table:table-cell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Notebook, RYZEN 9 5900HX (3.10GHz), GFX NVIDIA GeF RTX 3070 MQ 8GB, 16.1 QHD LED, 32GB (2x16GB), SSD 1TB PCIe NVMe, NO ODD, WIFI, Bluetooth, Backlit Kbd, ACA 230W, BATT 6C 83Whr - WIN11 64</text:p>
          </table:table-cell>
        </table:table-row>
        <table:table-row table:style-name="ro1">
          <table:table-cell office:value-type="string" calcext:value-type="string">
            <text:p>7G6F5EAR#AB9</text:p>
          </table:table-cell>
          <table:table-cell office:value-type="string" calcext:value-type="string">
            <text:p>HP ENVY LAPTOP 16-H0009NP 7G6F5EAR#AB9 RENEW</text:p>
          </table:table-cell>
          <table:table-cell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Notebook, i7-12700H (2.3GHz), GFX NVIDIA GeF RTX 3060 6GB, 16.0 WQXGA LED, 32GB (2X16GB), SSD 512GB PCIe NVME, NO ODD, WIFI, Bluetooth, Webcam, Backlit Kbd, ACA 200W, BATT 6C 83Whr - FreeDOS</text:p>
          </table:table-cell>
        </table:table-row>
        <table:table-row table:style-name="ro1">
          <table:table-cell office:value-type="string" calcext:value-type="string">
            <text:p>6K476EAR#ABV</text:p>
          </table:table-cell>
          <table:table-cell office:value-type="string" calcext:value-type="string">
            <text:p>HP ENVY LAPTOP 16-H0003NE 6K476EAR#ABV RENEW</text:p>
          </table:table-cell>
          <table:table-cell office:value-type="float" office:value="2" calcext:value-type="float">
            <text:p>2</text:p>
          </table:table-cell>
          <table:table-cell office:value-type="float" office:value="7499" calcext:value-type="float">
            <text:p>7499</text:p>
          </table:table-cell>
          <table:table-cell office:value-type="string" calcext:value-type="string">
            <text:p>Notebook, i9-12900H (2.5GHz), GFX NVIDIA GeF RTX 3060 6GB, 16.0 WQXGA LED, 32GB (2X16GB), SSD 1TB PCIe NVMe, NO ODD, WIFI, Bluetooth, Webcam, Backlit Kbd, ACA 200W, BATT 6C 83Whr - WIN11 64</text:p>
          </table:table-cell>
        </table:table-row>
        <table:table-row table:style-name="ro1">
          <table:table-cell office:value-type="string" calcext:value-type="string">
            <text:p>7E4M8EAR#AB7</text:p>
          </table:table-cell>
          <table:table-cell office:value-type="string" calcext:value-type="string">
            <text:p>HP OMEN GAMING 16-N0011NV 7E4M8EAR#AB7 RENEW</text:p>
          </table:table-cell>
          <table:table-cell office:value-type="float" office:value="2" calcext:value-type="float">
            <text:p>2</text:p>
          </table:table-cell>
          <table:table-cell office:value-type="float" office:value="7799" calcext:value-type="float">
            <text:p>7799</text:p>
          </table:table-cell>
          <table:table-cell office:value-type="string" calcext:value-type="string">
            <text:p>Notebook, RYZEN 7 6800H (3.2GHz), Nvidia GeForce RTX 3070 Ti 8GB, 16.1 FHD LED, 16GB (2x8GB), SSD 512GB PCIe NVME, NO ODD, WIFI, Bluetooth, Webcam, Backlit Kbd, ACA 280W, BATT 4C 70 WHr - WIN11 64</text:p>
          </table:table-cell>
        </table:table-row>
        <table:table-row table:style-name="ro1">
          <table:table-cell office:value-type="string" calcext:value-type="string">
            <text:p>61P62ECR#ABB</text:p>
          </table:table-cell>
          <table:table-cell office:value-type="string" calcext:value-type="string">
            <text:p>HP ZBOOK FURY 15 G8 61P62ECR#ABB RENEW</text:p>
          </table:table-cell>
          <table:table-cell office:value-type="float" office:value="2" calcext:value-type="float">
            <text:p>2</text:p>
          </table:table-cell>
          <table:table-cell office:value-type="float" office:value="8799" calcext:value-type="float">
            <text:p>8799</text:p>
          </table:table-cell>
          <table:table-cell office:value-type="string" calcext:value-type="string">
            <text:p>Notebook, Intel i7-11850H (2.3GHz), 15.6 FHD AG LED, 16GB, SSD 1TB PCIe NVMe, WIFI, Bluetooth, Webcam, Fingerprint, Backlit Kbd, ACA 150W, GFX NVIDIA T1200 4GB, Warranty 3/3/0 EURO - Win11 Pro64</text:p>
          </table:table-cell>
        </table:table-row>
        <table:table-row table:style-name="ro1">
          <table:table-cell office:value-type="string" calcext:value-type="string">
            <text:p>524Z0EAR#ABZ</text:p>
          </table:table-cell>
          <table:table-cell office:value-type="string" calcext:value-type="string">
            <text:p>HP ZBOOK FURY 15 G8 524Z0EAR#ABZ RENEW</text:p>
          </table:table-cell>
          <table:table-cell office:value-type="float" office:value="2" calcext:value-type="float">
            <text:p>2</text:p>
          </table:table-cell>
          <table:table-cell office:value-type="float" office:value="9799" calcext:value-type="float">
            <text:p>9799</text:p>
          </table:table-cell>
          <table:table-cell office:value-type="string" calcext:value-type="string">
            <text:p>Notebook, Intel i7-11850H (2.3GHz), 15.6 FHD AG LED, 16GB, SSD 1TB PCIe NVMe, GFX NVIDIA RTX A2000 4GB, WIFI, Bluetooth, Webcam, Fingerprint, Backlit Kbd, ACA 150W, BATT 8C 94 WHr, Warranty 3/3/0 EURO - Win11 Pro64</text:p>
          </table:table-cell>
        </table:table-row>
        <table:table-row table:style-name="ro1">
          <table:table-cell office:value-type="string" calcext:value-type="string">
            <text:p>314J5EAR#ABB</text:p>
          </table:table-cell>
          <table:table-cell office:value-type="string" calcext:value-type="string">
            <text:p>HP ZBOOK FURY 15 G8 314J5EAR#ABB RENEW</text:p>
          </table:table-cell>
          <table:table-cell office:value-type="float" office:value="2" calcext:value-type="float">
            <text:p>2</text:p>
          </table:table-cell>
          <table:table-cell office:value-type="float" office:value="10999" calcext:value-type="float">
            <text:p>10999</text:p>
          </table:table-cell>
          <table:table-cell office:value-type="string" calcext:value-type="string">
            <text:p>Notebook, Intel i7-11800H (2.3GHz), 15.6 FHD AG LED, 32GB, SSD 1TB PCIe NVMe, GFX NVIDIA RTX A2000 4GB, WIFI, Bluetooth, Webcam, Fingerprint, Backlit Kbd, ACA 150W, BATT 8C 94 WHr, Warranty 3/3/0 EURO - Win10 Pro64</text:p>
          </table:table-cell>
        </table:table-row>
        <table:table-row table:style-name="ro1">
          <table:table-cell office:value-type="string" calcext:value-type="string">
            <text:p>2C9V4EAR#ABB</text:p>
          </table:table-cell>
          <table:table-cell office:value-type="string" calcext:value-type="string">
            <text:p>HP ZBOOK FURY 17 G7 2C9V4EAR#ABB RENEW</text:p>
          </table:table-cell>
          <table:table-cell office:value-type="float" office:value="2" calcext:value-type="float">
            <text:p>2</text:p>
          </table:table-cell>
          <table:table-cell office:value-type="float" office:value="13499" calcext:value-type="float">
            <text:p>13499</text:p>
          </table:table-cell>
          <table:table-cell office:value-type="string" calcext:value-type="string">
            <text:p>Notebook, Intel i7-10850H (2.7GHz), 17.3 FHD AG LED, 32GB(2x16GB), SSD 512GB PCIe NVMe, GFX NVIDIA Quadro RTX 3000 6GB, WIFI, Bluetooth, Webcam, Fingerprint, Backlit Kbd, ACA 200W, BATT 8C 94 WHr, Warranty 3/3/0 EURO - Win10 Pro64</text:p>
          </table:table-cell>
        </table:table-row>
        <table:table-row table:style-name="ro1">
          <table:table-cell office:value-type="string" calcext:value-type="string">
            <text:p>62T17EAR#BCM</text:p>
          </table:table-cell>
          <table:table-cell office:value-type="string" calcext:value-type="string">
            <text:p>HP ZBOOK FURY 17 G8 62T17EAR#BCM RENEW</text:p>
          </table:table-cell>
          <table:table-cell office:value-type="float" office:value="2" calcext:value-type="float">
            <text:p>2</text:p>
          </table:table-cell>
          <table:table-cell office:value-type="float" office:value="13999" calcext:value-type="float">
            <text:p>13999</text:p>
          </table:table-cell>
          <table:table-cell office:value-type="string" calcext:value-type="string">
            <text:p>Notebook, i7-11800H (2.3GHz), 17.3 FHD AG LED, 16GB, SSD 512GB PCIe NVMe, GFX NVIDIA RTX A3000 6GB,WIFI, Bluetooth, Webcam, Fingerprint, Backlit Kbd, ACA 200W, BATT 8C 94 WHr, Warranty 3/3/0 EURO - Win11 Pro64</text:p>
          </table:table-cell>
        </table:table-row>
        <table:table-row table:style-name="ro1">
          <table:table-cell office:value-type="string" calcext:value-type="string">
            <text:p>62T56EAR#ABH</text:p>
          </table:table-cell>
          <table:table-cell office:value-type="string" calcext:value-type="string">
            <text:p>HP ZBOOK STUDIO G8 62T56EAR#ABH RENEW</text:p>
          </table:table-cell>
          <table:table-cell office:value-type="float" office:value="2" calcext:value-type="float">
            <text:p>2</text:p>
          </table:table-cell>
          <table:table-cell office:value-type="float" office:value="14999" calcext:value-type="float">
            <text:p>14999</text:p>
          </table:table-cell>
          <table:table-cell office:value-type="string" calcext:value-type="string">
            <text:p>Notebook, Intel i7-11850H (2.5GHz), 32GB, NVIDIA RTX A4000 8GB, 15.6 FHD AG LED, SSD 1TB PCIe NVMe, WIFI, Bluetooth,Fingerprint, Backlit Kbd, ACA 200W, BATT 6C 83 WHr, Warranty 3/3/0 EURO - Win11 Pro64</text:p>
          </table:table-cell>
        </table:table-row>
      </table:table>
      <table:named-expressions/>
      <table:database-ranges>
        <table:database-range table:name="__Anonymous_Sheet_DB__0" table:target-range-address="Arkusz1.A1:Arkusz1.E281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6T19:01:36.303000000</dc:date>
    <meta:editing-duration>PT2M47S</meta:editing-duration>
    <meta:editing-cycles>1</meta:editing-cycles>
    <meta:document-statistic meta:table-count="1" meta:cell-count="1399" meta:object-count="0"/>
    <meta:generator>LibreOffice/7.1.4.2$Windows_X86_64 LibreOffice_project/a529a4fab45b75fefc5b6226684193eb000654f6</meta:generator>
  </office:meta>
</office:document-meta>
</file>